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fo:font-size="10pt" style:font-name-asian="Lohit Devanagari" style:font-size-asian="12pt" style:language-asian="hi" style:country-asian="IN" style:font-size-complex="10pt"/>
    </style:style>
    <style:style style:name="T1" style:family="text">
      <style:text-properties style:use-window-font-color="true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max variant 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μ*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u*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<text:span text:style-name="T1">ΔD*</text:span>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5.49590539985489" calcext:value-type="float">
            <text:p>-5.49590539985489</text:p>
          </table:table-cell>
          <table:table-cell office:value-type="float" office:value="0.0151908037451952" calcext:value-type="float">
            <text:p>0.015190803745195</text:p>
          </table:table-cell>
          <table:table-cell office:value-type="float" office:value="-4.89051450074733" calcext:value-type="float">
            <text:p>-4.89051450074733</text:p>
          </table:table-cell>
          <table:table-cell table:number-columns-repeated="2" office:value-type="string" calcext:value-type="string">
            <text:p>missing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-5.45154895531513" calcext:value-type="float">
            <text:p>-5.45154895531513</text:p>
          </table:table-cell>
          <table:table-cell office:value-type="float" office:value="0.00420978539802658" calcext:value-type="float">
            <text:p>0.004209785398027</text:p>
          </table:table-cell>
          <table:table-cell office:value-type="float" office:value="-4.9124040693651" calcext:value-type="float">
            <text:p>-4.9124040693651</text:p>
          </table:table-cell>
          <table:table-cell office:value-type="float" office:value="0.10411376328029" calcext:value-type="float">
            <text:p>0.10411376328029</text:p>
          </table:table-cell>
          <table:table-cell office:value-type="float" office:value="0.0118218933287139" calcext:value-type="float">
            <text:p>0.0118218933287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-5.38996950953326" calcext:value-type="float">
            <text:p>-5.38996950953326</text:p>
          </table:table-cell>
          <table:table-cell office:value-type="float" office:value="-0.0455741321653802" calcext:value-type="float">
            <text:p>-0.04557413216538</text:p>
          </table:table-cell>
          <table:table-cell office:value-type="float" office:value="-4.99860927984198" calcext:value-type="float">
            <text:p>-4.99860927984198</text:p>
          </table:table-cell>
          <table:table-cell office:value-type="float" office:value="0.120717751283691" calcext:value-type="float">
            <text:p>0.120717751283691</text:p>
          </table:table-cell>
          <table:table-cell office:value-type="float" office:value="0.00308699006883908" calcext:value-type="float">
            <text:p>0.0030869900688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5.30203839076152" calcext:value-type="float">
            <text:p>-5.30203839076152</text:p>
          </table:table-cell>
          <table:table-cell office:value-type="float" office:value="-0.103523118475442" calcext:value-type="float">
            <text:p>-0.103523118475442</text:p>
          </table:table-cell>
          <table:table-cell office:value-type="float" office:value="-5.09627043213667" calcext:value-type="float">
            <text:p>-5.09627043213667</text:p>
          </table:table-cell>
          <table:table-cell office:value-type="float" office:value="0.0972310540617186" calcext:value-type="float">
            <text:p>0.097231054061719</text:p>
          </table:table-cell>
          <table:table-cell office:value-type="float" office:value="0.00892852512218073" calcext:value-type="float">
            <text:p>0.00892852512218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-5.19075038064048" calcext:value-type="float">
            <text:p>-5.19075038064048</text:p>
          </table:table-cell>
          <table:table-cell office:value-type="float" office:value="-0.157221799313222" calcext:value-type="float">
            <text:p>-0.157221799313222</text:p>
          </table:table-cell>
          <table:table-cell office:value-type="float" office:value="-5.18433986411671" calcext:value-type="float">
            <text:p>-5.18433986411671</text:p>
          </table:table-cell>
          <table:table-cell office:value-type="float" office:value="0.106345894560835" calcext:value-type="float">
            <text:p>0.106345894560835</text:p>
          </table:table-cell>
          <table:table-cell office:value-type="float" office:value="0.00204946914629435" calcext:value-type="float">
            <text:p>0.0020494691462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-4.98740590996975" calcext:value-type="float">
            <text:p>-4.98740590996975</text:p>
          </table:table-cell>
          <table:table-cell office:value-type="float" office:value="-0.237820764003016" calcext:value-type="float">
            <text:p>-0.237820764003016</text:p>
          </table:table-cell>
          <table:table-cell office:value-type="float" office:value="-5.3242166130314" calcext:value-type="float">
            <text:p>-5.3242166130314</text:p>
          </table:table-cell>
          <table:table-cell office:value-type="float" office:value="0.116293674392136" calcext:value-type="float">
            <text:p>0.116293674392136</text:p>
          </table:table-cell>
          <table:table-cell office:value-type="float" office:value="0.00351076622030102" calcext:value-type="float">
            <text:p>0.0035107662203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-4.7989511568533" calcext:value-type="float">
            <text:p>-4.7989511568533</text:p>
          </table:table-cell>
          <table:table-cell office:value-type="float" office:value="-0.292884650624453" calcext:value-type="float">
            <text:p>-0.292884650624453</text:p>
          </table:table-cell>
          <table:table-cell office:value-type="float" office:value="-5.41923177351515" calcext:value-type="float">
            <text:p>-5.41923177351515</text:p>
          </table:table-cell>
          <table:table-cell office:value-type="float" office:value="0.109348860047919" calcext:value-type="float">
            <text:p>0.109348860047919</text:p>
          </table:table-cell>
          <table:table-cell office:value-type="float" office:value="0.00360575053011145" calcext:value-type="float">
            <text:p>0.0036057505301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-4.59759118004077" calcext:value-type="float">
            <text:p>-4.59759118004077</text:p>
          </table:table-cell>
          <table:table-cell office:value-type="float" office:value="-0.320409749328033" calcext:value-type="float">
            <text:p>-0.320409749328033</text:p>
          </table:table-cell>
          <table:table-cell office:value-type="float" office:value="-5.4655366302066" calcext:value-type="float">
            <text:p>-5.4655366302066</text:p>
          </table:table-cell>
          <table:table-cell office:value-type="float" office:value="0.103832463593544" calcext:value-type="float">
            <text:p>0.103832463593544</text:p>
          </table:table-cell>
          <table:table-cell office:value-type="float" office:value="0.000825632846813767" calcext:value-type="float">
            <text:p>0.0008256328468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-4.46916435932615" calcext:value-type="float">
            <text:p>-4.46916435932615</text:p>
          </table:table-cell>
          <table:table-cell office:value-type="float" office:value="-0.325420001752799" calcext:value-type="float">
            <text:p>-0.325420001752799</text:p>
          </table:table-cell>
          <table:table-cell office:value-type="float" office:value="-5.47212154164519" calcext:value-type="float">
            <text:p>-5.47212154164519</text:p>
          </table:table-cell>
          <table:table-cell table:style-name="ce1" office:value-type="float" office:value="0.107792578664102" calcext:value-type="float">
            <text:p>1.08E-01</text:p>
          </table:table-cell>
          <table:table-cell table:style-name="ce1" office:value-type="float" office:value="0.0000401856695351833" calcext:value-type="float">
            <text:p>4.02E-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-4.38697023188995" calcext:value-type="float">
            <text:p>-4.38697023188995</text:p>
          </table:table-cell>
          <table:table-cell office:value-type="float" office:value="-0.320409749328033" calcext:value-type="float">
            <text:p>-0.320409749328033</text:p>
          </table:table-cell>
          <table:table-cell office:value-type="float" office:value="-5.4655366302066" calcext:value-type="float">
            <text:p>-5.4655366302066</text:p>
          </table:table-cell>
          <table:table-cell office:value-type="float" office:value="0.106075554602144" calcext:value-type="float">
            <text:p>0.106075554602144</text:p>
          </table:table-cell>
          <table:table-cell office:value-type="float" office:value="0.00147225680206172" calcext:value-type="float">
            <text:p>0.0014722568020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-4.17118959970779" calcext:value-type="float">
            <text:p>-4.17118959970779</text:p>
          </table:table-cell>
          <table:table-cell office:value-type="float" office:value="-0.292884650624453" calcext:value-type="float">
            <text:p>-0.292884650624453</text:p>
          </table:table-cell>
          <table:table-cell office:value-type="float" office:value="-5.41923177351515" calcext:value-type="float">
            <text:p>-5.41923177351515</text:p>
          </table:table-cell>
          <table:table-cell office:value-type="float" office:value="0.109396352202824" calcext:value-type="float">
            <text:p>0.109396352202824</text:p>
          </table:table-cell>
          <table:table-cell office:value-type="float" office:value="0.00307603034078403" calcext:value-type="float">
            <text:p>0.00307603034078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-3.97645662965811" calcext:value-type="float">
            <text:p>-3.97645662965811</text:p>
          </table:table-cell>
          <table:table-cell office:value-type="float" office:value="-0.237820764003016" calcext:value-type="float">
            <text:p>-0.237820764003016</text:p>
          </table:table-cell>
          <table:table-cell office:value-type="float" office:value="-5.3242166130314" calcext:value-type="float">
            <text:p>-5.3242166130314</text:p>
          </table:table-cell>
          <table:table-cell office:value-type="float" office:value="0.111844024801785" calcext:value-type="float">
            <text:p>0.111844024801785</text:p>
          </table:table-cell>
          <table:table-cell office:value-type="float" office:value="0.000219194561101" calcext:value-type="float">
            <text:p>0.0002191945611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-3.76638893434049" calcext:value-type="float">
            <text:p>-3.76638893434049</text:p>
          </table:table-cell>
          <table:table-cell office:value-type="float" office:value="-0.157221799313222" calcext:value-type="float">
            <text:p>-0.157221799313222</text:p>
          </table:table-cell>
          <table:table-cell office:value-type="float" office:value="-5.18433986411671" calcext:value-type="float">
            <text:p>-5.18433986411671</text:p>
          </table:table-cell>
          <table:table-cell office:value-type="float" office:value="0.113919066646875" calcext:value-type="float">
            <text:p>0.113919066646875</text:p>
          </table:table-cell>
          <table:table-cell office:value-type="float" office:value="0.00242940638553608" calcext:value-type="float">
            <text:p>0.0024294063855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3.67808497126812" calcext:value-type="float">
            <text:p>-3.67808497126812</text:p>
          </table:table-cell>
          <table:table-cell office:value-type="float" office:value="-0.103523118475442" calcext:value-type="float">
            <text:p>-0.103523118475442</text:p>
          </table:table-cell>
          <table:table-cell office:value-type="float" office:value="-5.09627043213667" calcext:value-type="float">
            <text:p>-5.09627043213667</text:p>
          </table:table-cell>
          <table:table-cell office:value-type="float" office:value="0.112618512251009" calcext:value-type="float">
            <text:p>0.112618512251009</text:p>
          </table:table-cell>
          <table:table-cell office:value-type="float" office:value="0.0012494089982757" calcext:value-type="float">
            <text:p>0.0012494089982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-3.5851384952911" calcext:value-type="float">
            <text:p>-3.5851384952911</text:p>
          </table:table-cell>
          <table:table-cell office:value-type="float" office:value="-0.0455741321653802" calcext:value-type="float">
            <text:p>-0.04557413216538</text:p>
          </table:table-cell>
          <table:table-cell office:value-type="float" office:value="-4.99860927984198" calcext:value-type="float">
            <text:p>-4.99860927984198</text:p>
          </table:table-cell>
          <table:table-cell office:value-type="float" office:value="0.109535175424855" calcext:value-type="float">
            <text:p>0.109535175424855</text:p>
          </table:table-cell>
          <table:table-cell office:value-type="float" office:value="0.0022796234354504" calcext:value-type="float">
            <text:p>0.002279623435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" calcext:value-type="float">
            <text:p>0.99</text:p>
          </table:table-cell>
          <table:table-cell office:value-type="float" office:value="-3.50977583762133" calcext:value-type="float">
            <text:p>-3.50977583762133</text:p>
          </table:table-cell>
          <table:table-cell office:value-type="float" office:value="0.00420978539802658" calcext:value-type="float">
            <text:p>0.004209785398027</text:p>
          </table:table-cell>
          <table:table-cell office:value-type="float" office:value="-4.9124040693651" calcext:value-type="float">
            <text:p>-4.9124040693651</text:p>
          </table:table-cell>
          <table:table-cell office:value-type="float" office:value="0.114562037359438" calcext:value-type="float">
            <text:p>0.114562037359438</text:p>
          </table:table-cell>
          <table:table-cell office:value-type="float" office:value="0.000113250523235517" calcext:value-type="float">
            <text:p>0.0001132505232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3.48671962715964" calcext:value-type="float">
            <text:p>-3.48671962715964</text:p>
          </table:table-cell>
          <table:table-cell office:value-type="float" office:value="0.0151908037451952" calcext:value-type="float">
            <text:p>0.015190803745195</text:p>
          </table:table-cell>
          <table:table-cell office:value-type="float" office:value="-4.89051450074733" calcext:value-type="float">
            <text:p>-4.89051450074733</text:p>
          </table:table-cell>
          <table:table-cell office:value-type="float" office:value="0.115851632027249" calcext:value-type="float">
            <text:p>0.115851632027249</text:p>
          </table:table-cell>
          <table:table-cell office:value-type="float" office:value="0.003507112977616" calcext:value-type="float">
            <text:p>0.00350711297761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-5.39640408052804" calcext:value-type="float">
            <text:p>-5.39640408052804</text:p>
          </table:table-cell>
          <table:table-cell office:value-type="float" office:value="0.146362145628614" calcext:value-type="float">
            <text:p>0.146362145628614</text:p>
          </table:table-cell>
          <table:table-cell office:value-type="float" office:value="-5.02386647440095" calcext:value-type="float">
            <text:p>-5.02386647440095</text:p>
          </table:table-cell>
          <table:table-cell table:number-columns-repeated="2" office:value-type="string" calcext:value-type="string">
            <text:p>missing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-5.34896866369919" calcext:value-type="float">
            <text:p>-5.34896866369919</text:p>
          </table:table-cell>
          <table:table-cell office:value-type="float" office:value="0.132175035074085" calcext:value-type="float">
            <text:p>0.132175035074085</text:p>
          </table:table-cell>
          <table:table-cell office:value-type="float" office:value="-5.04710910701296" calcext:value-type="float">
            <text:p>-5.04710910701296</text:p>
          </table:table-cell>
          <table:table-cell office:value-type="float" office:value="0.103394074471342" calcext:value-type="float">
            <text:p>0.103394074471342</text:p>
          </table:table-cell>
          <table:table-cell office:value-type="float" office:value="0.000869471759033967" calcext:value-type="float">
            <text:p>0.00086947175903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office:value-type="float" office:value="-5.2820010164114" calcext:value-type="float">
            <text:p>-5.2820010164114</text:p>
          </table:table-cell>
          <table:table-cell office:value-type="float" office:value="0.0786683943565671" calcext:value-type="float">
            <text:p>0.078668394356567</text:p>
          </table:table-cell>
          <table:table-cell office:value-type="float" office:value="-5.13535894752556" calcext:value-type="float">
            <text:p>-5.13535894752556</text:p>
          </table:table-cell>
          <table:table-cell office:value-type="float" office:value="0.0962373720513941" calcext:value-type="float">
            <text:p>0.096237372051394</text:p>
          </table:table-cell>
          <table:table-cell office:value-type="float" office:value="0.0114748352736374" calcext:value-type="float">
            <text:p>0.01147483527363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-5.20191165518845" calcext:value-type="float">
            <text:p>-5.20191165518845</text:p>
          </table:table-cell>
          <table:table-cell office:value-type="float" office:value="0.0173412619717249" calcext:value-type="float">
            <text:p>0.017341261971725</text:p>
          </table:table-cell>
          <table:table-cell office:value-type="float" office:value="-5.23641779385021" calcext:value-type="float">
            <text:p>-5.23641779385021</text:p>
          </table:table-cell>
          <table:table-cell office:value-type="float" office:value="0.0935631984059618" calcext:value-type="float">
            <text:p>0.093563198405962</text:p>
          </table:table-cell>
          <table:table-cell office:value-type="float" office:value="0.0127607766987632" calcext:value-type="float">
            <text:p>0.01276077669876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 office:value-type="float" office:value="-5.0925600299836" calcext:value-type="float">
            <text:p>-5.0925600299836</text:p>
          </table:table-cell>
          <table:table-cell office:value-type="float" office:value="-0.0365400329844877" calcext:value-type="float">
            <text:p>-0.036540032984488</text:p>
          </table:table-cell>
          <table:table-cell office:value-type="float" office:value="-5.32581022173571" calcext:value-type="float">
            <text:p>-5.32581022173571</text:p>
          </table:table-cell>
          <table:table-cell table:style-name="ce1" office:value-type="float" office:value="0.0980384206951073" calcext:value-type="float">
            <text:p>9.80E-02</text:p>
          </table:table-cell>
          <table:table-cell table:style-name="ce1" office:value-type="float" office:value="0.0000219194561101" calcext:value-type="float">
            <text:p>2.19E-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-4.86071101116774" calcext:value-type="float">
            <text:p>-4.86071101116774</text:p>
          </table:table-cell>
          <table:table-cell office:value-type="float" office:value="-0.124160000115888" calcext:value-type="float">
            <text:p>-0.124160000115888</text:p>
          </table:table-cell>
          <table:table-cell office:value-type="float" office:value="-5.47070834147344" calcext:value-type="float">
            <text:p>-5.47070834147344</text:p>
          </table:table-cell>
          <table:table-cell office:value-type="float" office:value="0.104964968825899" calcext:value-type="float">
            <text:p>0.104964968825899</text:p>
          </table:table-cell>
          <table:table-cell office:value-type="float" office:value="0.00492091789671745" calcext:value-type="float">
            <text:p>0.00492091789671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-4.69513205998042" calcext:value-type="float">
            <text:p>-4.69513205998042</text:p>
          </table:table-cell>
          <table:table-cell office:value-type="float" office:value="-0.178983934367098" calcext:value-type="float">
            <text:p>-0.178983934367098</text:p>
          </table:table-cell>
          <table:table-cell office:value-type="float" office:value="-5.56740731492779" calcext:value-type="float">
            <text:p>-5.56740731492779</text:p>
          </table:table-cell>
          <table:table-cell office:value-type="float" office:value="0.0960620164025133" calcext:value-type="float">
            <text:p>0.096062016402513</text:p>
          </table:table-cell>
          <table:table-cell office:value-type="float" office:value="0.00453002092942067" calcext:value-type="float">
            <text:p>0.00453002092942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  <table:table-cell office:value-type="float" office:value="-4.4808668594718" calcext:value-type="float">
            <text:p>-4.4808668594718</text:p>
          </table:table-cell>
          <table:table-cell office:value-type="float" office:value="-0.212118286400092" calcext:value-type="float">
            <text:p>-0.212118286400092</text:p>
          </table:table-cell>
          <table:table-cell office:value-type="float" office:value="-5.61720006991548" calcext:value-type="float">
            <text:p>-5.61720006991548</text:p>
          </table:table-cell>
          <table:table-cell office:value-type="float" office:value="0.0988165613870158" calcext:value-type="float">
            <text:p>0.098816561387016</text:p>
          </table:table-cell>
          <table:table-cell office:value-type="float" office:value="0.0023453818037807" calcext:value-type="float">
            <text:p>0.00234538180378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 office:value-type="float" office:value="-4.35016689124687" calcext:value-type="float">
            <text:p>-4.35016689124687</text:p>
          </table:table-cell>
          <table:table-cell office:value-type="float" office:value="-0.212896616011745" calcext:value-type="float">
            <text:p>-0.212896616011745</text:p>
          </table:table-cell>
          <table:table-cell office:value-type="float" office:value="-5.62219137264975" calcext:value-type="float">
            <text:p>-5.62219137264975</text:p>
          </table:table-cell>
          <table:table-cell office:value-type="float" office:value="0.101052345910246" calcext:value-type="float">
            <text:p>0.101052345910246</text:p>
          </table:table-cell>
          <table:table-cell office:value-type="float" office:value="0.00233076883304063" calcext:value-type="float">
            <text:p>0.00233076883304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office:value-type="float" office:value="-4.24829620652568" calcext:value-type="float">
            <text:p>-4.24829620652568</text:p>
          </table:table-cell>
          <table:table-cell office:value-type="float" office:value="-0.212118286400092" calcext:value-type="float">
            <text:p>-0.212118286400092</text:p>
          </table:table-cell>
          <table:table-cell office:value-type="float" office:value="-5.61720006991548" calcext:value-type="float">
            <text:p>-5.61720006991548</text:p>
          </table:table-cell>
          <table:table-cell office:value-type="float" office:value="0.0995581696520742" calcext:value-type="float">
            <text:p>0.099558169652074</text:p>
          </table:table-cell>
          <table:table-cell office:value-type="float" office:value="0.00601689070222245" calcext:value-type="float">
            <text:p>0.00601689070222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-4.03910649939987" calcext:value-type="float">
            <text:p>-4.03910649939987</text:p>
          </table:table-cell>
          <table:table-cell office:value-type="float" office:value="-0.178983934367098" calcext:value-type="float">
            <text:p>-0.178983934367098</text:p>
          </table:table-cell>
          <table:table-cell office:value-type="float" office:value="-5.56740731492779" calcext:value-type="float">
            <text:p>-5.56740731492779</text:p>
          </table:table-cell>
          <table:table-cell office:value-type="float" office:value="0.0983599060513888" calcext:value-type="float">
            <text:p>0.098359906051389</text:p>
          </table:table-cell>
          <table:table-cell office:value-type="float" office:value="0.00175720973149302" calcext:value-type="float">
            <text:p>0.00175720973149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-3.84618964191134" calcext:value-type="float">
            <text:p>-3.84618964191134</text:p>
          </table:table-cell>
          <table:table-cell office:value-type="float" office:value="-0.124160000115888" calcext:value-type="float">
            <text:p>-0.124160000115888</text:p>
          </table:table-cell>
          <table:table-cell office:value-type="float" office:value="-5.47070834147344" calcext:value-type="float">
            <text:p>-5.47070834147344</text:p>
          </table:table-cell>
          <table:table-cell office:value-type="float" office:value="0.0976694431839206" calcext:value-type="float">
            <text:p>0.097669443183921</text:p>
          </table:table-cell>
          <table:table-cell office:value-type="float" office:value="0.0013590062788262" calcext:value-type="float">
            <text:p>0.00135900627882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-3.62527338016886" calcext:value-type="float">
            <text:p>-3.62527338016886</text:p>
          </table:table-cell>
          <table:table-cell office:value-type="float" office:value="-0.0365400329844877" calcext:value-type="float">
            <text:p>-0.036540032984488</text:p>
          </table:table-cell>
          <table:table-cell office:value-type="float" office:value="-5.32581022173571" calcext:value-type="float">
            <text:p>-5.32581022173571</text:p>
          </table:table-cell>
          <table:table-cell office:value-type="float" office:value="0.104183174891305" calcext:value-type="float">
            <text:p>0.104183174891305</text:p>
          </table:table-cell>
          <table:table-cell office:value-type="float" office:value="0.0054360251153048" calcext:value-type="float">
            <text:p>0.00543602511530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office:value-type="float" office:value="-3.51894059107558" calcext:value-type="float">
            <text:p>-3.51894059107558</text:p>
          </table:table-cell>
          <table:table-cell office:value-type="float" office:value="0.0173412619717249" calcext:value-type="float">
            <text:p>0.017341261971725</text:p>
          </table:table-cell>
          <table:table-cell office:value-type="float" office:value="-5.23641779385021" calcext:value-type="float">
            <text:p>-5.23641779385021</text:p>
          </table:table-cell>
          <table:table-cell office:value-type="float" office:value="0.100522625720919" calcext:value-type="float">
            <text:p>0.100522625720919</text:p>
          </table:table-cell>
          <table:table-cell office:value-type="float" office:value="0.00344500785197072" calcext:value-type="float">
            <text:p>0.00344500785197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5" calcext:value-type="float">
            <text:p>0.95</text:p>
          </table:table-cell>
          <table:table-cell office:value-type="float" office:value="-3.43638564657426" calcext:value-type="float">
            <text:p>-3.43638564657426</text:p>
          </table:table-cell>
          <table:table-cell office:value-type="float" office:value="0.0786683943565671" calcext:value-type="float">
            <text:p>0.078668394356567</text:p>
          </table:table-cell>
          <table:table-cell office:value-type="float" office:value="-5.13535894752556" calcext:value-type="float">
            <text:p>-5.13535894752556</text:p>
          </table:table-cell>
          <table:table-cell office:value-type="float" office:value="0.10420144110473" calcext:value-type="float">
            <text:p>0.10420144110473</text:p>
          </table:table-cell>
          <table:table-cell office:value-type="float" office:value="0.00193256538037382" calcext:value-type="float">
            <text:p>0.00193256538037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9" calcext:value-type="float">
            <text:p>0.99</text:p>
          </table:table-cell>
          <table:table-cell office:value-type="float" office:value="-3.34938062493635" calcext:value-type="float">
            <text:p>-3.34938062493635</text:p>
          </table:table-cell>
          <table:table-cell office:value-type="float" office:value="0.132175035074085" calcext:value-type="float">
            <text:p>0.132175035074085</text:p>
          </table:table-cell>
          <table:table-cell office:value-type="float" office:value="-5.04710910701296" calcext:value-type="float">
            <text:p>-5.04710910701296</text:p>
          </table:table-cell>
          <table:table-cell office:value-type="float" office:value="0.105768682216603" calcext:value-type="float">
            <text:p>0.105768682216603</text:p>
          </table:table-cell>
          <table:table-cell office:value-type="float" office:value="0.00343039488123065" calcext:value-type="float">
            <text:p>0.00343039488123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-3.32169392880551" calcext:value-type="float">
            <text:p>-3.32169392880551</text:p>
          </table:table-cell>
          <table:table-cell office:value-type="float" office:value="0.146362145628614" calcext:value-type="float">
            <text:p>0.146362145628614</text:p>
          </table:table-cell>
          <table:table-cell office:value-type="float" office:value="-5.02386647440095" calcext:value-type="float">
            <text:p>-5.02386647440095</text:p>
          </table:table-cell>
          <table:table-cell office:value-type="float" office:value="0.105761375731233" calcext:value-type="float">
            <text:p>0.105761375731233</text:p>
          </table:table-cell>
          <table:table-cell office:value-type="float" office:value="0.0006137447710828" calcext:value-type="float">
            <text:p>0.00061374477108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5.26542748588651" calcext:value-type="float">
            <text:p>-5.26542748588651</text:p>
          </table:table-cell>
          <table:table-cell office:value-type="float" office:value="0.305079784941719" calcext:value-type="float">
            <text:p>0.305079784941719</text:p>
          </table:table-cell>
          <table:table-cell office:value-type="float" office:value="-5.1567373586344" calcext:value-type="float">
            <text:p>-5.1567373586344</text:p>
          </table:table-cell>
          <table:table-cell table:number-columns-repeated="2" office:value-type="string" calcext:value-type="string">
            <text:p>missing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-5.2276739936386" calcext:value-type="float">
            <text:p>-5.2276739936386</text:p>
          </table:table-cell>
          <table:table-cell office:value-type="float" office:value="0.292649978379733" calcext:value-type="float">
            <text:p>0.292649978379733</text:p>
          </table:table-cell>
          <table:table-cell office:value-type="float" office:value="-5.17991985506889" calcext:value-type="float">
            <text:p>-5.17991985506889</text:p>
          </table:table-cell>
          <table:table-cell table:style-name="ce1" office:value-type="float" office:value="0.0814380859343915" calcext:value-type="float">
            <text:p>8.14E-02</text:p>
          </table:table-cell>
          <table:table-cell table:style-name="ce1" office:value-type="float" office:value="0.0000292259414801333" calcext:value-type="float">
            <text:p>2.92E-0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 office:value-type="float" office:value="-5.14789734053876" calcext:value-type="float">
            <text:p>-5.14789734053876</text:p>
          </table:table-cell>
          <table:table-cell office:value-type="float" office:value="0.2371089248607" calcext:value-type="float">
            <text:p>0.2371089248607</text:p>
          </table:table-cell>
          <table:table-cell office:value-type="float" office:value="-5.27099609592499" calcext:value-type="float">
            <text:p>-5.27099609592499</text:p>
          </table:table-cell>
          <table:table-cell office:value-type="float" office:value="0.0842255101030593" calcext:value-type="float">
            <text:p>0.084225510103059</text:p>
          </table:table-cell>
          <table:table-cell office:value-type="float" office:value="0.0071238232357825" calcext:value-type="float">
            <text:p>0.00712382323578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 office:value-type="float" office:value="-5.03997695635892" calcext:value-type="float">
            <text:p>-5.03997695635892</text:p>
          </table:table-cell>
          <table:table-cell office:value-type="float" office:value="0.174216763275822" calcext:value-type="float">
            <text:p>0.174216763275822</text:p>
          </table:table-cell>
          <table:table-cell office:value-type="float" office:value="-5.37388909566404" calcext:value-type="float">
            <text:p>-5.37388909566404</text:p>
          </table:table-cell>
          <table:table-cell office:value-type="float" office:value="0.0987215770772054" calcext:value-type="float">
            <text:p>0.098721577077205</text:p>
          </table:table-cell>
          <table:table-cell office:value-type="float" office:value="0.0048441998003321" calcext:value-type="float">
            <text:p>0.00484419980033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office:value-type="float" office:value="-4.92520104794165" calcext:value-type="float">
            <text:p>-4.92520104794165</text:p>
          </table:table-cell>
          <table:table-cell office:value-type="float" office:value="0.116146725199526" calcext:value-type="float">
            <text:p>0.116146725199526</text:p>
          </table:table-cell>
          <table:table-cell office:value-type="float" office:value="-5.46682955802331" calcext:value-type="float">
            <text:p>-5.46682955802331</text:p>
          </table:table-cell>
          <table:table-cell office:value-type="float" office:value="0.0902168281064866" calcext:value-type="float">
            <text:p>0.090216828106487</text:p>
          </table:table-cell>
          <table:table-cell office:value-type="float" office:value="0.000979069039584467" calcext:value-type="float">
            <text:p>0.00097906903958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5" calcext:value-type="float">
            <text:p>0.25</text:p>
          </table:table-cell>
          <table:table-cell office:value-type="float" office:value="-4.71417117378368" calcext:value-type="float">
            <text:p>-4.71417117378368</text:p>
          </table:table-cell>
          <table:table-cell office:value-type="float" office:value="0.0246564260720864" calcext:value-type="float">
            <text:p>0.024656426072086</text:p>
          </table:table-cell>
          <table:table-cell office:value-type="float" office:value="-5.61617775489761" calcext:value-type="float">
            <text:p>-5.61617775489761</text:p>
          </table:table-cell>
          <table:table-cell office:value-type="float" office:value="0.0876595582269749" calcext:value-type="float">
            <text:p>0.087659558226975</text:p>
          </table:table-cell>
          <table:table-cell office:value-type="float" office:value="0.00275454498450257" calcext:value-type="float">
            <text:p>0.00275454498450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5" calcext:value-type="float">
            <text:p>0.35</text:p>
          </table:table-cell>
          <table:table-cell office:value-type="float" office:value="-4.52916823725696" calcext:value-type="float">
            <text:p>-4.52916823725696</text:p>
          </table:table-cell>
          <table:table-cell office:value-type="float" office:value="-0.0356899327779906" calcext:value-type="float">
            <text:p>-0.035689932777991</text:p>
          </table:table-cell>
          <table:table-cell office:value-type="float" office:value="-5.71525210736406" calcext:value-type="float">
            <text:p>-5.71525210736406</text:p>
          </table:table-cell>
          <table:table-cell office:value-type="float" office:value="0.0885363364713789" calcext:value-type="float">
            <text:p>0.088536336471379</text:p>
          </table:table-cell>
          <table:table-cell office:value-type="float" office:value="0.00215175994147482" calcext:value-type="float">
            <text:p>0.00215175994147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5" calcext:value-type="float">
            <text:p>0.45</text:p>
          </table:table-cell>
          <table:table-cell office:value-type="float" office:value="-4.28374046955677" calcext:value-type="float">
            <text:p>-4.28374046955677</text:p>
          </table:table-cell>
          <table:table-cell office:value-type="float" office:value="-0.0664664154321627" calcext:value-type="float">
            <text:p>-0.066466415432163</text:p>
          </table:table-cell>
          <table:table-cell office:value-type="float" office:value="-5.76543574750564" calcext:value-type="float">
            <text:p>-5.76543574750564</text:p>
          </table:table-cell>
          <table:table-cell office:value-type="float" office:value="0.0890587501753363" calcext:value-type="float">
            <text:p>0.089058750175336</text:p>
          </table:table-cell>
          <table:table-cell office:value-type="float" office:value="0.000179008891565817" calcext:value-type="float">
            <text:p>0.00017900889156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-4.19164792730056" calcext:value-type="float">
            <text:p>-4.19164792730056</text:p>
          </table:table-cell>
          <table:table-cell office:value-type="float" office:value="-0.068540331394873" calcext:value-type="float">
            <text:p>-0.068540331394873</text:p>
          </table:table-cell>
          <table:table-cell office:value-type="float" office:value="-5.77271222498572" calcext:value-type="float">
            <text:p>-5.77271222498572</text:p>
          </table:table-cell>
          <table:table-cell office:value-type="float" office:value="0.0879993097966814" calcext:value-type="float">
            <text:p>0.087999309796681</text:p>
          </table:table-cell>
          <table:table-cell office:value-type="float" office:value="0.000906004185884133" calcext:value-type="float">
            <text:p>0.00090600418588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-4.21151692035362" calcext:value-type="float">
            <text:p>-4.21151692035362</text:p>
          </table:table-cell>
          <table:table-cell office:value-type="float" office:value="-0.068540331394873" calcext:value-type="float">
            <text:p>-0.068540331394873</text:p>
          </table:table-cell>
          <table:table-cell office:value-type="float" office:value="-5.77271222498572" calcext:value-type="float">
            <text:p>-5.77271222498572</text:p>
          </table:table-cell>
          <table:table-cell office:value-type="float" office:value="0.0870969588534823" calcext:value-type="float">
            <text:p>0.087096958853482</text:p>
          </table:table-cell>
          <table:table-cell office:value-type="float" office:value="0.00023015428915605" calcext:value-type="float">
            <text:p>0.0002301542891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-4.07346831123558" calcext:value-type="float">
            <text:p>-4.07346831123558</text:p>
          </table:table-cell>
          <table:table-cell office:value-type="float" office:value="-0.0664664154321627" calcext:value-type="float">
            <text:p>-0.066466415432163</text:p>
          </table:table-cell>
          <table:table-cell office:value-type="float" office:value="-5.76543574750564" calcext:value-type="float">
            <text:p>-5.76543574750564</text:p>
          </table:table-cell>
          <table:table-cell office:value-type="float" office:value="0.0918169484025239" calcext:value-type="float">
            <text:p>0.091816948402524</text:p>
          </table:table-cell>
          <table:table-cell office:value-type="float" office:value="0.00246593881238625" calcext:value-type="float">
            <text:p>0.00246593881238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-3.85350220109793" calcext:value-type="float">
            <text:p>-3.85350220109793</text:p>
          </table:table-cell>
          <table:table-cell office:value-type="float" office:value="-0.0356899327779906" calcext:value-type="float">
            <text:p>-0.035689932777991</text:p>
          </table:table-cell>
          <table:table-cell office:value-type="float" office:value="-5.71525210736406" calcext:value-type="float">
            <text:p>-5.71525210736406</text:p>
          </table:table-cell>
          <table:table-cell office:value-type="float" office:value="0.0914297046779121" calcext:value-type="float">
            <text:p>0.091429704677912</text:p>
          </table:table-cell>
          <table:table-cell office:value-type="float" office:value="0.00252439069534652" calcext:value-type="float">
            <text:p>0.00252439069534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-3.66560070081468" calcext:value-type="float">
            <text:p>-3.66560070081468</text:p>
          </table:table-cell>
          <table:table-cell office:value-type="float" office:value="0.0246564260720864" calcext:value-type="float">
            <text:p>0.024656426072086</text:p>
          </table:table-cell>
          <table:table-cell office:value-type="float" office:value="-5.61617775489761" calcext:value-type="float">
            <text:p>-5.61617775489761</text:p>
          </table:table-cell>
          <table:table-cell office:value-type="float" office:value="0.0917658030049337" calcext:value-type="float">
            <text:p>0.091765803004934</text:p>
          </table:table-cell>
          <table:table-cell office:value-type="float" office:value="0.000248420502581133" calcext:value-type="float">
            <text:p>0.00024842050258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-3.44180992978668" calcext:value-type="float">
            <text:p>-3.44180992978668</text:p>
          </table:table-cell>
          <table:table-cell office:value-type="float" office:value="0.116146725199526" calcext:value-type="float">
            <text:p>0.116146725199526</text:p>
          </table:table-cell>
          <table:table-cell office:value-type="float" office:value="-5.46682955802331" calcext:value-type="float">
            <text:p>-5.46682955802331</text:p>
          </table:table-cell>
          <table:table-cell office:value-type="float" office:value="0.0927887109567383" calcext:value-type="float">
            <text:p>0.092788710956738</text:p>
          </table:table-cell>
          <table:table-cell office:value-type="float" office:value="0.0012274895421656" calcext:value-type="float">
            <text:p>0.00122748954216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-3.34816587415042" calcext:value-type="float">
            <text:p>-3.34816587415042</text:p>
          </table:table-cell>
          <table:table-cell office:value-type="float" office:value="0.174216763275822" calcext:value-type="float">
            <text:p>0.174216763275822</text:p>
          </table:table-cell>
          <table:table-cell office:value-type="float" office:value="-5.37388909566404" calcext:value-type="float">
            <text:p>-5.37388909566404</text:p>
          </table:table-cell>
          <table:table-cell office:value-type="float" office:value="0.0926206617932276" calcext:value-type="float">
            <text:p>0.092620661793228</text:p>
          </table:table-cell>
          <table:table-cell office:value-type="float" office:value="0.0014247646471565" calcext:value-type="float">
            <text:p>0.00142476464715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-3.23236765071528" calcext:value-type="float">
            <text:p>-3.23236765071528</text:p>
          </table:table-cell>
          <table:table-cell office:value-type="float" office:value="0.2371089248607" calcext:value-type="float">
            <text:p>0.2371089248607</text:p>
          </table:table-cell>
          <table:table-cell office:value-type="float" office:value="-5.27099609592499" calcext:value-type="float">
            <text:p>-5.27099609592499</text:p>
          </table:table-cell>
          <table:table-cell office:value-type="float" office:value="0.0932745922338455" calcext:value-type="float">
            <text:p>0.093274592233846</text:p>
          </table:table-cell>
          <table:table-cell office:value-type="float" office:value="0.000916963913939184" calcext:value-type="float">
            <text:p>0.00091696391393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-3.15128002894547" calcext:value-type="float">
            <text:p>-3.15128002894547</text:p>
          </table:table-cell>
          <table:table-cell office:value-type="float" office:value="0.292649978379733" calcext:value-type="float">
            <text:p>0.292649978379733</text:p>
          </table:table-cell>
          <table:table-cell office:value-type="float" office:value="-5.17991985506889" calcext:value-type="float">
            <text:p>-5.17991985506889</text:p>
          </table:table-cell>
          <table:table-cell office:value-type="float" office:value="0.0938554578207632" calcext:value-type="float">
            <text:p>0.093855457820763</text:p>
          </table:table-cell>
          <table:table-cell office:value-type="float" office:value="0.00157089435455717" calcext:value-type="float">
            <text:p>0.00157089435455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-3.13754492599959" calcext:value-type="float">
            <text:p>-3.13754492599959</text:p>
          </table:table-cell>
          <table:table-cell office:value-type="float" office:value="0.305079784941719" calcext:value-type="float">
            <text:p>0.305079784941719</text:p>
          </table:table-cell>
          <table:table-cell office:value-type="float" office:value="-5.1567373586344" calcext:value-type="float">
            <text:p>-5.1567373586344</text:p>
          </table:table-cell>
          <table:table-cell office:value-type="float" office:value="0.0963944614868498" calcext:value-type="float">
            <text:p>0.09639446148685</text:p>
          </table:table-cell>
          <table:table-cell office:value-type="float" office:value="0.00167318514973763" calcext:value-type="float">
            <text:p>0.00167318514973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5.0680725784969" calcext:value-type="float">
            <text:p>-5.0680725784969</text:p>
          </table:table-cell>
          <table:table-cell office:value-type="float" office:value="0.498987505151563" calcext:value-type="float">
            <text:p>0.498987505151563</text:p>
          </table:table-cell>
          <table:table-cell office:value-type="float" office:value="-5.28669163825807" calcext:value-type="float">
            <text:p>-5.28669163825807</text:p>
          </table:table-cell>
          <table:table-cell table:number-columns-repeated="2" office:value-type="string" calcext:value-type="string">
            <text:p>missing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-5.04369337212974" calcext:value-type="float">
            <text:p>-5.04369337212974</text:p>
          </table:table-cell>
          <table:table-cell office:value-type="float" office:value="0.486821704864886" calcext:value-type="float">
            <text:p>0.486821704864886</text:p>
          </table:table-cell>
          <table:table-cell office:value-type="float" office:value="-5.3102950879352" calcext:value-type="float">
            <text:p>-5.3102950879352</text:p>
          </table:table-cell>
          <table:table-cell office:value-type="float" office:value="0.0791511560135711" calcext:value-type="float">
            <text:p>0.079151156013571</text:p>
          </table:table-cell>
          <table:table-cell office:value-type="float" office:value="0.00392723588639292" calcext:value-type="float">
            <text:p>0.00392723588639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-4.96276210442149" calcext:value-type="float">
            <text:p>-4.96276210442149</text:p>
          </table:table-cell>
          <table:table-cell office:value-type="float" office:value="0.42640729106384" calcext:value-type="float">
            <text:p>0.42640729106384</text:p>
          </table:table-cell>
          <table:table-cell office:value-type="float" office:value="-5.40410752486853" calcext:value-type="float">
            <text:p>-5.40410752486853</text:p>
          </table:table-cell>
          <table:table-cell office:value-type="float" office:value="0.0780149975385309" calcext:value-type="float">
            <text:p>0.078014997538531</text:p>
          </table:table-cell>
          <table:table-cell office:value-type="float" office:value="0.00487342574181223" calcext:value-type="float">
            <text:p>0.00487342574181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office:value-type="float" office:value="-4.83819602630374" calcext:value-type="float">
            <text:p>-4.83819602630374</text:p>
          </table:table-cell>
          <table:table-cell office:value-type="float" office:value="0.367659050200304" calcext:value-type="float">
            <text:p>0.367659050200304</text:p>
          </table:table-cell>
          <table:table-cell office:value-type="float" office:value="-5.509586380241" calcext:value-type="float">
            <text:p>-5.509586380241</text:p>
          </table:table-cell>
          <table:table-cell office:value-type="float" office:value="0.0821468150152848" calcext:value-type="float">
            <text:p>0.082146815015285</text:p>
          </table:table-cell>
          <table:table-cell office:value-type="float" office:value="0.00073430177968835" calcext:value-type="float">
            <text:p>0.00073430177968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5" calcext:value-type="float">
            <text:p>0.15</text:p>
          </table:table-cell>
          <table:table-cell office:value-type="float" office:value="-4.75093843272024" calcext:value-type="float">
            <text:p>-4.75093843272024</text:p>
          </table:table-cell>
          <table:table-cell office:value-type="float" office:value="0.30630594742038" calcext:value-type="float">
            <text:p>0.30630594742038</text:p>
          </table:table-cell>
          <table:table-cell office:value-type="float" office:value="-5.60496235778988" calcext:value-type="float">
            <text:p>-5.60496235778988</text:p>
          </table:table-cell>
          <table:table-cell office:value-type="float" office:value="0.0745699896865602" calcext:value-type="float">
            <text:p>0.07456998968656</text:p>
          </table:table-cell>
          <table:table-cell office:value-type="float" office:value="0.0020385094182393" calcext:value-type="float">
            <text:p>0.00203850941823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5" calcext:value-type="float">
            <text:p>0.25</text:p>
          </table:table-cell>
          <table:table-cell office:value-type="float" office:value="-4.51242632543501" calcext:value-type="float">
            <text:p>-4.51242632543501</text:p>
          </table:table-cell>
          <table:table-cell office:value-type="float" office:value="0.212665854971104" calcext:value-type="float">
            <text:p>0.212665854971104</text:p>
          </table:table-cell>
          <table:table-cell office:value-type="float" office:value="-5.75779845296042" calcext:value-type="float">
            <text:p>-5.75779845296042</text:p>
          </table:table-cell>
          <table:table-cell office:value-type="float" office:value="0.0842620425299094" calcext:value-type="float">
            <text:p>0.084262042529909</text:p>
          </table:table-cell>
          <table:table-cell office:value-type="float" office:value="0.000573559101547617" calcext:value-type="float">
            <text:p>0.00057355910154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-4.08840613773188" calcext:value-type="float">
            <text:p>-4.08840613773188</text:p>
          </table:table-cell>
          <table:table-cell office:value-type="float" office:value="0.116968078056045" calcext:value-type="float">
            <text:p>0.116968078056045</text:p>
          </table:table-cell>
          <table:table-cell office:value-type="float" office:value="-5.91303999523182" calcext:value-type="float">
            <text:p>-5.91303999523182</text:p>
          </table:table-cell>
          <table:table-cell office:value-type="float" office:value="0.0823769693044408" calcext:value-type="float">
            <text:p>0.082376969304441</text:p>
          </table:table-cell>
          <table:table-cell office:value-type="float" office:value="0.00327330544577493" calcext:value-type="float">
            <text:p>0.00327330544577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-3.97326941224948" calcext:value-type="float">
            <text:p>-3.97326941224948</text:p>
          </table:table-cell>
          <table:table-cell office:value-type="float" office:value="0.113349627602671" calcext:value-type="float">
            <text:p>0.113349627602671</text:p>
          </table:table-cell>
          <table:table-cell office:value-type="float" office:value="-5.91929415769405" calcext:value-type="float">
            <text:p>-5.91929415769405</text:p>
          </table:table-cell>
          <table:table-cell office:value-type="float" office:value="0.0847552302923867" calcext:value-type="float">
            <text:p>0.084755230292387</text:p>
          </table:table-cell>
          <table:table-cell office:value-type="float" office:value="0.00159281381066727" calcext:value-type="float">
            <text:p>0.0015928138106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office:value-type="float" office:value="-3.86050205216142" calcext:value-type="float">
            <text:p>-3.86050205216142</text:p>
          </table:table-cell>
          <table:table-cell office:value-type="float" office:value="0.116968078056045" calcext:value-type="float">
            <text:p>0.116968078056045</text:p>
          </table:table-cell>
          <table:table-cell office:value-type="float" office:value="-5.91303999523182" calcext:value-type="float">
            <text:p>-5.91303999523182</text:p>
          </table:table-cell>
          <table:table-cell office:value-type="float" office:value="0.081752264805303" calcext:value-type="float">
            <text:p>0.081752264805303</text:p>
          </table:table-cell>
          <table:table-cell office:value-type="float" office:value="0.0023673012598908" calcext:value-type="float">
            <text:p>0.00236730125989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-3.43633753763224" calcext:value-type="float">
            <text:p>-3.43633753763224</text:p>
          </table:table-cell>
          <table:table-cell office:value-type="float" office:value="0.212665854971104" calcext:value-type="float">
            <text:p>0.212665854971104</text:p>
          </table:table-cell>
          <table:table-cell office:value-type="float" office:value="-5.75779845296042" calcext:value-type="float">
            <text:p>-5.75779845296042</text:p>
          </table:table-cell>
          <table:table-cell office:value-type="float" office:value="0.0827569065436826" calcext:value-type="float">
            <text:p>0.082756906543683</text:p>
          </table:table-cell>
          <table:table-cell office:value-type="float" office:value="0.00169510460584773" calcext:value-type="float">
            <text:p>0.00169510460584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office:value-type="float" office:value="-3.18620712084988" calcext:value-type="float">
            <text:p>-3.18620712084988</text:p>
          </table:table-cell>
          <table:table-cell office:value-type="float" office:value="0.30630594742038" calcext:value-type="float">
            <text:p>0.30630594742038</text:p>
          </table:table-cell>
          <table:table-cell office:value-type="float" office:value="-5.60496235778988" calcext:value-type="float">
            <text:p>-5.60496235778988</text:p>
          </table:table-cell>
          <table:table-cell office:value-type="float" office:value="0.082406195245921" calcext:value-type="float">
            <text:p>0.082406195245921</text:p>
          </table:table-cell>
          <table:table-cell office:value-type="float" office:value="0.00332445084336517" calcext:value-type="float">
            <text:p>0.00332445084336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-3.11018296522737" calcext:value-type="float">
            <text:p>-3.11018296522737</text:p>
          </table:table-cell>
          <table:table-cell office:value-type="float" office:value="0.367659050200304" calcext:value-type="float">
            <text:p>0.367659050200304</text:p>
          </table:table-cell>
          <table:table-cell office:value-type="float" office:value="-5.509586380241" calcext:value-type="float">
            <text:p>-5.509586380241</text:p>
          </table:table-cell>
          <table:table-cell office:value-type="float" office:value="0.0854164672183747" calcext:value-type="float">
            <text:p>0.085416467218375</text:p>
          </table:table-cell>
          <table:table-cell office:value-type="float" office:value="0.00343404812391567" calcext:value-type="float">
            <text:p>0.00343404812391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-3.02371916918716" calcext:value-type="float">
            <text:p>-3.02371916918716</text:p>
          </table:table-cell>
          <table:table-cell office:value-type="float" office:value="0.42640729106384" calcext:value-type="float">
            <text:p>0.42640729106384</text:p>
          </table:table-cell>
          <table:table-cell office:value-type="float" office:value="-5.40410752486853" calcext:value-type="float">
            <text:p>-5.40410752486853</text:p>
          </table:table-cell>
          <table:table-cell office:value-type="float" office:value="0.0863115116762038" calcext:value-type="float">
            <text:p>0.086311511676204</text:p>
          </table:table-cell>
          <table:table-cell office:value-type="float" office:value="0.00208600157314452" calcext:value-type="float">
            <text:p>0.0020860015731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-2.94075529867869" calcext:value-type="float">
            <text:p>-2.94075529867869</text:p>
          </table:table-cell>
          <table:table-cell office:value-type="float" office:value="0.486821704864886" calcext:value-type="float">
            <text:p>0.486821704864886</text:p>
          </table:table-cell>
          <table:table-cell office:value-type="float" office:value="-5.3102950879352" calcext:value-type="float">
            <text:p>-5.3102950879352</text:p>
          </table:table-cell>
          <table:table-cell office:value-type="float" office:value="0.0855625969257754" calcext:value-type="float">
            <text:p>0.085562596925775</text:p>
          </table:table-cell>
          <table:table-cell office:value-type="float" office:value="0.000982722282269483" calcext:value-type="float">
            <text:p>0.00098272228226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-2.89867200164924" calcext:value-type="float">
            <text:p>-2.89867200164924</text:p>
          </table:table-cell>
          <table:table-cell office:value-type="float" office:value="0.498987505151563" calcext:value-type="float">
            <text:p>0.498987505151563</text:p>
          </table:table-cell>
          <table:table-cell office:value-type="float" office:value="-5.28669163825807" calcext:value-type="float">
            <text:p>-5.28669163825807</text:p>
          </table:table-cell>
          <table:table-cell office:value-type="float" office:value="0.0869690953595068" calcext:value-type="float">
            <text:p>0.086969095359507</text:p>
          </table:table-cell>
          <table:table-cell office:value-type="float" office:value="0.0008986977005141" calcext:value-type="float">
            <text:p>0.00089869770051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4.81952975680111" calcext:value-type="float">
            <text:p>-4.81952975680111</text:p>
          </table:table-cell>
          <table:table-cell office:value-type="float" office:value="0.73686302601168" calcext:value-type="float">
            <text:p>0.73686302601168</text:p>
          </table:table-cell>
          <table:table-cell office:value-type="float" office:value="-5.4126167939878" calcext:value-type="float">
            <text:p>-5.4126167939878</text:p>
          </table:table-cell>
          <table:table-cell table:number-columns-repeated="2" office:value-type="string" calcext:value-type="string">
            <text:p>missing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 office:value-type="float" office:value="-4.79334646510831" calcext:value-type="float">
            <text:p>-4.79334646510831</text:p>
          </table:table-cell>
          <table:table-cell office:value-type="float" office:value="0.72131794540104" calcext:value-type="float">
            <text:p>0.72131794540104</text:p>
          </table:table-cell>
          <table:table-cell office:value-type="float" office:value="-5.43766351192545" calcext:value-type="float">
            <text:p>-5.43766351192545</text:p>
          </table:table-cell>
          <table:table-cell office:value-type="float" office:value="0.0679868463681602" calcext:value-type="float">
            <text:p>0.06798684636816</text:p>
          </table:table-cell>
          <table:table-cell office:value-type="float" office:value="0.0174442338209546" calcext:value-type="float">
            <text:p>0.01744423382095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office:value-type="float" office:value="-4.73239243557266" calcext:value-type="float">
            <text:p>-4.73239243557266</text:p>
          </table:table-cell>
          <table:table-cell office:value-type="float" office:value="0.66296082494537" calcext:value-type="float">
            <text:p>0.66296082494537</text:p>
          </table:table-cell>
          <table:table-cell office:value-type="float" office:value="-5.53331010227318" calcext:value-type="float">
            <text:p>-5.53331010227318</text:p>
          </table:table-cell>
          <table:table-cell office:value-type="float" office:value="0.0765463939791542" calcext:value-type="float">
            <text:p>0.076546393979154</text:p>
          </table:table-cell>
          <table:table-cell office:value-type="float" office:value="0.010298491129062" calcext:value-type="float">
            <text:p>0.01029849112906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-4.60491576646287" calcext:value-type="float">
            <text:p>-4.60491576646287</text:p>
          </table:table-cell>
          <table:table-cell office:value-type="float" office:value="0.596554446495815" calcext:value-type="float">
            <text:p>0.596554446495815</text:p>
          </table:table-cell>
          <table:table-cell office:value-type="float" office:value="-5.64248733256321" calcext:value-type="float">
            <text:p>-5.64248733256321</text:p>
          </table:table-cell>
          <table:table-cell office:value-type="float" office:value="0.0771053401099618" calcext:value-type="float">
            <text:p>0.077105340109962</text:p>
          </table:table-cell>
          <table:table-cell office:value-type="float" office:value="0.00244767259896117" calcext:value-type="float">
            <text:p>0.00244767259896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-4.51427851970267" calcext:value-type="float">
            <text:p>-4.51427851970267</text:p>
          </table:table-cell>
          <table:table-cell office:value-type="float" office:value="0.535477083603436" calcext:value-type="float">
            <text:p>0.535477083603436</text:p>
          </table:table-cell>
          <table:table-cell office:value-type="float" office:value="-5.74038902956799" calcext:value-type="float">
            <text:p>-5.74038902956799</text:p>
          </table:table-cell>
          <table:table-cell office:value-type="float" office:value="0.0709423197003387" calcext:value-type="float">
            <text:p>0.070942319700339</text:p>
          </table:table-cell>
          <table:table-cell office:value-type="float" office:value="0.00345231433734075" calcext:value-type="float">
            <text:p>0.00345231433734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5" calcext:value-type="float">
            <text:p>0.25</text:p>
          </table:table-cell>
          <table:table-cell office:value-type="float" office:value="-4.2824054464158" calcext:value-type="float">
            <text:p>-4.2824054464158</text:p>
          </table:table-cell>
          <table:table-cell office:value-type="float" office:value="0.440604961869382" calcext:value-type="float">
            <text:p>0.440604961869382</text:p>
          </table:table-cell>
          <table:table-cell office:value-type="float" office:value="-5.89764513378635" calcext:value-type="float">
            <text:p>-5.89764513378635</text:p>
          </table:table-cell>
          <table:table-cell office:value-type="float" office:value="0.0704052930256412" calcext:value-type="float">
            <text:p>0.070405293025641</text:p>
          </table:table-cell>
          <table:table-cell office:value-type="float" office:value="0.0039893410120382" calcext:value-type="float">
            <text:p>0.00398934101203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-4.02943660205443" calcext:value-type="float">
            <text:p>-4.02943660205443</text:p>
          </table:table-cell>
          <table:table-cell office:value-type="float" office:value="0.375102071561997" calcext:value-type="float">
            <text:p>0.375102071561997</text:p>
          </table:table-cell>
          <table:table-cell office:value-type="float" office:value="-6.00435678079801" calcext:value-type="float">
            <text:p>-6.00435678079801</text:p>
          </table:table-cell>
          <table:table-cell office:value-type="float" office:value="0.0713624426091156" calcext:value-type="float">
            <text:p>0.071362442609116</text:p>
          </table:table-cell>
          <table:table-cell office:value-type="float" office:value="0.000434735879516983" calcext:value-type="float">
            <text:p>0.00043473587951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5" calcext:value-type="float">
            <text:p>0.45</text:p>
          </table:table-cell>
          <table:table-cell office:value-type="float" office:value="-3.7923076268522" calcext:value-type="float">
            <text:p>-3.7923076268522</text:p>
          </table:table-cell>
          <table:table-cell office:value-type="float" office:value="0.343366561667737" calcext:value-type="float">
            <text:p>0.343366561667737</text:p>
          </table:table-cell>
          <table:table-cell office:value-type="float" office:value="-6.05727661701681" calcext:value-type="float">
            <text:p>-6.05727661701681</text:p>
          </table:table-cell>
          <table:table-cell office:value-type="float" office:value="0.070350494385366" calcext:value-type="float">
            <text:p>0.070350494385366</text:p>
          </table:table-cell>
          <table:table-cell office:value-type="float" office:value="0.00229788964887548" calcext:value-type="float">
            <text:p>0.00229788964887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</text:p>
          </table:table-cell>
          <table:table-cell office:value-type="float" office:value="-3.72220087109779" calcext:value-type="float">
            <text:p>-3.72220087109779</text:p>
          </table:table-cell>
          <table:table-cell office:value-type="float" office:value="0.338062968937072" calcext:value-type="float">
            <text:p>0.338062968937072</text:p>
          </table:table-cell>
          <table:table-cell office:value-type="float" office:value="-6.06407200507673" calcext:value-type="float">
            <text:p>-6.06407200507673</text:p>
          </table:table-cell>
          <table:table-cell office:value-type="float" office:value="0.0697769352838183" calcext:value-type="float">
            <text:p>0.069776935283818</text:p>
          </table:table-cell>
          <table:table-cell office:value-type="float" office:value="0.00060278504302775" calcext:value-type="float">
            <text:p>0.00060278504302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office:value-type="float" office:value="-3.56125240557961" calcext:value-type="float">
            <text:p>-3.56125240557961</text:p>
          </table:table-cell>
          <table:table-cell office:value-type="float" office:value="0.343366561667737" calcext:value-type="float">
            <text:p>0.343366561667737</text:p>
          </table:table-cell>
          <table:table-cell office:value-type="float" office:value="-6.05727661701681" calcext:value-type="float">
            <text:p>-6.05727661701681</text:p>
          </table:table-cell>
          <table:table-cell office:value-type="float" office:value="0.0713880153079107" calcext:value-type="float">
            <text:p>0.071388015307911</text:p>
          </table:table-cell>
          <table:table-cell office:value-type="float" office:value="0.00556388860928038" calcext:value-type="float">
            <text:p>0.0055638886092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-3.37195574597787" calcext:value-type="float">
            <text:p>-3.37195574597787</text:p>
          </table:table-cell>
          <table:table-cell office:value-type="float" office:value="0.375102071561997" calcext:value-type="float">
            <text:p>0.375102071561997</text:p>
          </table:table-cell>
          <table:table-cell office:value-type="float" office:value="-6.00435678079801" calcext:value-type="float">
            <text:p>-6.00435678079801</text:p>
          </table:table-cell>
          <table:table-cell office:value-type="float" office:value="0.0730721601857034" calcext:value-type="float">
            <text:p>0.073072160185703</text:p>
          </table:table-cell>
          <table:table-cell office:value-type="float" office:value="0.000149782950085683" calcext:value-type="float">
            <text:p>0.00014978295008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-3.18482398876689" calcext:value-type="float">
            <text:p>-3.18482398876689</text:p>
          </table:table-cell>
          <table:table-cell office:value-type="float" office:value="0.440604961869382" calcext:value-type="float">
            <text:p>0.440604961869382</text:p>
          </table:table-cell>
          <table:table-cell office:value-type="float" office:value="-5.89764513378635" calcext:value-type="float">
            <text:p>-5.89764513378635</text:p>
          </table:table-cell>
          <table:table-cell office:value-type="float" office:value="0.0739452851874223" calcext:value-type="float">
            <text:p>0.073945285187422</text:p>
          </table:table-cell>
          <table:table-cell office:value-type="float" office:value="0.00216637291221488" calcext:value-type="float">
            <text:p>0.00216637291221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-2.92793426563113" calcext:value-type="float">
            <text:p>-2.92793426563113</text:p>
          </table:table-cell>
          <table:table-cell office:value-type="float" office:value="0.535477083603436" calcext:value-type="float">
            <text:p>0.535477083603436</text:p>
          </table:table-cell>
          <table:table-cell office:value-type="float" office:value="-5.74038902956799" calcext:value-type="float">
            <text:p>-5.74038902956799</text:p>
          </table:table-cell>
          <table:table-cell office:value-type="float" office:value="0.0744750053767498" calcext:value-type="float">
            <text:p>0.07447500537675</text:p>
          </table:table-cell>
          <table:table-cell office:value-type="float" office:value="0.00259014906367682" calcext:value-type="float">
            <text:p>0.00259014906367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-2.83828325218228" calcext:value-type="float">
            <text:p>-2.83828325218228</text:p>
          </table:table-cell>
          <table:table-cell office:value-type="float" office:value="0.596554446495815" calcext:value-type="float">
            <text:p>0.596554446495815</text:p>
          </table:table-cell>
          <table:table-cell office:value-type="float" office:value="-5.64248733256321" calcext:value-type="float">
            <text:p>-5.64248733256321</text:p>
          </table:table-cell>
          <table:table-cell office:value-type="float" office:value="0.0767984677244204" calcext:value-type="float">
            <text:p>0.07679846772442</text:p>
          </table:table-cell>
          <table:table-cell office:value-type="float" office:value="0.00196544456453897" calcext:value-type="float">
            <text:p>0.00196544456453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-2.73122882895875" calcext:value-type="float">
            <text:p>-2.73122882895875</text:p>
          </table:table-cell>
          <table:table-cell office:value-type="float" office:value="0.66296082494537" calcext:value-type="float">
            <text:p>0.66296082494537</text:p>
          </table:table-cell>
          <table:table-cell office:value-type="float" office:value="-5.53331010227318" calcext:value-type="float">
            <text:p>-5.53331010227318</text:p>
          </table:table-cell>
          <table:table-cell office:value-type="float" office:value="0.0795274400101278" calcext:value-type="float">
            <text:p>0.079527440010128</text:p>
          </table:table-cell>
          <table:table-cell office:value-type="float" office:value="0.000445695607572034" calcext:value-type="float">
            <text:p>0.00044569560757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9" calcext:value-type="float">
            <text:p>0.99</text:p>
          </table:table-cell>
          <table:table-cell office:value-type="float" office:value="-2.66374401054428" calcext:value-type="float">
            <text:p>-2.66374401054428</text:p>
          </table:table-cell>
          <table:table-cell office:value-type="float" office:value="0.72131794540104" calcext:value-type="float">
            <text:p>0.72131794540104</text:p>
          </table:table-cell>
          <table:table-cell office:value-type="float" office:value="-5.43766351192545" calcext:value-type="float">
            <text:p>-5.43766351192545</text:p>
          </table:table-cell>
          <table:table-cell office:value-type="float" office:value="0.0779236664714055" calcext:value-type="float">
            <text:p>0.077923666471406</text:p>
          </table:table-cell>
          <table:table-cell office:value-type="float" office:value="0.000431082636831967" calcext:value-type="float">
            <text:p>0.00043108263683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-2.6407118545536" calcext:value-type="float">
            <text:p>-2.6407118545536</text:p>
          </table:table-cell>
          <table:table-cell office:value-type="float" office:value="0.73686302601168" calcext:value-type="float">
            <text:p>0.73686302601168</text:p>
          </table:table-cell>
          <table:table-cell office:value-type="float" office:value="-5.4126167939878" calcext:value-type="float">
            <text:p>-5.4126167939878</text:p>
          </table:table-cell>
          <table:table-cell office:value-type="float" office:value="0.0800425472287152" calcext:value-type="float">
            <text:p>0.080042547228715</text:p>
          </table:table-cell>
          <table:table-cell office:value-type="float" office:value="0.00248420502581133" calcext:value-type="float">
            <text:p>0.0024842050258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4.51875265131026" calcext:value-type="float">
            <text:p>-4.51875265131026</text:p>
          </table:table-cell>
          <table:table-cell office:value-type="float" office:value="1.01745671781894" calcext:value-type="float">
            <text:p>1.01745671781894</text:p>
          </table:table-cell>
          <table:table-cell office:value-type="float" office:value="-5.53499391524377" calcext:value-type="float">
            <text:p>-5.53499391524377</text:p>
          </table:table-cell>
          <table:table-cell table:number-columns-repeated="2" office:value-type="string" calcext:value-type="string">
            <text:p>missing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-4.54889290348397" calcext:value-type="float">
            <text:p>-4.54889290348397</text:p>
          </table:table-cell>
          <table:table-cell office:value-type="float" office:value="1.00278774692192" calcext:value-type="float">
            <text:p>1.00278774692192</text:p>
          </table:table-cell>
          <table:table-cell office:value-type="float" office:value="-5.56028117789151" calcext:value-type="float">
            <text:p>-5.56028117789151</text:p>
          </table:table-cell>
          <table:table-cell office:value-type="float" office:value="0.0605853766883164" calcext:value-type="float">
            <text:p>0.060585376688316</text:p>
          </table:table-cell>
          <table:table-cell office:value-type="float" office:value="0.00558580806539048" calcext:value-type="float">
            <text:p>0.0055858080653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-4.38564723598448" calcext:value-type="float">
            <text:p>-4.38564723598448</text:p>
          </table:table-cell>
          <table:table-cell office:value-type="float" office:value="0.942737075100188" calcext:value-type="float">
            <text:p>0.942737075100188</text:p>
          </table:table-cell>
          <table:table-cell office:value-type="float" office:value="-5.6586338962277" calcext:value-type="float">
            <text:p>-5.6586338962277</text:p>
          </table:table-cell>
          <table:table-cell office:value-type="float" office:value="0.0619626491805677" calcext:value-type="float">
            <text:p>0.061962649180568</text:p>
          </table:table-cell>
          <table:table-cell office:value-type="float" office:value="0.00121287657142553" calcext:value-type="float">
            <text:p>0.00121287657142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-4.30320053660269" calcext:value-type="float">
            <text:p>-4.30320053660269</text:p>
          </table:table-cell>
          <table:table-cell office:value-type="float" office:value="0.872370602520988" calcext:value-type="float">
            <text:p>0.872370602520988</text:p>
          </table:table-cell>
          <table:table-cell office:value-type="float" office:value="-5.77126895672521" calcext:value-type="float">
            <text:p>-5.77126895672521</text:p>
          </table:table-cell>
          <table:table-cell office:value-type="float" office:value="0.0672306251323617" calcext:value-type="float">
            <text:p>0.067230625132362</text:p>
          </table:table-cell>
          <table:table-cell office:value-type="float" office:value="0.00500128923578782" calcext:value-type="float">
            <text:p>0.00500128923578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-4.20327826403319" calcext:value-type="float">
            <text:p>-4.20327826403319</text:p>
          </table:table-cell>
          <table:table-cell office:value-type="float" office:value="0.809730713599184" calcext:value-type="float">
            <text:p>0.809730713599184</text:p>
          </table:table-cell>
          <table:table-cell office:value-type="float" office:value="-5.87166630509713" calcext:value-type="float">
            <text:p>-5.87166630509713</text:p>
          </table:table-cell>
          <table:table-cell office:value-type="float" office:value="0.062251255352684" calcext:value-type="float">
            <text:p>0.062251255352684</text:p>
          </table:table-cell>
          <table:table-cell office:value-type="float" office:value="0.00912580022717163" calcext:value-type="float">
            <text:p>0.00912580022717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-4.00273613923495" calcext:value-type="float">
            <text:p>-4.00273613923495</text:p>
          </table:table-cell>
          <table:table-cell office:value-type="float" office:value="0.715949817803077" calcext:value-type="float">
            <text:p>0.715949817803077</text:p>
          </table:table-cell>
          <table:table-cell office:value-type="float" office:value="-6.0328913970319" calcext:value-type="float">
            <text:p>-6.0328913970319</text:p>
          </table:table-cell>
          <table:table-cell office:value-type="float" office:value="0.0666461063027591" calcext:value-type="float">
            <text:p>0.066646106302759</text:p>
          </table:table-cell>
          <table:table-cell office:value-type="float" office:value="0.00290798117727327" calcext:value-type="float">
            <text:p>0.00290798117727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-3.7472776571242" calcext:value-type="float">
            <text:p>-3.7472776571242</text:p>
          </table:table-cell>
          <table:table-cell office:value-type="float" office:value="0.647157604865538" calcext:value-type="float">
            <text:p>0.647157604865538</text:p>
          </table:table-cell>
          <table:table-cell office:value-type="float" office:value="-6.14263992100839" calcext:value-type="float">
            <text:p>-6.14263992100839</text:p>
          </table:table-cell>
          <table:table-cell office:value-type="float" office:value="0.0642093934318529" calcext:value-type="float">
            <text:p>0.064209393431853</text:p>
          </table:table-cell>
          <table:table-cell office:value-type="float" office:value="0.00469441685024642" calcext:value-type="float">
            <text:p>0.0046944168502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-3.54815474611546" calcext:value-type="float">
            <text:p>-3.54815474611546</text:p>
          </table:table-cell>
          <table:table-cell office:value-type="float" office:value="0.61874857404018" calcext:value-type="float">
            <text:p>0.61874857404018</text:p>
          </table:table-cell>
          <table:table-cell office:value-type="float" office:value="-6.19667227651133" calcext:value-type="float">
            <text:p>-6.19667227651133</text:p>
          </table:table-cell>
          <table:table-cell office:value-type="float" office:value="0.0640413442683422" calcext:value-type="float">
            <text:p>0.064041344268342</text:p>
          </table:table-cell>
          <table:table-cell office:value-type="float" office:value="0.000379937239241733" calcext:value-type="float">
            <text:p>0.00037993723924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3.36262261122655" calcext:value-type="float">
            <text:p>-3.36262261122655</text:p>
          </table:table-cell>
          <table:table-cell office:value-type="float" office:value="0.615087687022552" calcext:value-type="float">
            <text:p>0.615087687022552</text:p>
          </table:table-cell>
          <table:table-cell office:value-type="float" office:value="-6.20346766457125" calcext:value-type="float">
            <text:p>-6.20346766457125</text:p>
          </table:table-cell>
          <table:table-cell office:value-type="float" office:value="0.0650240665506117" calcext:value-type="float">
            <text:p>0.065024066550612</text:p>
          </table:table-cell>
          <table:table-cell office:value-type="float" office:value="0.000825632846813767" calcext:value-type="float">
            <text:p>0.0008256328468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-3.26540646664552" calcext:value-type="float">
            <text:p>-3.26540646664552</text:p>
          </table:table-cell>
          <table:table-cell office:value-type="float" office:value="0.61874857404018" calcext:value-type="float">
            <text:p>0.61874857404018</text:p>
          </table:table-cell>
          <table:table-cell office:value-type="float" office:value="-6.19667227651133" calcext:value-type="float">
            <text:p>-6.19667227651133</text:p>
          </table:table-cell>
          <table:table-cell office:value-type="float" office:value="0.0623024007502742" calcext:value-type="float">
            <text:p>0.062302400750274</text:p>
          </table:table-cell>
          <table:table-cell office:value-type="float" office:value="0.00027399320137625" calcext:value-type="float">
            <text:p>0.0002739932013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-3.00917824146249" calcext:value-type="float">
            <text:p>-3.00917824146249</text:p>
          </table:table-cell>
          <table:table-cell office:value-type="float" office:value="0.647157604865538" calcext:value-type="float">
            <text:p>0.647157604865538</text:p>
          </table:table-cell>
          <table:table-cell office:value-type="float" office:value="-6.14263992100839" calcext:value-type="float">
            <text:p>-6.14263992100839</text:p>
          </table:table-cell>
          <table:table-cell office:value-type="float" office:value="0.0643007244989784" calcext:value-type="float">
            <text:p>0.064300724498978</text:p>
          </table:table-cell>
          <table:table-cell office:value-type="float" office:value="0.000365324268501667" calcext:value-type="float">
            <text:p>0.0003653242685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-2.81212401496049" calcext:value-type="float">
            <text:p>-2.81212401496049</text:p>
          </table:table-cell>
          <table:table-cell office:value-type="float" office:value="0.715949817803077" calcext:value-type="float">
            <text:p>0.715949817803077</text:p>
          </table:table-cell>
          <table:table-cell office:value-type="float" office:value="-6.0328913970319" calcext:value-type="float">
            <text:p>-6.0328913970319</text:p>
          </table:table-cell>
          <table:table-cell office:value-type="float" office:value="0.0661090796280616" calcext:value-type="float">
            <text:p>0.066109079628062</text:p>
          </table:table-cell>
          <table:table-cell office:value-type="float" office:value="0.00187776674009857" calcext:value-type="float">
            <text:p>0.0018777667400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-2.60713181302567" calcext:value-type="float">
            <text:p>-2.60713181302567</text:p>
          </table:table-cell>
          <table:table-cell office:value-type="float" office:value="0.809730713599184" calcext:value-type="float">
            <text:p>0.809730713599184</text:p>
          </table:table-cell>
          <table:table-cell office:value-type="float" office:value="-5.87166630509713" calcext:value-type="float">
            <text:p>-5.87166630509713</text:p>
          </table:table-cell>
          <table:table-cell office:value-type="float" office:value="0.0675338442752181" calcext:value-type="float">
            <text:p>0.067533844275218</text:p>
          </table:table-cell>
          <table:table-cell office:value-type="float" office:value="0.000485881277107217" calcext:value-type="float">
            <text:p>0.0004858812771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-2.44097555453414" calcext:value-type="float">
            <text:p>-2.44097555453414</text:p>
          </table:table-cell>
          <table:table-cell office:value-type="float" office:value="0.872370602520988" calcext:value-type="float">
            <text:p>0.872370602520988</text:p>
          </table:table-cell>
          <table:table-cell office:value-type="float" office:value="-5.77126895672521" calcext:value-type="float">
            <text:p>-5.77126895672521</text:p>
          </table:table-cell>
          <table:table-cell office:value-type="float" office:value="0.0676032558862334" calcext:value-type="float">
            <text:p>0.067603255886233</text:p>
          </table:table-cell>
          <table:table-cell office:value-type="float" office:value="0.00163665272288747" calcext:value-type="float">
            <text:p>0.00163665272288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-2.39839914084902" calcext:value-type="float">
            <text:p>-2.39839914084902</text:p>
          </table:table-cell>
          <table:table-cell office:value-type="float" office:value="0.942737075100188" calcext:value-type="float">
            <text:p>0.942737075100188</text:p>
          </table:table-cell>
          <table:table-cell office:value-type="float" office:value="-5.6586338962277" calcext:value-type="float">
            <text:p>-5.6586338962277</text:p>
          </table:table-cell>
          <table:table-cell office:value-type="float" office:value="0.0703066554731457" calcext:value-type="float">
            <text:p>0.070306655473146</text:p>
          </table:table-cell>
          <table:table-cell office:value-type="float" office:value="0.00036167102581665" calcext:value-type="float">
            <text:p>0.00036167102581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-2.32171348727377" calcext:value-type="float">
            <text:p>-2.32171348727377</text:p>
          </table:table-cell>
          <table:table-cell office:value-type="float" office:value="1.00278774692192" calcext:value-type="float">
            <text:p>1.00278774692192</text:p>
          </table:table-cell>
          <table:table-cell office:value-type="float" office:value="-5.56028117789151" calcext:value-type="float">
            <text:p>-5.56028117789151</text:p>
          </table:table-cell>
          <table:table-cell office:value-type="float" office:value="0.0687028819344234" calcext:value-type="float">
            <text:p>0.068702881934423</text:p>
          </table:table-cell>
          <table:table-cell office:value-type="float" office:value="0.0008548587882939" calcext:value-type="float">
            <text:p>0.0008548587882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2.2865939596013" calcext:value-type="float">
            <text:p>-2.2865939596013</text:p>
          </table:table-cell>
          <table:table-cell office:value-type="float" office:value="1.01745671781894" calcext:value-type="float">
            <text:p>1.01745671781894</text:p>
          </table:table-cell>
          <table:table-cell office:value-type="float" office:value="-5.53499391524377" calcext:value-type="float">
            <text:p>-5.53499391524377</text:p>
          </table:table-cell>
          <table:table-cell office:value-type="float" office:value="0.0676836272253038" calcext:value-type="float">
            <text:p>0.067683627225304</text:p>
          </table:table-cell>
          <table:table-cell office:value-type="float" office:value="0.00082197960412875" calcext:value-type="float">
            <text:p>0.000821979604129</text:p>
          </table:table-cell>
        </table:table-row>
      </table:table>
      <table:table table:name="mix variant 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μ*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u*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<text:span text:style-name="T1">ΔD*</text:span>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1.57962102942465" calcext:value-type="float">
            <text:p>-1.57962102942465</text:p>
          </table:table-cell>
          <table:table-cell office:value-type="float" office:value="0.0162006179702444" calcext:value-type="float">
            <text:p>0.016200617970244</text:p>
          </table:table-cell>
          <table:table-cell office:value-type="float" office:value="-4.89066484119113" calcext:value-type="float">
            <text:p>-4.89066484119113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-1.61514948310427" calcext:value-type="float">
            <text:p>-1.61514948310427</text:p>
          </table:table-cell>
          <table:table-cell office:value-type="float" office:value="0.03191053627678" calcext:value-type="float">
            <text:p>0.03191053627678</text:p>
          </table:table-cell>
          <table:table-cell office:value-type="float" office:value="-4.86847459168575" calcext:value-type="float">
            <text:p>-4.86847459168575</text:p>
          </table:table-cell>
          <table:table-cell office:value-type="float" office:value="0.113308975118477" calcext:value-type="float">
            <text:p>0.113308975118477</text:p>
          </table:table-cell>
          <table:table-cell office:value-type="float" office:value="0.00843168411701847" calcext:value-type="float">
            <text:p>0.00843168411701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-1.67860517762481" calcext:value-type="float">
            <text:p>-1.67860517762481</text:p>
          </table:table-cell>
          <table:table-cell office:value-type="float" office:value="0.0791838910541347" calcext:value-type="float">
            <text:p>0.079183891054135</text:p>
          </table:table-cell>
          <table:table-cell office:value-type="float" office:value="-4.78738095629819" calcext:value-type="float">
            <text:p>-4.78738095629819</text:p>
          </table:table-cell>
          <table:table-cell office:value-type="float" office:value="0.137829540020309" calcext:value-type="float">
            <text:p>0.137829540020309</text:p>
          </table:table-cell>
          <table:table-cell office:value-type="float" office:value="0.0200782217968516" calcext:value-type="float">
            <text:p>0.02007822179685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1.80000809280494" calcext:value-type="float">
            <text:p>-1.80000809280494</text:p>
          </table:table-cell>
          <table:table-cell office:value-type="float" office:value="0.131652302648972" calcext:value-type="float">
            <text:p>0.131652302648972</text:p>
          </table:table-cell>
          <table:table-cell office:value-type="float" office:value="-4.69804866459021" calcext:value-type="float">
            <text:p>-4.69804866459021</text:p>
          </table:table-cell>
          <table:table-cell office:value-type="float" office:value="0.126752908199338" calcext:value-type="float">
            <text:p>0.126752908199338</text:p>
          </table:table-cell>
          <table:table-cell office:value-type="float" office:value="0.0064881590085896" calcext:value-type="float">
            <text:p>0.0064881590085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-1.90112106168936" calcext:value-type="float">
            <text:p>-1.90112106168936</text:p>
          </table:table-cell>
          <table:table-cell office:value-type="float" office:value="0.18109520232876" calcext:value-type="float">
            <text:p>0.18109520232876</text:p>
          </table:table-cell>
          <table:table-cell office:value-type="float" office:value="-4.62062333603145" calcext:value-type="float">
            <text:p>-4.62062333603145</text:p>
          </table:table-cell>
          <table:table-cell office:value-type="float" office:value="0.122109636746682" calcext:value-type="float">
            <text:p>0.122109636746682</text:p>
          </table:table-cell>
          <table:table-cell office:value-type="float" office:value="0.0009863755249545" calcext:value-type="float">
            <text:p>0.00098637552495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-2.11272824315153" calcext:value-type="float">
            <text:p>-2.11272824315153</text:p>
          </table:table-cell>
          <table:table-cell office:value-type="float" office:value="0.250690581023852" calcext:value-type="float">
            <text:p>0.250690581023852</text:p>
          </table:table-cell>
          <table:table-cell office:value-type="float" office:value="-4.50260608764577" calcext:value-type="float">
            <text:p>-4.50260608764577</text:p>
          </table:table-cell>
          <table:table-cell office:value-type="float" office:value="0.121053849610712" calcext:value-type="float">
            <text:p>0.121053849610712</text:p>
          </table:table-cell>
          <table:table-cell table:style-name="ce1" office:value-type="float" office:value="0.0000146129707400667" calcext:value-type="float">
            <text:p>1.46E-0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-2.30619835347326" calcext:value-type="float">
            <text:p>-2.30619835347326</text:p>
          </table:table-cell>
          <table:table-cell office:value-type="float" office:value="0.297914459069611" calcext:value-type="float">
            <text:p>0.297914459069611</text:p>
          </table:table-cell>
          <table:table-cell office:value-type="float" office:value="-4.42313612905129" calcext:value-type="float">
            <text:p>-4.42313612905129</text:p>
          </table:table-cell>
          <table:table-cell office:value-type="float" office:value="0.116629772719157" calcext:value-type="float">
            <text:p>0.116629772719157</text:p>
          </table:table-cell>
          <table:table-cell office:value-type="float" office:value="0.00249516475386638" calcext:value-type="float">
            <text:p>0.00249516475386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-2.49082844569935" calcext:value-type="float">
            <text:p>-2.49082844569935</text:p>
          </table:table-cell>
          <table:table-cell office:value-type="float" office:value="0.318350500380618" calcext:value-type="float">
            <text:p>0.318350500380618</text:p>
          </table:table-cell>
          <table:table-cell office:value-type="float" office:value="-4.39018150376959" calcext:value-type="float">
            <text:p>-4.39018150376959</text:p>
          </table:table-cell>
          <table:table-cell office:value-type="float" office:value="0.118580604312956" calcext:value-type="float">
            <text:p>0.118580604312956</text:p>
          </table:table-cell>
          <table:table-cell office:value-type="float" office:value="0.0007891004199636" calcext:value-type="float">
            <text:p>0.00078910041996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-2.58669753990391" calcext:value-type="float">
            <text:p>-2.58669753990391</text:p>
          </table:table-cell>
          <table:table-cell office:value-type="float" office:value="0.321012074756147" calcext:value-type="float">
            <text:p>0.321012074756147</text:p>
          </table:table-cell>
          <table:table-cell office:value-type="float" office:value="-4.38425809028373" calcext:value-type="float">
            <text:p>-4.38425809028373</text:p>
          </table:table-cell>
          <table:table-cell office:value-type="float" office:value="0.117985125755298" calcext:value-type="float">
            <text:p>0.117985125755298</text:p>
          </table:table-cell>
          <table:table-cell office:value-type="float" office:value="0.00280934362477782" calcext:value-type="float">
            <text:p>0.00280934362477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-2.67403932413594" calcext:value-type="float">
            <text:p>-2.67403932413594</text:p>
          </table:table-cell>
          <table:table-cell office:value-type="float" office:value="0.318350500380618" calcext:value-type="float">
            <text:p>0.318350500380618</text:p>
          </table:table-cell>
          <table:table-cell office:value-type="float" office:value="-4.39018150376959" calcext:value-type="float">
            <text:p>-4.39018150376959</text:p>
          </table:table-cell>
          <table:table-cell office:value-type="float" office:value="0.118997073979048" calcext:value-type="float">
            <text:p>0.118997073979048</text:p>
          </table:table-cell>
          <table:table-cell office:value-type="float" office:value="0.00157089435455717" calcext:value-type="float">
            <text:p>0.00157089435455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-2.8574666928116" calcext:value-type="float">
            <text:p>-2.8574666928116</text:p>
          </table:table-cell>
          <table:table-cell office:value-type="float" office:value="0.297914459069611" calcext:value-type="float">
            <text:p>0.297914459069611</text:p>
          </table:table-cell>
          <table:table-cell office:value-type="float" office:value="-4.42313612905129" calcext:value-type="float">
            <text:p>-4.42313612905129</text:p>
          </table:table-cell>
          <table:table-cell office:value-type="float" office:value="0.115018692695065" calcext:value-type="float">
            <text:p>0.115018692695065</text:p>
          </table:table-cell>
          <table:table-cell office:value-type="float" office:value="0.00292990063338337" calcext:value-type="float">
            <text:p>0.00292990063338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-3.04144731432046" calcext:value-type="float">
            <text:p>-3.04144731432046</text:p>
          </table:table-cell>
          <table:table-cell office:value-type="float" office:value="0.250690581023852" calcext:value-type="float">
            <text:p>0.250690581023852</text:p>
          </table:table-cell>
          <table:table-cell office:value-type="float" office:value="-4.50260608764577" calcext:value-type="float">
            <text:p>-4.50260608764577</text:p>
          </table:table-cell>
          <table:table-cell office:value-type="float" office:value="0.120922332874052" calcext:value-type="float">
            <text:p>0.120922332874052</text:p>
          </table:table-cell>
          <table:table-cell office:value-type="float" office:value="0.000774487449223533" calcext:value-type="float">
            <text:p>0.00077448744922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-3.22178368347152" calcext:value-type="float">
            <text:p>-3.22178368347152</text:p>
          </table:table-cell>
          <table:table-cell office:value-type="float" office:value="0.18109520232876" calcext:value-type="float">
            <text:p>0.18109520232876</text:p>
          </table:table-cell>
          <table:table-cell office:value-type="float" office:value="-4.62062333603145" calcext:value-type="float">
            <text:p>-4.62062333603145</text:p>
          </table:table-cell>
          <table:table-cell office:value-type="float" office:value="0.116706490815542" calcext:value-type="float">
            <text:p>0.116706490815542</text:p>
          </table:table-cell>
          <table:table-cell office:value-type="float" office:value="0.0023015428915605" calcext:value-type="float">
            <text:p>0.00230154289156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3.33357683748373" calcext:value-type="float">
            <text:p>-3.33357683748373</text:p>
          </table:table-cell>
          <table:table-cell office:value-type="float" office:value="0.131652302648972" calcext:value-type="float">
            <text:p>0.131652302648972</text:p>
          </table:table-cell>
          <table:table-cell office:value-type="float" office:value="-4.69804866459021" calcext:value-type="float">
            <text:p>-4.69804866459021</text:p>
          </table:table-cell>
          <table:table-cell office:value-type="float" office:value="0.113199377837926" calcext:value-type="float">
            <text:p>0.113199377837926</text:p>
          </table:table-cell>
          <table:table-cell office:value-type="float" office:value="0.000540679917382467" calcext:value-type="float">
            <text:p>0.00054067991738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-3.40428495501335" calcext:value-type="float">
            <text:p>-3.40428495501335</text:p>
          </table:table-cell>
          <table:table-cell office:value-type="float" office:value="0.0791838910541347" calcext:value-type="float">
            <text:p>0.079183891054135</text:p>
          </table:table-cell>
          <table:table-cell office:value-type="float" office:value="-4.78738095629819" calcext:value-type="float">
            <text:p>-4.78738095629819</text:p>
          </table:table-cell>
          <table:table-cell office:value-type="float" office:value="0.113897147190765" calcext:value-type="float">
            <text:p>0.113897147190765</text:p>
          </table:table-cell>
          <table:table-cell office:value-type="float" office:value="0.00118730387263042" calcext:value-type="float">
            <text:p>0.0011873038726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" calcext:value-type="float">
            <text:p>0.99</text:p>
          </table:table-cell>
          <table:table-cell office:value-type="float" office:value="-3.48963021815167" calcext:value-type="float">
            <text:p>-3.48963021815167</text:p>
          </table:table-cell>
          <table:table-cell office:value-type="float" office:value="0.03191053627678" calcext:value-type="float">
            <text:p>0.03191053627678</text:p>
          </table:table-cell>
          <table:table-cell office:value-type="float" office:value="-4.86847459168575" calcext:value-type="float">
            <text:p>-4.86847459168575</text:p>
          </table:table-cell>
          <table:table-cell office:value-type="float" office:value="0.113692565600404" calcext:value-type="float">
            <text:p>0.113692565600404</text:p>
          </table:table-cell>
          <table:table-cell office:value-type="float" office:value="0.00137727249225128" calcext:value-type="float">
            <text:p>0.00137727249225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3.47589511520579" calcext:value-type="float">
            <text:p>-3.47589511520579</text:p>
          </table:table-cell>
          <table:table-cell office:value-type="float" office:value="0.0162006179702444" calcext:value-type="float">
            <text:p>0.016200617970244</text:p>
          </table:table-cell>
          <table:table-cell office:value-type="float" office:value="-4.89066484119113" calcext:value-type="float">
            <text:p>-4.89066484119113</text:p>
          </table:table-cell>
          <table:table-cell office:value-type="float" office:value="0.112698883590079" calcext:value-type="float">
            <text:p>0.112698883590079</text:p>
          </table:table-cell>
          <table:table-cell office:value-type="float" office:value="0.0021481066987898" calcext:value-type="float">
            <text:p>0.00214810669879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-1.34785620125732" calcext:value-type="float">
            <text:p>-1.34785620125732</text:p>
          </table:table-cell>
          <table:table-cell office:value-type="float" office:value="0.144558493867739" calcext:value-type="float">
            <text:p>0.144558493867739</text:p>
          </table:table-cell>
          <table:table-cell office:value-type="float" office:value="-5.02473844897501" calcext:value-type="float">
            <text:p>-5.02473844897501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-1.37762360913039" calcext:value-type="float">
            <text:p>-1.37762360913039</text:p>
          </table:table-cell>
          <table:table-cell office:value-type="float" office:value="0.157682343593484" calcext:value-type="float">
            <text:p>0.157682343593484</text:p>
          </table:table-cell>
          <table:table-cell office:value-type="float" office:value="-5.00182656533937" calcext:value-type="float">
            <text:p>-5.00182656533937</text:p>
          </table:table-cell>
          <table:table-cell office:value-type="float" office:value="0.125397555163197" calcext:value-type="float">
            <text:p>0.125397555163197</text:p>
          </table:table-cell>
          <table:table-cell office:value-type="float" office:value="0.0121762578691606" calcext:value-type="float">
            <text:p>0.01217625786916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office:value-type="float" office:value="-1.49397508539873" calcext:value-type="float">
            <text:p>-1.49397508539873</text:p>
          </table:table-cell>
          <table:table-cell office:value-type="float" office:value="0.209904544891569" calcext:value-type="float">
            <text:p>0.209904544891569</text:p>
          </table:table-cell>
          <table:table-cell office:value-type="float" office:value="-4.91796666578583" calcext:value-type="float">
            <text:p>-4.91796666578583</text:p>
          </table:table-cell>
          <table:table-cell office:value-type="float" office:value="0.12604052587576" calcext:value-type="float">
            <text:p>0.12604052587576</text:p>
          </table:table-cell>
          <table:table-cell office:value-type="float" office:value="0.0123917991875765" calcext:value-type="float">
            <text:p>0.01239179918757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-1.58939917188962" calcext:value-type="float">
            <text:p>-1.58939917188962</text:p>
          </table:table-cell>
          <table:table-cell office:value-type="float" office:value="0.265887564471491" calcext:value-type="float">
            <text:p>0.265887564471491</text:p>
          </table:table-cell>
          <table:table-cell office:value-type="float" office:value="-4.82559749711302" calcext:value-type="float">
            <text:p>-4.82559749711302</text:p>
          </table:table-cell>
          <table:table-cell office:value-type="float" office:value="0.120743323982486" calcext:value-type="float">
            <text:p>0.120743323982486</text:p>
          </table:table-cell>
          <table:table-cell office:value-type="float" office:value="0.00488438546986728" calcext:value-type="float">
            <text:p>0.00488438546986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 office:value-type="float" office:value="-1.69564777033437" calcext:value-type="float">
            <text:p>-1.69564777033437</text:p>
          </table:table-cell>
          <table:table-cell office:value-type="float" office:value="0.314091199138956" calcext:value-type="float">
            <text:p>0.314091199138956</text:p>
          </table:table-cell>
          <table:table-cell office:value-type="float" office:value="-4.74591706189721" calcext:value-type="float">
            <text:p>-4.74591706189721</text:p>
          </table:table-cell>
          <table:table-cell office:value-type="float" office:value="0.118354103266485" calcext:value-type="float">
            <text:p>0.118354103266485</text:p>
          </table:table-cell>
          <table:table-cell office:value-type="float" office:value="0.00866549164885953" calcext:value-type="float">
            <text:p>0.00866549164886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-1.92679920949098" calcext:value-type="float">
            <text:p>-1.92679920949098</text:p>
          </table:table-cell>
          <table:table-cell office:value-type="float" office:value="0.388304340929519" calcext:value-type="float">
            <text:p>0.388304340929519</text:p>
          </table:table-cell>
          <table:table-cell office:value-type="float" office:value="-4.62504334507927" calcext:value-type="float">
            <text:p>-4.62504334507927</text:p>
          </table:table-cell>
          <table:table-cell office:value-type="float" office:value="0.106824469352572" calcext:value-type="float">
            <text:p>0.106824469352572</text:p>
          </table:table-cell>
          <table:table-cell office:value-type="float" office:value="0.0054579445714149" calcext:value-type="float">
            <text:p>0.00545794457141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-2.13429307641069" calcext:value-type="float">
            <text:p>-2.13429307641069</text:p>
          </table:table-cell>
          <table:table-cell office:value-type="float" office:value="0.436509931199023" calcext:value-type="float">
            <text:p>0.436509931199023</text:p>
          </table:table-cell>
          <table:table-cell office:value-type="float" office:value="-4.54668590576893" calcext:value-type="float">
            <text:p>-4.54668590576893</text:p>
          </table:table-cell>
          <table:table-cell office:value-type="float" office:value="0.110094121555662" calcext:value-type="float">
            <text:p>0.110094121555662</text:p>
          </table:table-cell>
          <table:table-cell office:value-type="float" office:value="0.0019508315937989" calcext:value-type="float">
            <text:p>0.001950831593799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  <table:table-cell office:value-type="float" office:value="-2.32058292713637" calcext:value-type="float">
            <text:p>-2.32058292713637</text:p>
          </table:table-cell>
          <table:table-cell office:value-type="float" office:value="0.459427631497941" calcext:value-type="float">
            <text:p>0.459427631497941</text:p>
          </table:table-cell>
          <table:table-cell office:value-type="float" office:value="-4.50988256512586" calcext:value-type="float">
            <text:p>-4.50988256512586</text:p>
          </table:table-cell>
          <table:table-cell office:value-type="float" office:value="0.102323674364632" calcext:value-type="float">
            <text:p>0.102323674364632</text:p>
          </table:table-cell>
          <table:table-cell office:value-type="float" office:value="0.00363497647159158" calcext:value-type="float">
            <text:p>0.00363497647159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 office:value-type="float" office:value="-2.42236942120903" calcext:value-type="float">
            <text:p>-2.42236942120903</text:p>
          </table:table-cell>
          <table:table-cell office:value-type="float" office:value="0.460780908109157" calcext:value-type="float">
            <text:p>0.460780908109157</text:p>
          </table:table-cell>
          <table:table-cell office:value-type="float" office:value="-4.50771766273509" calcext:value-type="float">
            <text:p>-4.50771766273509</text:p>
          </table:table-cell>
          <table:table-cell office:value-type="float" office:value="0.10421605407547" calcext:value-type="float">
            <text:p>0.10421605407547</text:p>
          </table:table-cell>
          <table:table-cell office:value-type="float" office:value="0.00474556224783665" calcext:value-type="float">
            <text:p>0.00474556224783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office:value-type="float" office:value="-2.52460092299535" calcext:value-type="float">
            <text:p>-2.52460092299535</text:p>
          </table:table-cell>
          <table:table-cell office:value-type="float" office:value="0.459427631497941" calcext:value-type="float">
            <text:p>0.459427631497941</text:p>
          </table:table-cell>
          <table:table-cell office:value-type="float" office:value="-4.50988256512586" calcext:value-type="float">
            <text:p>-4.50988256512586</text:p>
          </table:table-cell>
          <table:table-cell office:value-type="float" office:value="0.107949668099557" calcext:value-type="float">
            <text:p>0.107949668099557</text:p>
          </table:table-cell>
          <table:table-cell office:value-type="float" office:value="0.00572828453010613" calcext:value-type="float">
            <text:p>0.005728284530106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-2.70650083276197" calcext:value-type="float">
            <text:p>-2.70650083276197</text:p>
          </table:table-cell>
          <table:table-cell office:value-type="float" office:value="0.436509931199023" calcext:value-type="float">
            <text:p>0.436509931199023</text:p>
          </table:table-cell>
          <table:table-cell office:value-type="float" office:value="-4.54668590576893" calcext:value-type="float">
            <text:p>-4.54668590576893</text:p>
          </table:table-cell>
          <table:table-cell office:value-type="float" office:value="0.107898522701967" calcext:value-type="float">
            <text:p>0.107898522701967</text:p>
          </table:table-cell>
          <table:table-cell office:value-type="float" office:value="0.00182662134250833" calcext:value-type="float">
            <text:p>0.001826621342508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-2.88265172395754" calcext:value-type="float">
            <text:p>-2.88265172395754</text:p>
          </table:table-cell>
          <table:table-cell office:value-type="float" office:value="0.388304340929519" calcext:value-type="float">
            <text:p>0.388304340929519</text:p>
          </table:table-cell>
          <table:table-cell office:value-type="float" office:value="-4.62504334507927" calcext:value-type="float">
            <text:p>-4.62504334507927</text:p>
          </table:table-cell>
          <table:table-cell office:value-type="float" office:value="0.104880944244143" calcext:value-type="float">
            <text:p>0.104880944244143</text:p>
          </table:table-cell>
          <table:table-cell office:value-type="float" office:value="0.00294451360412343" calcext:value-type="float">
            <text:p>0.002944513604123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-3.04925299016273" calcext:value-type="float">
            <text:p>-3.04925299016273</text:p>
          </table:table-cell>
          <table:table-cell office:value-type="float" office:value="0.314091199138956" calcext:value-type="float">
            <text:p>0.314091199138956</text:p>
          </table:table-cell>
          <table:table-cell office:value-type="float" office:value="-4.74591706189721" calcext:value-type="float">
            <text:p>-4.74591706189721</text:p>
          </table:table-cell>
          <table:table-cell office:value-type="float" office:value="0.106809856381832" calcext:value-type="float">
            <text:p>0.106809856381832</text:p>
          </table:table-cell>
          <table:table-cell office:value-type="float" office:value="0.000438389122202" calcext:value-type="float">
            <text:p>0.00043838912220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office:value-type="float" office:value="-3.16416119817055" calcext:value-type="float">
            <text:p>-3.16416119817055</text:p>
          </table:table-cell>
          <table:table-cell office:value-type="float" office:value="0.265887564471491" calcext:value-type="float">
            <text:p>0.265887564471491</text:p>
          </table:table-cell>
          <table:table-cell office:value-type="float" office:value="-4.82559749711302" calcext:value-type="float">
            <text:p>-4.82559749711302</text:p>
          </table:table-cell>
          <table:table-cell office:value-type="float" office:value="0.109257528980793" calcext:value-type="float">
            <text:p>0.109257528980793</text:p>
          </table:table-cell>
          <table:table-cell office:value-type="float" office:value="0.00121652981411055" calcext:value-type="float">
            <text:p>0.00121652981411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5" calcext:value-type="float">
            <text:p>0.95</text:p>
          </table:table-cell>
          <table:table-cell office:value-type="float" office:value="-3.26251993012449" calcext:value-type="float">
            <text:p>-3.26251993012449</text:p>
          </table:table-cell>
          <table:table-cell office:value-type="float" office:value="0.209904544891569" calcext:value-type="float">
            <text:p>0.209904544891569</text:p>
          </table:table-cell>
          <table:table-cell office:value-type="float" office:value="-4.91796666578583" calcext:value-type="float">
            <text:p>-4.91796666578583</text:p>
          </table:table-cell>
          <table:table-cell office:value-type="float" office:value="0.105933078137428" calcext:value-type="float">
            <text:p>0.105933078137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9" calcext:value-type="float">
            <text:p>0.99</text:p>
          </table:table-cell>
          <table:table-cell office:value-type="float" office:value="-3.32375058607674" calcext:value-type="float">
            <text:p>-3.32375058607674</text:p>
          </table:table-cell>
          <table:table-cell office:value-type="float" office:value="0.157682343593484" calcext:value-type="float">
            <text:p>0.157682343593484</text:p>
          </table:table-cell>
          <table:table-cell office:value-type="float" office:value="-5.00182656533937" calcext:value-type="float">
            <text:p>-5.00182656533937</text:p>
          </table:table-cell>
          <table:table-cell office:value-type="float" office:value="0.102714571331929" calcext:value-type="float">
            <text:p>0.102714571331929</text:p>
          </table:table-cell>
          <table:table-cell office:value-type="float" office:value="0.000847552302923867" calcext:value-type="float">
            <text:p>0.000847552302924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-3.33241019563982" calcext:value-type="float">
            <text:p>-3.33241019563982</text:p>
          </table:table-cell>
          <table:table-cell office:value-type="float" office:value="0.144558493867739" calcext:value-type="float">
            <text:p>0.144558493867739</text:p>
          </table:table-cell>
          <table:table-cell office:value-type="float" office:value="-5.02473844897501" calcext:value-type="float">
            <text:p>-5.02473844897501</text:p>
          </table:table-cell>
          <table:table-cell office:value-type="float" office:value="0.104848065059978" calcext:value-type="float">
            <text:p>0.104848065059978</text:p>
          </table:table-cell>
          <table:table-cell office:value-type="float" office:value="0.00164761245094252" calcext:value-type="float">
            <text:p>0.00164761245094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1.1197957616253" calcext:value-type="float">
            <text:p>-1.1197957616253</text:p>
          </table:table-cell>
          <table:table-cell office:value-type="float" office:value="0.304631952074713" calcext:value-type="float">
            <text:p>0.304631952074713</text:p>
          </table:table-cell>
          <table:table-cell office:value-type="float" office:value="-5.15628633730299" calcext:value-type="float">
            <text:p>-5.15628633730299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-1.14479437062093" calcext:value-type="float">
            <text:p>-1.14479437062093</text:p>
          </table:table-cell>
          <table:table-cell office:value-type="float" office:value="0.318516726553961" calcext:value-type="float">
            <text:p>0.318516726553961</text:p>
          </table:table-cell>
          <table:table-cell office:value-type="float" office:value="-5.13358493028868" calcext:value-type="float">
            <text:p>-5.13358493028868</text:p>
          </table:table-cell>
          <table:table-cell office:value-type="float" office:value="0.115500920729487" calcext:value-type="float">
            <text:p>0.115500920729487</text:p>
          </table:table-cell>
          <table:table-cell office:value-type="float" office:value="0.00729552564197828" calcext:value-type="float">
            <text:p>0.007295525641978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 office:value-type="float" office:value="-1.23827605857789" calcext:value-type="float">
            <text:p>-1.23827605857789</text:p>
          </table:table-cell>
          <table:table-cell office:value-type="float" office:value="0.370496628759373" calcext:value-type="float">
            <text:p>0.370496628759373</text:p>
          </table:table-cell>
          <table:table-cell office:value-type="float" office:value="-5.04698883465791" calcext:value-type="float">
            <text:p>-5.04698883465791</text:p>
          </table:table-cell>
          <table:table-cell office:value-type="float" office:value="0.102363860034167" calcext:value-type="float">
            <text:p>0.102363860034167</text:p>
          </table:table-cell>
          <table:table-cell office:value-type="float" office:value="0.009644560688444" calcext:value-type="float">
            <text:p>0.009644560688444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 office:value-type="float" office:value="-1.35449523525568" calcext:value-type="float">
            <text:p>-1.35449523525568</text:p>
          </table:table-cell>
          <table:table-cell office:value-type="float" office:value="0.429283981663696" calcext:value-type="float">
            <text:p>0.429283981663696</text:p>
          </table:table-cell>
          <table:table-cell office:value-type="float" office:value="-4.95137231239895" calcext:value-type="float">
            <text:p>-4.95137231239895</text:p>
          </table:table-cell>
          <table:table-cell office:value-type="float" office:value="0.108252887242414" calcext:value-type="float">
            <text:p>0.108252887242414</text:p>
          </table:table-cell>
          <table:table-cell office:value-type="float" office:value="0.00178643567297315" calcext:value-type="float">
            <text:p>0.00178643567297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office:value-type="float" office:value="-1.49798015482165" calcext:value-type="float">
            <text:p>-1.49798015482165</text:p>
          </table:table-cell>
          <table:table-cell office:value-type="float" office:value="0.480950987542815" calcext:value-type="float">
            <text:p>0.480950987542815</text:p>
          </table:table-cell>
          <table:table-cell office:value-type="float" office:value="-4.86958711096989" calcext:value-type="float">
            <text:p>-4.86958711096989</text:p>
          </table:table-cell>
          <table:table-cell office:value-type="float" office:value="0.0958976204816875" calcext:value-type="float">
            <text:p>0.095897620481688</text:p>
          </table:table-cell>
          <table:table-cell office:value-type="float" office:value="0.0010740533493949" calcext:value-type="float">
            <text:p>0.00107405334939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5" calcext:value-type="float">
            <text:p>0.25</text:p>
          </table:table-cell>
          <table:table-cell office:value-type="float" office:value="-1.70043461006507" calcext:value-type="float">
            <text:p>-1.70043461006507</text:p>
          </table:table-cell>
          <table:table-cell office:value-type="float" office:value="0.557152976607378" calcext:value-type="float">
            <text:p>0.557152976607378</text:p>
          </table:table-cell>
          <table:table-cell office:value-type="float" office:value="-4.74465420216926" calcext:value-type="float">
            <text:p>-4.74465420216926</text:p>
          </table:table-cell>
          <table:table-cell office:value-type="float" office:value="0.0980859128500125" calcext:value-type="float">
            <text:p>0.098085912850013</text:p>
          </table:table-cell>
          <table:table-cell office:value-type="float" office:value="0.00551639645437517" calcext:value-type="float">
            <text:p>0.00551639645437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5" calcext:value-type="float">
            <text:p>0.35</text:p>
          </table:table-cell>
          <table:table-cell office:value-type="float" office:value="-1.91900556088422" calcext:value-type="float">
            <text:p>-1.91900556088422</text:p>
          </table:table-cell>
          <table:table-cell office:value-type="float" office:value="0.60515909546887" calcext:value-type="float">
            <text:p>0.60515909546887</text:p>
          </table:table-cell>
          <table:table-cell office:value-type="float" office:value="-4.66491363077593" calcext:value-type="float">
            <text:p>-4.66491363077593</text:p>
          </table:table-cell>
          <table:table-cell office:value-type="float" office:value="0.0950683343921887" calcext:value-type="float">
            <text:p>0.095068334392189</text:p>
          </table:table-cell>
          <table:table-cell office:value-type="float" office:value="0.00115442468846527" calcext:value-type="float">
            <text:p>0.00115442468846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5" calcext:value-type="float">
            <text:p>0.45</text:p>
          </table:table-cell>
          <table:table-cell office:value-type="float" office:value="-2.11609586909273" calcext:value-type="float">
            <text:p>-2.11609586909273</text:p>
          </table:table-cell>
          <table:table-cell office:value-type="float" office:value="0.628968550297722" calcext:value-type="float">
            <text:p>0.628968550297722</text:p>
          </table:table-cell>
          <table:table-cell office:value-type="float" office:value="-4.62795994968906" calcext:value-type="float">
            <text:p>-4.62795994968906</text:p>
          </table:table-cell>
          <table:table-cell office:value-type="float" office:value="0.101424976664118" calcext:value-type="float">
            <text:p>0.101424976664118</text:p>
          </table:table-cell>
          <table:table-cell office:value-type="float" office:value="0.00132247385197603" calcext:value-type="float">
            <text:p>0.001322473851976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-2.21356458561936" calcext:value-type="float">
            <text:p>-2.21356458561936</text:p>
          </table:table-cell>
          <table:table-cell office:value-type="float" office:value="0.628129597022849" calcext:value-type="float">
            <text:p>0.628129597022849</text:p>
          </table:table-cell>
          <table:table-cell office:value-type="float" office:value="-4.63012485207983" calcext:value-type="float">
            <text:p>-4.63012485207983</text:p>
          </table:table-cell>
          <table:table-cell office:value-type="float" office:value="0.0995252904679091" calcext:value-type="float">
            <text:p>0.099525290467909</text:p>
          </table:table-cell>
          <table:table-cell office:value-type="float" office:value="0.0013809257349363" calcext:value-type="float">
            <text:p>0.001380925734936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-2.30825501074449" calcext:value-type="float">
            <text:p>-2.30825501074449</text:p>
          </table:table-cell>
          <table:table-cell office:value-type="float" office:value="0.628968550297722" calcext:value-type="float">
            <text:p>0.628968550297722</text:p>
          </table:table-cell>
          <table:table-cell office:value-type="float" office:value="-4.62795994968906" calcext:value-type="float">
            <text:p>-4.62795994968906</text:p>
          </table:table-cell>
          <table:table-cell office:value-type="float" office:value="0.100025784715756" calcext:value-type="float">
            <text:p>0.100025784715756</text:p>
          </table:table-cell>
          <table:table-cell office:value-type="float" office:value="0.00245132584164618" calcext:value-type="float">
            <text:p>0.002451325841646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-2.49281293955756" calcext:value-type="float">
            <text:p>-2.49281293955756</text:p>
          </table:table-cell>
          <table:table-cell office:value-type="float" office:value="0.60515909546887" calcext:value-type="float">
            <text:p>0.60515909546887</text:p>
          </table:table-cell>
          <table:table-cell office:value-type="float" office:value="-4.66491363077593" calcext:value-type="float">
            <text:p>-4.66491363077593</text:p>
          </table:table-cell>
          <table:table-cell office:value-type="float" office:value="0.0982393490427832" calcext:value-type="float">
            <text:p>0.098239349042783</text:p>
          </table:table-cell>
          <table:table-cell office:value-type="float" office:value="0.00143937761789657" calcext:value-type="float">
            <text:p>0.001439377617897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-2.68073849431182" calcext:value-type="float">
            <text:p>-2.68073849431182</text:p>
          </table:table-cell>
          <table:table-cell office:value-type="float" office:value="0.557152976607378" calcext:value-type="float">
            <text:p>0.557152976607378</text:p>
          </table:table-cell>
          <table:table-cell office:value-type="float" office:value="-4.74465420216926" calcext:value-type="float">
            <text:p>-4.74465420216926</text:p>
          </table:table-cell>
          <table:table-cell office:value-type="float" office:value="0.098414704691664" calcext:value-type="float">
            <text:p>0.098414704691664</text:p>
          </table:table-cell>
          <table:table-cell office:value-type="float" office:value="0.000993682010324533" calcext:value-type="float">
            <text:p>0.00099368201032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-2.87698689603503" calcext:value-type="float">
            <text:p>-2.87698689603503</text:p>
          </table:table-cell>
          <table:table-cell office:value-type="float" office:value="0.480950987542815" calcext:value-type="float">
            <text:p>0.480950987542815</text:p>
          </table:table-cell>
          <table:table-cell office:value-type="float" office:value="-4.86958711096989" calcext:value-type="float">
            <text:p>-4.86958711096989</text:p>
          </table:table-cell>
          <table:table-cell office:value-type="float" office:value="0.0950610279068187" calcext:value-type="float">
            <text:p>0.095061027906819</text:p>
          </table:table-cell>
          <table:table-cell office:value-type="float" office:value="0.00300661872976872" calcext:value-type="float">
            <text:p>0.003006618729769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-2.94824826639785" calcext:value-type="float">
            <text:p>-2.94824826639785</text:p>
          </table:table-cell>
          <table:table-cell office:value-type="float" office:value="0.429283981663696" calcext:value-type="float">
            <text:p>0.429283981663696</text:p>
          </table:table-cell>
          <table:table-cell office:value-type="float" office:value="-4.95137231239895" calcext:value-type="float">
            <text:p>-4.95137231239895</text:p>
          </table:table-cell>
          <table:table-cell office:value-type="float" office:value="0.0951669719446842" calcext:value-type="float">
            <text:p>0.095166971944684</text:p>
          </table:table-cell>
          <table:table-cell office:value-type="float" office:value="0.000522413703957383" calcext:value-type="float">
            <text:p>0.000522413703957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-3.05557931603798" calcext:value-type="float">
            <text:p>-3.05557931603798</text:p>
          </table:table-cell>
          <table:table-cell office:value-type="float" office:value="0.370496628759373" calcext:value-type="float">
            <text:p>0.370496628759373</text:p>
          </table:table-cell>
          <table:table-cell office:value-type="float" office:value="-5.04698883465791" calcext:value-type="float">
            <text:p>-5.04698883465791</text:p>
          </table:table-cell>
          <table:table-cell office:value-type="float" office:value="0.0967305598138713" calcext:value-type="float">
            <text:p>0.096730559813871</text:p>
          </table:table-cell>
          <table:table-cell office:value-type="float" office:value="0.000562599373492567" calcext:value-type="float">
            <text:p>0.00056259937349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-3.11252827615071" calcext:value-type="float">
            <text:p>-3.11252827615071</text:p>
          </table:table-cell>
          <table:table-cell office:value-type="float" office:value="0.318516726553961" calcext:value-type="float">
            <text:p>0.318516726553961</text:p>
          </table:table-cell>
          <table:table-cell office:value-type="float" office:value="-5.13358493028868" calcext:value-type="float">
            <text:p>-5.13358493028868</text:p>
          </table:table-cell>
          <table:table-cell office:value-type="float" office:value="0.0974539018655046" calcext:value-type="float">
            <text:p>0.097453901865505</text:p>
          </table:table-cell>
          <table:table-cell office:value-type="float" office:value="0.0010082949810646" calcext:value-type="float">
            <text:p>0.00100829498106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-3.16641029120985" calcext:value-type="float">
            <text:p>-3.16641029120985</text:p>
          </table:table-cell>
          <table:table-cell office:value-type="float" office:value="0.304631952074713" calcext:value-type="float">
            <text:p>0.304631952074713</text:p>
          </table:table-cell>
          <table:table-cell office:value-type="float" office:value="-5.15628633730299" calcext:value-type="float">
            <text:p>-5.15628633730299</text:p>
          </table:table-cell>
          <table:table-cell office:value-type="float" office:value="0.0984402773904591" calcext:value-type="float">
            <text:p>0.098440277390459</text:p>
          </table:table-cell>
          <table:table-cell office:value-type="float" office:value="0.0014466841032666" calcext:value-type="float">
            <text:p>0.00144668410326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0.836251279164973" calcext:value-type="float">
            <text:p>-0.836251279164973</text:p>
          </table:table-cell>
          <table:table-cell office:value-type="float" office:value="0.500078731089509" calcext:value-type="float">
            <text:p>0.500078731089509</text:p>
          </table:table-cell>
          <table:table-cell office:value-type="float" office:value="-5.28639095737046" calcext:value-type="float">
            <text:p>-5.28639095737046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-0.87280926420376" calcext:value-type="float">
            <text:p>-0.87280926420376</text:p>
          </table:table-cell>
          <table:table-cell office:value-type="float" office:value="0.515307004169778" calcext:value-type="float">
            <text:p>0.515307004169778</text:p>
          </table:table-cell>
          <table:table-cell office:value-type="float" office:value="-5.26239662253944" calcext:value-type="float">
            <text:p>-5.26239662253944</text:p>
          </table:table-cell>
          <table:table-cell office:value-type="float" office:value="0.095777063473082" calcext:value-type="float">
            <text:p>0.095777063473082</text:p>
          </table:table-cell>
          <table:table-cell office:value-type="float" office:value="0.0156139592357612" calcext:value-type="float">
            <text:p>0.015613959235761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-0.955200638302229" calcext:value-type="float">
            <text:p>-0.955200638302229</text:p>
          </table:table-cell>
          <table:table-cell office:value-type="float" office:value="0.56836835430294" calcext:value-type="float">
            <text:p>0.56836835430294</text:p>
          </table:table-cell>
          <table:table-cell office:value-type="float" office:value="-5.1736356245179" calcext:value-type="float">
            <text:p>-5.1736356245179</text:p>
          </table:table-cell>
          <table:table-cell office:value-type="float" office:value="0.0884413521615685" calcext:value-type="float">
            <text:p>0.088441352161569</text:p>
          </table:table-cell>
          <table:table-cell office:value-type="float" office:value="0.000138823222030633" calcext:value-type="float">
            <text:p>0.000138823222031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office:value-type="float" office:value="-1.08848886760768" calcext:value-type="float">
            <text:p>-1.08848886760768</text:p>
          </table:table-cell>
          <table:table-cell office:value-type="float" office:value="0.629338159083156" calcext:value-type="float">
            <text:p>0.629338159083156</text:p>
          </table:table-cell>
          <table:table-cell office:value-type="float" office:value="-5.07411025072005" calcext:value-type="float">
            <text:p>-5.07411025072005</text:p>
          </table:table-cell>
          <table:table-cell office:value-type="float" office:value="0.0862128741237083" calcext:value-type="float">
            <text:p>0.086212874123708</text:p>
          </table:table-cell>
          <table:table-cell office:value-type="float" office:value="0.00159646705335228" calcext:value-type="float">
            <text:p>0.001596467053352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5" calcext:value-type="float">
            <text:p>0.15</text:p>
          </table:table-cell>
          <table:table-cell office:value-type="float" office:value="-1.23905782888567" calcext:value-type="float">
            <text:p>-1.23905782888567</text:p>
          </table:table-cell>
          <table:table-cell office:value-type="float" office:value="0.680490841625931" calcext:value-type="float">
            <text:p>0.680490841625931</text:p>
          </table:table-cell>
          <table:table-cell office:value-type="float" office:value="-4.9916334832495" calcext:value-type="float">
            <text:p>-4.9916334832495</text:p>
          </table:table-cell>
          <table:table-cell office:value-type="float" office:value="0.0923905075040715" calcext:value-type="float">
            <text:p>0.092390507504072</text:p>
          </table:table-cell>
          <table:table-cell office:value-type="float" office:value="0.00463231172460113" calcext:value-type="float">
            <text:p>0.004632311724601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5" calcext:value-type="float">
            <text:p>0.25</text:p>
          </table:table-cell>
          <table:table-cell office:value-type="float" office:value="-1.45960124632751" calcext:value-type="float">
            <text:p>-1.45960124632751</text:p>
          </table:table-cell>
          <table:table-cell office:value-type="float" office:value="0.760899330677095" calcext:value-type="float">
            <text:p>0.760899330677095</text:p>
          </table:table-cell>
          <table:table-cell office:value-type="float" office:value="-4.86059675243045" calcext:value-type="float">
            <text:p>-4.86059675243045</text:p>
          </table:table-cell>
          <table:table-cell office:value-type="float" office:value="0.0873380728706935" calcext:value-type="float">
            <text:p>0.087338072870694</text:p>
          </table:table-cell>
          <table:table-cell office:value-type="float" office:value="0.0033536767848453" calcext:value-type="float">
            <text:p>0.00335367678484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-1.65554896716312" calcext:value-type="float">
            <text:p>-1.65554896716312</text:p>
          </table:table-cell>
          <table:table-cell office:value-type="float" office:value="0.809468662925914" calcext:value-type="float">
            <text:p>0.809468662925914</text:p>
          </table:table-cell>
          <table:table-cell office:value-type="float" office:value="-4.78199876841003" calcext:value-type="float">
            <text:p>-4.78199876841003</text:p>
          </table:table-cell>
          <table:table-cell office:value-type="float" office:value="0.0901656827088964" calcext:value-type="float">
            <text:p>0.090165682708896</text:p>
          </table:table-cell>
          <table:table-cell office:value-type="float" office:value="0.0036386297142766" calcext:value-type="float">
            <text:p>0.00363862971427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-1.85202588636092" calcext:value-type="float">
            <text:p>-1.85202588636092</text:p>
          </table:table-cell>
          <table:table-cell office:value-type="float" office:value="0.834907134253529" calcext:value-type="float">
            <text:p>0.834907134253529</text:p>
          </table:table-cell>
          <table:table-cell office:value-type="float" office:value="-4.74134671240559" calcext:value-type="float">
            <text:p>-4.74134671240559</text:p>
          </table:table-cell>
          <table:table-cell office:value-type="float" office:value="0.0882842627261128" calcext:value-type="float">
            <text:p>0.088284262726113</text:p>
          </table:table-cell>
          <table:table-cell office:value-type="float" office:value="0.0016220397521474" calcext:value-type="float">
            <text:p>0.00162203975214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-1.96588772487987" calcext:value-type="float">
            <text:p>-1.96588772487987</text:p>
          </table:table-cell>
          <table:table-cell office:value-type="float" office:value="0.833980178886886" calcext:value-type="float">
            <text:p>0.833980178886886</text:p>
          </table:table-cell>
          <table:table-cell office:value-type="float" office:value="-4.74047473783153" calcext:value-type="float">
            <text:p>-4.74047473783153</text:p>
          </table:table-cell>
          <table:table-cell office:value-type="float" office:value="0.0903958369980524" calcext:value-type="float">
            <text:p>0.090395836998052</text:p>
          </table:table-cell>
          <table:table-cell office:value-type="float" office:value="0.000347058055076583" calcext:value-type="float">
            <text:p>0.00034705805507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office:value-type="float" office:value="-2.06595432427542" calcext:value-type="float">
            <text:p>-2.06595432427542</text:p>
          </table:table-cell>
          <table:table-cell office:value-type="float" office:value="0.834907134253529" calcext:value-type="float">
            <text:p>0.834907134253529</text:p>
          </table:table-cell>
          <table:table-cell office:value-type="float" office:value="-4.74134671240559" calcext:value-type="float">
            <text:p>-4.74134671240559</text:p>
          </table:table-cell>
          <table:table-cell office:value-type="float" office:value="0.0926937266469279" calcext:value-type="float">
            <text:p>0.092693726646928</text:p>
          </table:table-cell>
          <table:table-cell office:value-type="float" office:value="0.00327330544577493" calcext:value-type="float">
            <text:p>0.00327330544577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5" calcext:value-type="float">
            <text:p>0.65</text:p>
          </table:table-cell>
          <table:table-cell office:value-type="float" office:value="-2.24416187274223" calcext:value-type="float">
            <text:p>-2.24416187274223</text:p>
          </table:table-cell>
          <table:table-cell office:value-type="float" office:value="0.809468662925914" calcext:value-type="float">
            <text:p>0.809468662925914</text:p>
          </table:table-cell>
          <table:table-cell office:value-type="float" office:value="-4.78199876841003" calcext:value-type="float">
            <text:p>-4.78199876841003</text:p>
          </table:table-cell>
          <table:table-cell office:value-type="float" office:value="0.0901693359515814" calcext:value-type="float">
            <text:p>0.090169335951581</text:p>
          </table:table-cell>
          <table:table-cell office:value-type="float" office:value="0.0000949843098104333" calcext:value-type="float">
            <text:p>9.49843098104333E-0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-2.43605641521289" calcext:value-type="float">
            <text:p>-2.43605641521289</text:p>
          </table:table-cell>
          <table:table-cell office:value-type="float" office:value="0.760899330677095" calcext:value-type="float">
            <text:p>0.760899330677095</text:p>
          </table:table-cell>
          <table:table-cell office:value-type="float" office:value="-4.86059675243045" calcext:value-type="float">
            <text:p>-4.86059675243045</text:p>
          </table:table-cell>
          <table:table-cell office:value-type="float" office:value="0.0903410383577772" calcext:value-type="float">
            <text:p>0.090341038357777</text:p>
          </table:table-cell>
          <table:table-cell office:value-type="float" office:value="0.00142841788984152" calcext:value-type="float">
            <text:p>0.001428417889842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office:value-type="float" office:value="-2.64813265885973" calcext:value-type="float">
            <text:p>-2.64813265885973</text:p>
          </table:table-cell>
          <table:table-cell office:value-type="float" office:value="0.680490841625931" calcext:value-type="float">
            <text:p>0.680490841625931</text:p>
          </table:table-cell>
          <table:table-cell office:value-type="float" office:value="-4.9916334832495" calcext:value-type="float">
            <text:p>-4.9916334832495</text:p>
          </table:table-cell>
          <table:table-cell office:value-type="float" office:value="0.0869033369911765" calcext:value-type="float">
            <text:p>0.086903336991177</text:p>
          </table:table-cell>
          <table:table-cell office:value-type="float" office:value="0.00130055439586593" calcext:value-type="float">
            <text:p>0.00130055439586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-2.7046245840233" calcext:value-type="float">
            <text:p>-2.7046245840233</text:p>
          </table:table-cell>
          <table:table-cell office:value-type="float" office:value="0.629338159083156" calcext:value-type="float">
            <text:p>0.629338159083156</text:p>
          </table:table-cell>
          <table:table-cell office:value-type="float" office:value="-5.07411025072005" calcext:value-type="float">
            <text:p>-5.07411025072005</text:p>
          </table:table-cell>
          <table:table-cell office:value-type="float" office:value="0.0849415456693225" calcext:value-type="float">
            <text:p>0.084941545669323</text:p>
          </table:table-cell>
          <table:table-cell office:value-type="float" office:value="0.000968109311529417" calcext:value-type="float">
            <text:p>0.000968109311529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-2.82101214199815" calcext:value-type="float">
            <text:p>-2.82101214199815</text:p>
          </table:table-cell>
          <table:table-cell office:value-type="float" office:value="0.56836835430294" calcext:value-type="float">
            <text:p>0.56836835430294</text:p>
          </table:table-cell>
          <table:table-cell office:value-type="float" office:value="-5.1736356245179" calcext:value-type="float">
            <text:p>-5.1736356245179</text:p>
          </table:table-cell>
          <table:table-cell office:value-type="float" office:value="0.0875791868879045" calcext:value-type="float">
            <text:p>0.087579186887905</text:p>
          </table:table-cell>
          <table:table-cell office:value-type="float" office:value="0.00151974895696693" calcext:value-type="float">
            <text:p>0.00151974895696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-2.90789689128101" calcext:value-type="float">
            <text:p>-2.90789689128101</text:p>
          </table:table-cell>
          <table:table-cell office:value-type="float" office:value="0.515307004169778" calcext:value-type="float">
            <text:p>0.515307004169778</text:p>
          </table:table-cell>
          <table:table-cell office:value-type="float" office:value="-5.26239662253944" calcext:value-type="float">
            <text:p>-5.26239662253944</text:p>
          </table:table-cell>
          <table:table-cell office:value-type="float" office:value="0.0858913887674269" calcext:value-type="float">
            <text:p>0.085891388767427</text:p>
          </table:table-cell>
          <table:table-cell office:value-type="float" office:value="0.00128228818244085" calcext:value-type="float">
            <text:p>0.001282288182441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-2.9391075674146" calcext:value-type="float">
            <text:p>-2.9391075674146</text:p>
          </table:table-cell>
          <table:table-cell office:value-type="float" office:value="0.500078731089509" calcext:value-type="float">
            <text:p>0.500078731089509</text:p>
          </table:table-cell>
          <table:table-cell office:value-type="float" office:value="-5.28639095737046" calcext:value-type="float">
            <text:p>-5.28639095737046</text:p>
          </table:table-cell>
          <table:table-cell office:value-type="float" office:value="0.0874403636658739" calcext:value-type="float">
            <text:p>0.087440363665874</text:p>
          </table:table-cell>
          <table:table-cell office:value-type="float" office:value="0.000135169979345617" calcext:value-type="float">
            <text:p>0.000135169979346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0.548218232414451" calcext:value-type="float">
            <text:p>-0.548218232414451</text:p>
          </table:table-cell>
          <table:table-cell office:value-type="float" office:value="0.738460752877813" calcext:value-type="float">
            <text:p>0.738460752877813</text:p>
          </table:table-cell>
          <table:table-cell office:value-type="float" office:value="-5.41222590883391" calcext:value-type="float">
            <text:p>-5.41222590883391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 office:value-type="float" office:value="-0.540224931698312" calcext:value-type="float">
            <text:p>-0.540224931698312</text:p>
          </table:table-cell>
          <table:table-cell office:value-type="float" office:value="0.75229077049996" calcext:value-type="float">
            <text:p>0.75229077049996</text:p>
          </table:table-cell>
          <table:table-cell office:value-type="float" office:value="-5.387840688849" calcext:value-type="float">
            <text:p>-5.387840688849</text:p>
          </table:table-cell>
          <table:table-cell office:value-type="float" office:value="0.0794324557003174" calcext:value-type="float">
            <text:p>0.079432455700317</text:p>
          </table:table-cell>
          <table:table-cell office:value-type="float" office:value="0.000949843098104333" calcext:value-type="float">
            <text:p>0.000949843098104</text:p>
          </table:table-cell>
          <table:table-cell table:style-name="ce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office:value-type="float" office:value="-0.620527174989689" calcext:value-type="float">
            <text:p>-0.620527174989689</text:p>
          </table:table-cell>
          <table:table-cell office:value-type="float" office:value="0.805858621561309" calcext:value-type="float">
            <text:p>0.805858621561309</text:p>
          </table:table-cell>
          <table:table-cell office:value-type="float" office:value="-5.29598267768512" calcext:value-type="float">
            <text:p>-5.29598267768512</text:p>
          </table:table-cell>
          <table:table-cell office:value-type="float" office:value="0.0809522046572843" calcext:value-type="float">
            <text:p>0.080952204657284</text:p>
          </table:table-cell>
          <table:table-cell office:value-type="float" office:value="0.0002630334733212" calcext:value-type="float">
            <text:p>0.000263033473321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-0.778603536669444" calcext:value-type="float">
            <text:p>-0.778603536669444</text:p>
          </table:table-cell>
          <table:table-cell office:value-type="float" office:value="0.867151100678015" calcext:value-type="float">
            <text:p>0.867151100678015</text:p>
          </table:table-cell>
          <table:table-cell office:value-type="float" office:value="-5.1947434228279" calcext:value-type="float">
            <text:p>-5.1947434228279</text:p>
          </table:table-cell>
          <table:table-cell office:value-type="float" office:value="0.0794653348844825" calcext:value-type="float">
            <text:p>0.079465334884483</text:p>
          </table:table-cell>
          <table:table-cell office:value-type="float" office:value="0.00144303086058158" calcext:value-type="float">
            <text:p>0.00144303086058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-0.916367100306034" calcext:value-type="float">
            <text:p>-0.916367100306034</text:p>
          </table:table-cell>
          <table:table-cell office:value-type="float" office:value="0.917216468486922" calcext:value-type="float">
            <text:p>0.917216468486922</text:p>
          </table:table-cell>
          <table:table-cell office:value-type="float" office:value="-5.10931998265881" calcext:value-type="float">
            <text:p>-5.10931998265881</text:p>
          </table:table-cell>
          <table:table-cell office:value-type="float" office:value="0.0811823589464404" calcext:value-type="float">
            <text:p>0.08118235894644</text:p>
          </table:table-cell>
          <table:table-cell office:value-type="float" office:value="0.00137361924956627" calcext:value-type="float">
            <text:p>0.001373619249566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5" calcext:value-type="float">
            <text:p>0.25</text:p>
          </table:table-cell>
          <table:table-cell office:value-type="float" office:value="-1.12746913787703" calcext:value-type="float">
            <text:p>-1.12746913787703</text:p>
          </table:table-cell>
          <table:table-cell office:value-type="float" office:value="0.999410422199994" calcext:value-type="float">
            <text:p>0.999410422199994</text:p>
          </table:table-cell>
          <table:table-cell office:value-type="float" office:value="-4.97590787282766" calcext:value-type="float">
            <text:p>-4.97590787282766</text:p>
          </table:table-cell>
          <table:table-cell office:value-type="float" office:value="0.0845543019447108" calcext:value-type="float">
            <text:p>0.084554301944711</text:p>
          </table:table-cell>
          <table:table-cell office:value-type="float" office:value="0.00150513598622687" calcext:value-type="float">
            <text:p>0.001505135986227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-1.37056362188938" calcext:value-type="float">
            <text:p>-1.37056362188938</text:p>
          </table:table-cell>
          <table:table-cell office:value-type="float" office:value="1.04909640321327" calcext:value-type="float">
            <text:p>1.04909640321327</text:p>
          </table:table-cell>
          <table:table-cell office:value-type="float" office:value="-4.8946638969963" calcext:value-type="float">
            <text:p>-4.8946638969963</text:p>
          </table:table-cell>
          <table:table-cell office:value-type="float" office:value="0.0815769091564222" calcext:value-type="float">
            <text:p>0.081576909156422</text:p>
          </table:table-cell>
          <table:table-cell office:value-type="float" office:value="0.000518760461272367" calcext:value-type="float">
            <text:p>0.00051876046127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5" calcext:value-type="float">
            <text:p>0.45</text:p>
          </table:table-cell>
          <table:table-cell office:value-type="float" office:value="-1.5865246626041" calcext:value-type="float">
            <text:p>-1.5865246626041</text:p>
          </table:table-cell>
          <table:table-cell office:value-type="float" office:value="1.07576690382566" calcext:value-type="float">
            <text:p>1.07576690382566</text:p>
          </table:table-cell>
          <table:table-cell office:value-type="float" office:value="-4.85401184099186" calcext:value-type="float">
            <text:p>-4.85401184099186</text:p>
          </table:table-cell>
          <table:table-cell office:value-type="float" office:value="0.0838601858345576" calcext:value-type="float">
            <text:p>0.083860185834558</text:p>
          </table:table-cell>
          <table:table-cell office:value-type="float" office:value="0.000708729080893234" calcext:value-type="float">
            <text:p>0.000708729080893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</text:p>
          </table:table-cell>
          <table:table-cell office:value-type="float" office:value="-1.69415639313184" calcext:value-type="float">
            <text:p>-1.69415639313184</text:p>
          </table:table-cell>
          <table:table-cell office:value-type="float" office:value="1.08027065532224" calcext:value-type="float">
            <text:p>1.08027065532224</text:p>
          </table:table-cell>
          <table:table-cell office:value-type="float" office:value="-4.84796815515096" calcext:value-type="float">
            <text:p>-4.84796815515096</text:p>
          </table:table-cell>
          <table:table-cell office:value-type="float" office:value="0.082848237610808" calcext:value-type="float">
            <text:p>0.082848237610808</text:p>
          </table:table-cell>
          <table:table-cell office:value-type="float" office:value="0.00215541318415983" calcext:value-type="float">
            <text:p>0.00215541318416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office:value-type="float" office:value="-1.76617547933142" calcext:value-type="float">
            <text:p>-1.76617547933142</text:p>
          </table:table-cell>
          <table:table-cell office:value-type="float" office:value="1.07576690382566" calcext:value-type="float">
            <text:p>1.07576690382566</text:p>
          </table:table-cell>
          <table:table-cell office:value-type="float" office:value="-4.85401184099186" calcext:value-type="float">
            <text:p>-4.85401184099186</text:p>
          </table:table-cell>
          <table:table-cell office:value-type="float" office:value="0.0807731957657185" calcext:value-type="float">
            <text:p>0.080773195765719</text:p>
          </table:table-cell>
          <table:table-cell office:value-type="float" office:value="0.0008329393321838" calcext:value-type="float">
            <text:p>0.00083293933218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-1.96016276077984" calcext:value-type="float">
            <text:p>-1.96016276077984</text:p>
          </table:table-cell>
          <table:table-cell office:value-type="float" office:value="1.04909640321327" calcext:value-type="float">
            <text:p>1.04909640321327</text:p>
          </table:table-cell>
          <table:table-cell office:value-type="float" office:value="-4.8946638969963" calcext:value-type="float">
            <text:p>-4.8946638969963</text:p>
          </table:table-cell>
          <table:table-cell office:value-type="float" office:value="0.0805174687777674" calcext:value-type="float">
            <text:p>0.080517468777767</text:p>
          </table:table-cell>
          <table:table-cell office:value-type="float" office:value="0.0011398117177252" calcext:value-type="float">
            <text:p>0.00113981171772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-2.1469697826322" calcext:value-type="float">
            <text:p>-2.1469697826322</text:p>
          </table:table-cell>
          <table:table-cell office:value-type="float" office:value="0.999410422199994" calcext:value-type="float">
            <text:p>0.999410422199994</text:p>
          </table:table-cell>
          <table:table-cell office:value-type="float" office:value="-4.97590787282766" calcext:value-type="float">
            <text:p>-4.97590787282766</text:p>
          </table:table-cell>
          <table:table-cell office:value-type="float" office:value="0.0810216162682996" calcext:value-type="float">
            <text:p>0.0810216162683</text:p>
          </table:table-cell>
          <table:table-cell office:value-type="float" office:value="0.00114711820309523" calcext:value-type="float">
            <text:p>0.00114711820309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-2.3552935288017" calcext:value-type="float">
            <text:p>-2.3552935288017</text:p>
          </table:table-cell>
          <table:table-cell office:value-type="float" office:value="0.917216468486922" calcext:value-type="float">
            <text:p>0.917216468486922</text:p>
          </table:table-cell>
          <table:table-cell office:value-type="float" office:value="-5.10931998265881" calcext:value-type="float">
            <text:p>-5.10931998265881</text:p>
          </table:table-cell>
          <table:table-cell office:value-type="float" office:value="0.0796772229602135" calcext:value-type="float">
            <text:p>0.079677222960214</text:p>
          </table:table-cell>
          <table:table-cell office:value-type="float" office:value="0.000474921549052167" calcext:value-type="float">
            <text:p>0.00047492154905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-2.46904712220111" calcext:value-type="float">
            <text:p>-2.46904712220111</text:p>
          </table:table-cell>
          <table:table-cell office:value-type="float" office:value="0.867151100678015" calcext:value-type="float">
            <text:p>0.867151100678015</text:p>
          </table:table-cell>
          <table:table-cell office:value-type="float" office:value="-5.1947434228279" calcext:value-type="float">
            <text:p>-5.1947434228279</text:p>
          </table:table-cell>
          <table:table-cell office:value-type="float" office:value="0.0797174086297487" calcext:value-type="float">
            <text:p>0.079717408629749</text:p>
          </table:table-cell>
          <table:table-cell office:value-type="float" office:value="0.00377379969362222" calcext:value-type="float">
            <text:p>0.00377379969362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-2.54272596690029" calcext:value-type="float">
            <text:p>-2.54272596690029</text:p>
          </table:table-cell>
          <table:table-cell office:value-type="float" office:value="0.805858621561309" calcext:value-type="float">
            <text:p>0.805858621561309</text:p>
          </table:table-cell>
          <table:table-cell office:value-type="float" office:value="-5.29598267768512" calcext:value-type="float">
            <text:p>-5.29598267768512</text:p>
          </table:table-cell>
          <table:table-cell office:value-type="float" office:value="0.0776569797553993" calcext:value-type="float">
            <text:p>0.077656979755399</text:p>
          </table:table-cell>
          <table:table-cell office:value-type="float" office:value="0.000595478557657717" calcext:value-type="float">
            <text:p>0.000595478557658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9" calcext:value-type="float">
            <text:p>0.99</text:p>
          </table:table-cell>
          <table:table-cell office:value-type="float" office:value="-2.65111541326479" calcext:value-type="float">
            <text:p>-2.65111541326479</text:p>
          </table:table-cell>
          <table:table-cell office:value-type="float" office:value="0.75229077049996" calcext:value-type="float">
            <text:p>0.75229077049996</text:p>
          </table:table-cell>
          <table:table-cell office:value-type="float" office:value="-5.387840688849" calcext:value-type="float">
            <text:p>-5.387840688849</text:p>
          </table:table-cell>
          <table:table-cell office:value-type="float" office:value="0.0783803218070326" calcext:value-type="float">
            <text:p>0.078380321807033</text:p>
          </table:table-cell>
          <table:table-cell office:value-type="float" office:value="0.00012055700860555" calcext:value-type="float">
            <text:p>0.000120557008606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-2.67887427280865" calcext:value-type="float">
            <text:p>-2.67887427280865</text:p>
          </table:table-cell>
          <table:table-cell office:value-type="float" office:value="0.738460752877813" calcext:value-type="float">
            <text:p>0.738460752877813</text:p>
          </table:table-cell>
          <table:table-cell office:value-type="float" office:value="-5.41222590883391" calcext:value-type="float">
            <text:p>-5.41222590883391</text:p>
          </table:table-cell>
          <table:table-cell office:value-type="float" office:value="0.0764660226400839" calcext:value-type="float">
            <text:p>0.076466022640084</text:p>
          </table:table-cell>
          <table:table-cell office:value-type="float" office:value="0.000759874478483467" calcext:value-type="float">
            <text:p>0.00075987447848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0.129689680442571" calcext:value-type="float">
            <text:p>-0.129689680442571</text:p>
          </table:table-cell>
          <table:table-cell office:value-type="float" office:value="1.01799646398179" calcext:value-type="float">
            <text:p>1.01799646398179</text:p>
          </table:table-cell>
          <table:table-cell office:value-type="float" office:value="-5.53466316626741" calcext:value-type="float">
            <text:p>-5.53466316626741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-0.12988211621064" calcext:value-type="float">
            <text:p>-0.12988211621064</text:p>
          </table:table-cell>
          <table:table-cell office:value-type="float" office:value="1.03105401879841" calcext:value-type="float">
            <text:p>1.03105401879841</text:p>
          </table:table-cell>
          <table:table-cell office:value-type="float" office:value="-5.50964651641852" calcext:value-type="float">
            <text:p>-5.50964651641852</text:p>
          </table:table-cell>
          <table:table-cell office:value-type="float" office:value="0.0725241737829509" calcext:value-type="float">
            <text:p>0.072524173782951</text:p>
          </table:table-cell>
          <table:table-cell office:value-type="float" office:value="0.0004603085783121" calcext:value-type="float">
            <text:p>0.00046030857831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-0.300890161504589" calcext:value-type="float">
            <text:p>-0.300890161504589</text:p>
          </table:table-cell>
          <table:table-cell office:value-type="float" office:value="1.08991764018226" calcext:value-type="float">
            <text:p>1.08991764018226</text:p>
          </table:table-cell>
          <table:table-cell office:value-type="float" office:value="-5.41463135593477" calcext:value-type="float">
            <text:p>-5.41463135593477</text:p>
          </table:table-cell>
          <table:table-cell office:value-type="float" office:value="0.0781830467020417" calcext:value-type="float">
            <text:p>0.078183046702042</text:p>
          </table:table-cell>
          <table:table-cell office:value-type="float" office:value="0.012720591029228" calcext:value-type="float">
            <text:p>0.01272059102922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-0.408092519724822" calcext:value-type="float">
            <text:p>-0.408092519724822</text:p>
          </table:table-cell>
          <table:table-cell office:value-type="float" office:value="1.14718744590406" calcext:value-type="float">
            <text:p>1.14718744590406</text:p>
          </table:table-cell>
          <table:table-cell office:value-type="float" office:value="-5.3109866539767" calcext:value-type="float">
            <text:p>-5.3109866539767</text:p>
          </table:table-cell>
          <table:table-cell office:value-type="float" office:value="0.0752567993113433" calcext:value-type="float">
            <text:p>0.075256799311343</text:p>
          </table:table-cell>
          <table:table-cell office:value-type="float" office:value="0.00191064592426372" calcext:value-type="float">
            <text:p>0.00191064592426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-0.540484719985204" calcext:value-type="float">
            <text:p>-0.540484719985204</text:p>
          </table:table-cell>
          <table:table-cell office:value-type="float" office:value="1.20106037088355" calcext:value-type="float">
            <text:p>1.20106037088355</text:p>
          </table:table-cell>
          <table:table-cell office:value-type="float" office:value="-5.22240606448773" calcext:value-type="float">
            <text:p>-5.22240606448773</text:p>
          </table:table-cell>
          <table:table-cell office:value-type="float" office:value="0.0774998903199436" calcext:value-type="float">
            <text:p>0.077499890319944</text:p>
          </table:table-cell>
          <table:table-cell office:value-type="float" office:value="0.00338655596901045" calcext:value-type="float">
            <text:p>0.0033865559690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-0.768861475910984" calcext:value-type="float">
            <text:p>-0.768861475910984</text:p>
          </table:table-cell>
          <table:table-cell office:value-type="float" office:value="1.28170744338351" calcext:value-type="float">
            <text:p>1.28170744338351</text:p>
          </table:table-cell>
          <table:table-cell office:value-type="float" office:value="-5.08721993741971" calcext:value-type="float">
            <text:p>-5.08721993741971</text:p>
          </table:table-cell>
          <table:table-cell office:value-type="float" office:value="0.0747636115488661" calcext:value-type="float">
            <text:p>0.074763611548866</text:p>
          </table:table-cell>
          <table:table-cell office:value-type="float" office:value="0.0025864958209918" calcext:value-type="float">
            <text:p>0.00258649582099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-1.00089090325941" calcext:value-type="float">
            <text:p>-1.00089090325941</text:p>
          </table:table-cell>
          <table:table-cell office:value-type="float" office:value="1.33412148924165" calcext:value-type="float">
            <text:p>1.33412148924165</text:p>
          </table:table-cell>
          <table:table-cell office:value-type="float" office:value="-5.00564521261198" calcext:value-type="float">
            <text:p>-5.00564521261198</text:p>
          </table:table-cell>
          <table:table-cell office:value-type="float" office:value="0.0746211350841504" calcext:value-type="float">
            <text:p>0.07462113508415</text:p>
          </table:table-cell>
          <table:table-cell office:value-type="float" office:value="0.00355825837520623" calcext:value-type="float">
            <text:p>0.00355825837520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-1.27879581499178" calcext:value-type="float">
            <text:p>-1.27879581499178</text:p>
          </table:table-cell>
          <table:table-cell office:value-type="float" office:value="1.35421921139986" calcext:value-type="float">
            <text:p>1.35421921139986</text:p>
          </table:table-cell>
          <table:table-cell office:value-type="float" office:value="-4.97302133630664" calcext:value-type="float">
            <text:p>-4.97302133630664</text:p>
          </table:table-cell>
          <table:table-cell office:value-type="float" office:value="0.0779127067433504" calcext:value-type="float">
            <text:p>0.07791270674335</text:p>
          </table:table-cell>
          <table:table-cell office:value-type="float" office:value="0.00783620555936075" calcext:value-type="float">
            <text:p>0.00783620555936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1.31948395270274" calcext:value-type="float">
            <text:p>-1.31948395270274</text:p>
          </table:table-cell>
          <table:table-cell office:value-type="float" office:value="1.36165636595543" calcext:value-type="float">
            <text:p>1.36165636595543</text:p>
          </table:table-cell>
          <table:table-cell office:value-type="float" office:value="-4.96033260284963" calcext:value-type="float">
            <text:p>-4.96033260284963</text:p>
          </table:table-cell>
          <table:table-cell office:value-type="float" office:value="0.0755527119688297" calcext:value-type="float">
            <text:p>0.07555271196883</text:p>
          </table:table-cell>
          <table:table-cell office:value-type="float" office:value="0.00265956067469213" calcext:value-type="float">
            <text:p>0.00265956067469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-1.44786266447534" calcext:value-type="float">
            <text:p>-1.44786266447534</text:p>
          </table:table-cell>
          <table:table-cell office:value-type="float" office:value="1.35421921139986" calcext:value-type="float">
            <text:p>1.35421921139986</text:p>
          </table:table-cell>
          <table:table-cell office:value-type="float" office:value="-4.97302133630664" calcext:value-type="float">
            <text:p>-4.97302133630664</text:p>
          </table:table-cell>
          <table:table-cell office:value-type="float" office:value="0.0717789122752075" calcext:value-type="float">
            <text:p>0.071778912275208</text:p>
          </table:table-cell>
          <table:table-cell office:value-type="float" office:value="0.00139188546299135" calcext:value-type="float">
            <text:p>0.00139188546299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-1.65931349187596" calcext:value-type="float">
            <text:p>-1.65931349187596</text:p>
          </table:table-cell>
          <table:table-cell office:value-type="float" office:value="1.33412148924165" calcext:value-type="float">
            <text:p>1.33412148924165</text:p>
          </table:table-cell>
          <table:table-cell office:value-type="float" office:value="-5.00564521261198" calcext:value-type="float">
            <text:p>-5.00564521261198</text:p>
          </table:table-cell>
          <table:table-cell office:value-type="float" office:value="0.0709459729430237" calcext:value-type="float">
            <text:p>0.070945972943024</text:p>
          </table:table-cell>
          <table:table-cell office:value-type="float" office:value="0.00122383629948058" calcext:value-type="float">
            <text:p>0.00122383629948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-1.86242944507212" calcext:value-type="float">
            <text:p>-1.86242944507212</text:p>
          </table:table-cell>
          <table:table-cell office:value-type="float" office:value="1.28170744338351" calcext:value-type="float">
            <text:p>1.28170744338351</text:p>
          </table:table-cell>
          <table:table-cell office:value-type="float" office:value="-5.08721993741971" calcext:value-type="float">
            <text:p>-5.08721993741971</text:p>
          </table:table-cell>
          <table:table-cell office:value-type="float" office:value="0.0748476361306215" calcext:value-type="float">
            <text:p>0.074847636130622</text:p>
          </table:table-cell>
          <table:table-cell office:value-type="float" office:value="0.00246593881238625" calcext:value-type="float">
            <text:p>0.00246593881238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-2.04766089907342" calcext:value-type="float">
            <text:p>-2.04766089907342</text:p>
          </table:table-cell>
          <table:table-cell office:value-type="float" office:value="1.20106037088355" calcext:value-type="float">
            <text:p>1.20106037088355</text:p>
          </table:table-cell>
          <table:table-cell office:value-type="float" office:value="-5.22240606448773" calcext:value-type="float">
            <text:p>-5.22240606448773</text:p>
          </table:table-cell>
          <table:table-cell office:value-type="float" office:value="0.071008078068669" calcext:value-type="float">
            <text:p>0.071008078068669</text:p>
          </table:table-cell>
          <table:table-cell office:value-type="float" office:value="0.000138823222030633" calcext:value-type="float">
            <text:p>0.00013882322203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-2.10005153693003" calcext:value-type="float">
            <text:p>-2.10005153693003</text:p>
          </table:table-cell>
          <table:table-cell office:value-type="float" office:value="1.14718744590406" calcext:value-type="float">
            <text:p>1.14718744590406</text:p>
          </table:table-cell>
          <table:table-cell office:value-type="float" office:value="-5.3109866539767" calcext:value-type="float">
            <text:p>-5.3109866539767</text:p>
          </table:table-cell>
          <table:table-cell office:value-type="float" office:value="0.0713624426091156" calcext:value-type="float">
            <text:p>0.071362442609116</text:p>
          </table:table-cell>
          <table:table-cell office:value-type="float" office:value="0.00274723849913253" calcext:value-type="float">
            <text:p>0.00274723849913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-2.24783017957103" calcext:value-type="float">
            <text:p>-2.24783017957103</text:p>
          </table:table-cell>
          <table:table-cell office:value-type="float" office:value="1.08991764018226" calcext:value-type="float">
            <text:p>1.08991764018226</text:p>
          </table:table-cell>
          <table:table-cell office:value-type="float" office:value="-5.41463135593477" calcext:value-type="float">
            <text:p>-5.41463135593477</text:p>
          </table:table-cell>
          <table:table-cell office:value-type="float" office:value="0.0703103087158308" calcext:value-type="float">
            <text:p>0.070310308715831</text:p>
          </table:table-cell>
          <table:table-cell office:value-type="float" office:value="0.000409163180721867" calcext:value-type="float">
            <text:p>0.00040916318072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-2.25080090674058" calcext:value-type="float">
            <text:p>-2.25080090674058</text:p>
          </table:table-cell>
          <table:table-cell office:value-type="float" office:value="1.03105401879841" calcext:value-type="float">
            <text:p>1.03105401879841</text:p>
          </table:table-cell>
          <table:table-cell office:value-type="float" office:value="-5.50964651641852" calcext:value-type="float">
            <text:p>-5.50964651641852</text:p>
          </table:table-cell>
          <table:table-cell office:value-type="float" office:value="0.0696271523337327" calcext:value-type="float">
            <text:p>0.069627152333733</text:p>
          </table:table-cell>
          <table:table-cell office:value-type="float" office:value="0.000157089435455717" calcext:value-type="float">
            <text:p>0.00015708943545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2.31329442242078" calcext:value-type="float">
            <text:p>-2.31329442242078</text:p>
          </table:table-cell>
          <table:table-cell office:value-type="float" office:value="1.01799646398179" calcext:value-type="float">
            <text:p>1.01799646398179</text:p>
          </table:table-cell>
          <table:table-cell office:value-type="float" office:value="-5.53466316626741" calcext:value-type="float">
            <text:p>-5.53466316626741</text:p>
          </table:table-cell>
          <table:table-cell office:value-type="float" office:value="0.07013495306695" calcext:value-type="float">
            <text:p>0.07013495306695</text:p>
          </table:table-cell>
          <table:table-cell office:value-type="float" office:value="0.00151974895696693" calcext:value-type="float">
            <text:p>0.001519748956967</text:p>
          </table:table-cell>
          <table:table-cell/>
        </table:table-row>
      </table:table>
      <table:table table:name="mix variant 3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μ*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u*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<text:span text:style-name="T1">ΔD*</text:span>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3.12894545261404" calcext:value-type="float">
            <text:p>-3.12894545261404</text:p>
          </table:table-cell>
          <table:table-cell office:value-type="float" office:value="0.016161564597519" calcext:value-type="float">
            <text:p>0.016161564597519</text:p>
          </table:table-cell>
          <table:table-cell office:value-type="float" office:value="-4.89036416030352" calcext:value-type="float">
            <text:p>-4.89036416030352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-3.15071474887677" calcext:value-type="float">
            <text:p>-3.15071474887677</text:p>
          </table:table-cell>
          <table:table-cell office:value-type="float" office:value="0.00263538886422255" calcext:value-type="float">
            <text:p>0.002635388864223</text:p>
          </table:table-cell>
          <table:table-cell office:value-type="float" office:value="-4.87316521353241" calcext:value-type="float">
            <text:p>-4.87316521353241</text:p>
          </table:table-cell>
          <table:table-cell office:value-type="float" office:value="0.139725572973832" calcext:value-type="float">
            <text:p>0.139725572973832</text:p>
          </table:table-cell>
          <table:table-cell office:value-type="float" office:value="0.0222884336212867" calcext:value-type="float">
            <text:p>0.02228843362128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-3.2394757468983" calcext:value-type="float">
            <text:p>-3.2394757468983</text:p>
          </table:table-cell>
          <table:table-cell office:value-type="float" office:value="-0.049130981154515" calcext:value-type="float">
            <text:p>-0.049130981154515</text:p>
          </table:table-cell>
          <table:table-cell office:value-type="float" office:value="-4.80872929931827" calcext:value-type="float">
            <text:p>-4.80872929931827</text:p>
          </table:table-cell>
          <table:table-cell office:value-type="float" office:value="0.13476446940758" calcext:value-type="float">
            <text:p>0.13476446940758</text:p>
          </table:table-cell>
          <table:table-cell office:value-type="float" office:value="0.00261206851978692" calcext:value-type="float">
            <text:p>0.00261206851978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3.3529046049391" calcext:value-type="float">
            <text:p>-3.3529046049391</text:p>
          </table:table-cell>
          <table:table-cell office:value-type="float" office:value="-0.104450464962492" calcext:value-type="float">
            <text:p>-0.104450464962492</text:p>
          </table:table-cell>
          <table:table-cell office:value-type="float" office:value="-4.73545336700849" calcext:value-type="float">
            <text:p>-4.73545336700849</text:p>
          </table:table-cell>
          <table:table-cell office:value-type="float" office:value="0.131136799421358" calcext:value-type="float">
            <text:p>0.131136799421358</text:p>
          </table:table-cell>
          <table:table-cell office:value-type="float" office:value="0.00581961559723155" calcext:value-type="float">
            <text:p>0.00581961559723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-3.44570675409007" calcext:value-type="float">
            <text:p>-3.44570675409007</text:p>
          </table:table-cell>
          <table:table-cell office:value-type="float" office:value="-0.15120636744024" calcext:value-type="float">
            <text:p>-0.15120636744024</text:p>
          </table:table-cell>
          <table:table-cell office:value-type="float" office:value="-4.67020561439781" calcext:value-type="float">
            <text:p>-4.67020561439781</text:p>
          </table:table-cell>
          <table:table-cell office:value-type="float" office:value="0.139382168161441" calcext:value-type="float">
            <text:p>0.139382168161441</text:p>
          </table:table-cell>
          <table:table-cell office:value-type="float" office:value="0.0010740533493949" calcext:value-type="float">
            <text:p>0.00107405334939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-3.59586678936091" calcext:value-type="float">
            <text:p>-3.59586678936091</text:p>
          </table:table-cell>
          <table:table-cell office:value-type="float" office:value="-0.219287523476278" calcext:value-type="float">
            <text:p>-0.219287523476278</text:p>
          </table:table-cell>
          <table:table-cell office:value-type="float" office:value="-4.56839506585415" calcext:value-type="float">
            <text:p>-4.56839506585415</text:p>
          </table:table-cell>
          <table:table-cell office:value-type="float" office:value="0.135867748698455" calcext:value-type="float">
            <text:p>0.135867748698455</text:p>
          </table:table-cell>
          <table:table-cell office:value-type="float" office:value="0.0151865298416143" calcext:value-type="float">
            <text:p>0.01518652984161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-3.71077499736873" calcext:value-type="float">
            <text:p>-3.71077499736873</text:p>
          </table:table-cell>
          <table:table-cell office:value-type="float" office:value="-0.259479056588604" calcext:value-type="float">
            <text:p>-0.259479056588604</text:p>
          </table:table-cell>
          <table:table-cell office:value-type="float" office:value="-4.501824317338" calcext:value-type="float">
            <text:p>-4.501824317338</text:p>
          </table:table-cell>
          <table:table-cell office:value-type="float" office:value="0.145589027483284" calcext:value-type="float">
            <text:p>0.145589027483284</text:p>
          </table:table-cell>
          <table:table-cell office:value-type="float" office:value="0.00239652720137093" calcext:value-type="float">
            <text:p>0.00239652720137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-3.79023894234546" calcext:value-type="float">
            <text:p>-3.79023894234546</text:p>
          </table:table-cell>
          <table:table-cell office:value-type="float" office:value="-0.276962138820221" calcext:value-type="float">
            <text:p>-0.276962138820221</text:p>
          </table:table-cell>
          <table:table-cell office:value-type="float" office:value="-4.46929064529894" calcext:value-type="float">
            <text:p>-4.46929064529894</text:p>
          </table:table-cell>
          <table:table-cell office:value-type="float" office:value="0.144905871101186" calcext:value-type="float">
            <text:p>0.144905871101186</text:p>
          </table:table-cell>
          <table:table-cell office:value-type="float" office:value="0.00176086297417803" calcext:value-type="float">
            <text:p>0.00176086297417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-3.81066118823171" calcext:value-type="float">
            <text:p>-3.81066118823171</text:p>
          </table:table-cell>
          <table:table-cell office:value-type="float" office:value="-0.282975615091164" calcext:value-type="float">
            <text:p>-0.282975615091164</text:p>
          </table:table-cell>
          <table:table-cell office:value-type="float" office:value="-4.46387838932202" calcext:value-type="float">
            <text:p>-4.46387838932202</text:p>
          </table:table-cell>
          <table:table-cell office:value-type="float" office:value="0.145731503948" calcext:value-type="float">
            <text:p>0.145731503948</text:p>
          </table:table-cell>
          <table:table-cell office:value-type="float" office:value="0.000785447177278583" calcext:value-type="float">
            <text:p>0.00078544717727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-3.83649569009489" calcext:value-type="float">
            <text:p>-3.83649569009489</text:p>
          </table:table-cell>
          <table:table-cell office:value-type="float" office:value="-0.276962138820221" calcext:value-type="float">
            <text:p>-0.276962138820221</text:p>
          </table:table-cell>
          <table:table-cell office:value-type="float" office:value="-4.46929064529894" calcext:value-type="float">
            <text:p>-4.46929064529894</text:p>
          </table:table-cell>
          <table:table-cell office:value-type="float" office:value="0.140653496615827" calcext:value-type="float">
            <text:p>0.140653496615827</text:p>
          </table:table-cell>
          <table:table-cell office:value-type="float" office:value="0.0062689644474886" calcext:value-type="float">
            <text:p>0.00626896444748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-3.84183578265879" calcext:value-type="float">
            <text:p>-3.84183578265879</text:p>
          </table:table-cell>
          <table:table-cell office:value-type="float" office:value="-0.259479056588604" calcext:value-type="float">
            <text:p>-0.259479056588604</text:p>
          </table:table-cell>
          <table:table-cell office:value-type="float" office:value="-4.501824317338" calcext:value-type="float">
            <text:p>-4.501824317338</text:p>
          </table:table-cell>
          <table:table-cell office:value-type="float" office:value="0.13801950863993" calcext:value-type="float">
            <text:p>0.13801950863993</text:p>
          </table:table-cell>
          <table:table-cell office:value-type="float" office:value="0.00253900366608658" calcext:value-type="float">
            <text:p>0.00253900366608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-3.80125589006737" calcext:value-type="float">
            <text:p>-3.80125589006737</text:p>
          </table:table-cell>
          <table:table-cell office:value-type="float" office:value="-0.219287523476278" calcext:value-type="float">
            <text:p>-0.219287523476278</text:p>
          </table:table-cell>
          <table:table-cell office:value-type="float" office:value="-4.56839506585415" calcext:value-type="float">
            <text:p>-4.56839506585415</text:p>
          </table:table-cell>
          <table:table-cell office:value-type="float" office:value="0.134128805180387" calcext:value-type="float">
            <text:p>0.134128805180387</text:p>
          </table:table-cell>
          <table:table-cell office:value-type="float" office:value="0.00219925209638003" calcext:value-type="float">
            <text:p>0.0021992520963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-3.73496176796782" calcext:value-type="float">
            <text:p>-3.73496176796782</text:p>
          </table:table-cell>
          <table:table-cell office:value-type="float" office:value="-0.15120636744024" calcext:value-type="float">
            <text:p>-0.15120636744024</text:p>
          </table:table-cell>
          <table:table-cell office:value-type="float" office:value="-4.67020561439781" calcext:value-type="float">
            <text:p>-4.67020561439781</text:p>
          </table:table-cell>
          <table:table-cell office:value-type="float" office:value="0.132758839173506" calcext:value-type="float">
            <text:p>0.132758839173506</text:p>
          </table:table-cell>
          <table:table-cell office:value-type="float" office:value="0.00049318776247725" calcext:value-type="float">
            <text:p>0.00049318776247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3.65779502497241" calcext:value-type="float">
            <text:p>-3.65779502497241</text:p>
          </table:table-cell>
          <table:table-cell office:value-type="float" office:value="-0.104450464962492" calcext:value-type="float">
            <text:p>-0.104450464962492</text:p>
          </table:table-cell>
          <table:table-cell office:value-type="float" office:value="-4.73545336700849" calcext:value-type="float">
            <text:p>-4.73545336700849</text:p>
          </table:table-cell>
          <table:table-cell office:value-type="float" office:value="0.125594830268188" calcext:value-type="float">
            <text:p>0.125594830268188</text:p>
          </table:table-cell>
          <table:table-cell office:value-type="float" office:value="0.00137361924956627" calcext:value-type="float">
            <text:p>0.00137361924956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-3.56888970012483" calcext:value-type="float">
            <text:p>-3.56888970012483</text:p>
          </table:table-cell>
          <table:table-cell office:value-type="float" office:value="-0.049130981154515" calcext:value-type="float">
            <text:p>-0.049130981154515</text:p>
          </table:table-cell>
          <table:table-cell office:value-type="float" office:value="-4.80872929931827" calcext:value-type="float">
            <text:p>-4.80872929931827</text:p>
          </table:table-cell>
          <table:table-cell office:value-type="float" office:value="0.118167787889549" calcext:value-type="float">
            <text:p>0.118167787889549</text:p>
          </table:table-cell>
          <table:table-cell office:value-type="float" office:value="0.00279473065403775" calcext:value-type="float">
            <text:p>0.00279473065403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" calcext:value-type="float">
            <text:p>0.99</text:p>
          </table:table-cell>
          <table:table-cell office:value-type="float" office:value="-3.52333053203464" calcext:value-type="float">
            <text:p>-3.52333053203464</text:p>
          </table:table-cell>
          <table:table-cell office:value-type="float" office:value="0.00263538886422255" calcext:value-type="float">
            <text:p>0.002635388864223</text:p>
          </table:table-cell>
          <table:table-cell office:value-type="float" office:value="-4.87316521353241" calcext:value-type="float">
            <text:p>-4.87316521353241</text:p>
          </table:table-cell>
          <table:table-cell office:value-type="float" office:value="0.114788538405909" calcext:value-type="float">
            <text:p>0.114788538405909</text:p>
          </table:table-cell>
          <table:table-cell office:value-type="float" office:value="0.00369342835455185" calcext:value-type="float">
            <text:p>0.00369342835455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3.49292568067984" calcext:value-type="float">
            <text:p>-3.49292568067984</text:p>
          </table:table-cell>
          <table:table-cell office:value-type="float" office:value="0.016161564597519" calcext:value-type="float">
            <text:p>0.016161564597519</text:p>
          </table:table-cell>
          <table:table-cell office:value-type="float" office:value="-4.89036416030352" calcext:value-type="float">
            <text:p>-4.89036416030352</text:p>
          </table:table-cell>
          <table:table-cell office:value-type="float" office:value="0.117919367386968" calcext:value-type="float">
            <text:p>0.117919367386968</text:p>
          </table:table-cell>
          <table:table-cell office:value-type="float" office:value="0.0003287918416515" calcext:value-type="float">
            <text:p>0.00032879184165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-3.03436327260844" calcext:value-type="float">
            <text:p>-3.03436327260844</text:p>
          </table:table-cell>
          <table:table-cell office:value-type="float" office:value="0.145683160600558" calcext:value-type="float">
            <text:p>0.145683160600558</text:p>
          </table:table-cell>
          <table:table-cell office:value-type="float" office:value="-5.02431749573236" calcext:value-type="float">
            <text:p>-5.02431749573236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-3.06386608130042" calcext:value-type="float">
            <text:p>-3.06386608130042</text:p>
          </table:table-cell>
          <table:table-cell office:value-type="float" office:value="0.126100152899108" calcext:value-type="float">
            <text:p>0.126100152899108</text:p>
          </table:table-cell>
          <table:table-cell office:value-type="float" office:value="-5.00699827660621" calcext:value-type="float">
            <text:p>-5.00699827660621</text:p>
          </table:table-cell>
          <table:table-cell office:value-type="float" office:value="0.103525591208002" calcext:value-type="float">
            <text:p>0.103525591208002</text:p>
          </table:table-cell>
          <table:table-cell office:value-type="float" office:value="0.00230519613424552" calcext:value-type="float">
            <text:p>0.002305196134246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office:value-type="float" office:value="-3.16715597981111" calcext:value-type="float">
            <text:p>-3.16715597981111</text:p>
          </table:table-cell>
          <table:table-cell office:value-type="float" office:value="0.0591825800764713" calcext:value-type="float">
            <text:p>0.059182580076471</text:p>
          </table:table-cell>
          <table:table-cell office:value-type="float" office:value="-4.94066807280014" calcext:value-type="float">
            <text:p>-4.94066807280014</text:p>
          </table:table-cell>
          <table:table-cell office:value-type="float" office:value="0.105739456275122" calcext:value-type="float">
            <text:p>0.105739456275122</text:p>
          </table:table-cell>
          <table:table-cell office:value-type="float" office:value="0.00318562762133453" calcext:value-type="float">
            <text:p>0.00318562762133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-3.29286464530177" calcext:value-type="float">
            <text:p>-3.29286464530177</text:p>
          </table:table-cell>
          <table:table-cell office:value-type="float" office:value="-0.0103522922915238" calcext:value-type="float">
            <text:p>-0.010352292291524</text:p>
          </table:table-cell>
          <table:table-cell office:value-type="float" office:value="-4.86603907649613" calcext:value-type="float">
            <text:p>-4.86603907649613</text:p>
          </table:table-cell>
          <table:table-cell office:value-type="float" office:value="0.128860829228593" calcext:value-type="float">
            <text:p>0.128860829228593</text:p>
          </table:table-cell>
          <table:table-cell table:style-name="ce1" office:value-type="float" office:value="0.00000730648537003333" calcext:value-type="float">
            <text:p>7.31E-06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 office:value-type="float" office:value="-3.39780227507655" calcext:value-type="float">
            <text:p>-3.39780227507655</text:p>
          </table:table-cell>
          <table:table-cell office:value-type="float" office:value="-0.0709412240185594" calcext:value-type="float">
            <text:p>-0.070941224018559</text:p>
          </table:table-cell>
          <table:table-cell office:value-type="float" office:value="-4.79904737473733" calcext:value-type="float">
            <text:p>-4.79904737473733</text:p>
          </table:table-cell>
          <table:table-cell office:value-type="float" office:value="0.127863493975583" calcext:value-type="float">
            <text:p>0.127863493975583</text:p>
          </table:table-cell>
          <table:table-cell office:value-type="float" office:value="0.00202754969018425" calcext:value-type="float">
            <text:p>0.002027549690184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-3.56490868517291" calcext:value-type="float">
            <text:p>-3.56490868517291</text:p>
          </table:table-cell>
          <table:table-cell office:value-type="float" office:value="-0.161020556274622" calcext:value-type="float">
            <text:p>-0.161020556274622</text:p>
          </table:table-cell>
          <table:table-cell office:value-type="float" office:value="-4.69290702141213" calcext:value-type="float">
            <text:p>-4.69290702141213</text:p>
          </table:table-cell>
          <table:table-cell office:value-type="float" office:value="0.138549228829257" calcext:value-type="float">
            <text:p>0.138549228829257</text:p>
          </table:table-cell>
          <table:table-cell office:value-type="float" office:value="0.00162569299483242" calcext:value-type="float">
            <text:p>0.00162569299483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-3.67650940341706" calcext:value-type="float">
            <text:p>-3.67650940341706</text:p>
          </table:table-cell>
          <table:table-cell office:value-type="float" office:value="-0.217099204794267" calcext:value-type="float">
            <text:p>-0.217099204794267</text:p>
          </table:table-cell>
          <table:table-cell office:value-type="float" office:value="-4.62251762562337" calcext:value-type="float">
            <text:p>-4.62251762562337</text:p>
          </table:table-cell>
          <table:table-cell office:value-type="float" office:value="0.135264963655427" calcext:value-type="float">
            <text:p>0.135264963655427</text:p>
          </table:table-cell>
          <table:table-cell office:value-type="float" office:value="0.00991855388982025" calcext:value-type="float">
            <text:p>0.0099185538898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  <table:table-cell office:value-type="float" office:value="-3.76548689167767" calcext:value-type="float">
            <text:p>-3.76548689167767</text:p>
          </table:table-cell>
          <table:table-cell office:value-type="float" office:value="-0.241669388816419" calcext:value-type="float">
            <text:p>-0.241669388816419</text:p>
          </table:table-cell>
          <table:table-cell office:value-type="float" office:value="-4.58718762132957" calcext:value-type="float">
            <text:p>-4.58718762132957</text:p>
          </table:table-cell>
          <table:table-cell office:value-type="float" office:value="0.128678167094342" calcext:value-type="float">
            <text:p>0.128678167094342</text:p>
          </table:table-cell>
          <table:table-cell office:value-type="float" office:value="0.00651373170738472" calcext:value-type="float">
            <text:p>0.00651373170738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 office:value-type="float" office:value="-3.78722010623389" calcext:value-type="float">
            <text:p>-3.78722010623389</text:p>
          </table:table-cell>
          <table:table-cell office:value-type="float" office:value="-0.244260561518532" calcext:value-type="float">
            <text:p>-0.244260561518532</text:p>
          </table:table-cell>
          <table:table-cell office:value-type="float" office:value="-4.58372979112209" calcext:value-type="float">
            <text:p>-4.58372979112209</text:p>
          </table:table-cell>
          <table:table-cell office:value-type="float" office:value="0.135750844932534" calcext:value-type="float">
            <text:p>0.135750844932534</text:p>
          </table:table-cell>
          <table:table-cell office:value-type="float" office:value="0.000902350943199117" calcext:value-type="float">
            <text:p>0.000902350943199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office:value-type="float" office:value="-3.80192941525561" calcext:value-type="float">
            <text:p>-3.80192941525561</text:p>
          </table:table-cell>
          <table:table-cell office:value-type="float" office:value="-0.241669388816419" calcext:value-type="float">
            <text:p>-0.241669388816419</text:p>
          </table:table-cell>
          <table:table-cell office:value-type="float" office:value="-4.58718762132957" calcext:value-type="float">
            <text:p>-4.58718762132957</text:p>
          </table:table-cell>
          <table:table-cell office:value-type="float" office:value="0.135476851731158" calcext:value-type="float">
            <text:p>0.135476851731158</text:p>
          </table:table-cell>
          <table:table-cell office:value-type="float" office:value="0.000697769352838183" calcext:value-type="float">
            <text:p>0.000697769352838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-3.8063915196277" calcext:value-type="float">
            <text:p>-3.8063915196277</text:p>
          </table:table-cell>
          <table:table-cell office:value-type="float" office:value="-0.217099204794267" calcext:value-type="float">
            <text:p>-0.217099204794267</text:p>
          </table:table-cell>
          <table:table-cell office:value-type="float" office:value="-4.62251762562337" calcext:value-type="float">
            <text:p>-4.62251762562337</text:p>
          </table:table-cell>
          <table:table-cell office:value-type="float" office:value="0.13478638886369" calcext:value-type="float">
            <text:p>0.13478638886369</text:p>
          </table:table-cell>
          <table:table-cell office:value-type="float" office:value="0.000880431487089017" calcext:value-type="float">
            <text:p>0.000880431487089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-3.7647412030764" calcext:value-type="float">
            <text:p>-3.7647412030764</text:p>
          </table:table-cell>
          <table:table-cell office:value-type="float" office:value="-0.161020556274622" calcext:value-type="float">
            <text:p>-0.161020556274622</text:p>
          </table:table-cell>
          <table:table-cell office:value-type="float" office:value="-4.69290702141213" calcext:value-type="float">
            <text:p>-4.69290702141213</text:p>
          </table:table-cell>
          <table:table-cell office:value-type="float" office:value="0.128082688536684" calcext:value-type="float">
            <text:p>0.128082688536684</text:p>
          </table:table-cell>
          <table:table-cell office:value-type="float" office:value="0.000226501046471033" calcext:value-type="float">
            <text:p>0.00022650104647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-3.62601906877012" calcext:value-type="float">
            <text:p>-3.62601906877012</text:p>
          </table:table-cell>
          <table:table-cell office:value-type="float" office:value="-0.0709412240185594" calcext:value-type="float">
            <text:p>-0.070941224018559</text:p>
          </table:table-cell>
          <table:table-cell office:value-type="float" office:value="-4.79904737473733" calcext:value-type="float">
            <text:p>-4.79904737473733</text:p>
          </table:table-cell>
          <table:table-cell office:value-type="float" office:value="0.117086428054784" calcext:value-type="float">
            <text:p>0.117086428054784</text:p>
          </table:table-cell>
          <table:table-cell office:value-type="float" office:value="0.0005699058588626" calcext:value-type="float">
            <text:p>0.000569905858863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office:value-type="float" office:value="-3.53962743614293" calcext:value-type="float">
            <text:p>-3.53962743614293</text:p>
          </table:table-cell>
          <table:table-cell office:value-type="float" office:value="-0.0103522922915238" calcext:value-type="float">
            <text:p>-0.010352292291524</text:p>
          </table:table-cell>
          <table:table-cell office:value-type="float" office:value="-4.86603907649613" calcext:value-type="float">
            <text:p>-4.86603907649613</text:p>
          </table:table-cell>
          <table:table-cell office:value-type="float" office:value="0.115577638825872" calcext:value-type="float">
            <text:p>0.115577638825872</text:p>
          </table:table-cell>
          <table:table-cell office:value-type="float" office:value="0.000792753662648617" calcext:value-type="float">
            <text:p>0.000792753662649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5" calcext:value-type="float">
            <text:p>0.95</text:p>
          </table:table-cell>
          <table:table-cell office:value-type="float" office:value="-3.44059517900075" calcext:value-type="float">
            <text:p>-3.44059517900075</text:p>
          </table:table-cell>
          <table:table-cell office:value-type="float" office:value="0.0591825800764713" calcext:value-type="float">
            <text:p>0.059182580076471</text:p>
          </table:table-cell>
          <table:table-cell office:value-type="float" office:value="-4.94066807280014" calcext:value-type="float">
            <text:p>-4.94066807280014</text:p>
          </table:table-cell>
          <table:table-cell office:value-type="float" office:value="0.109476723541894" calcext:value-type="float">
            <text:p>0.109476723541894</text:p>
          </table:table-cell>
          <table:table-cell office:value-type="float" office:value="0.0020385094182393" calcext:value-type="float">
            <text:p>0.002038509418239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9" calcext:value-type="float">
            <text:p>0.99</text:p>
          </table:table-cell>
          <table:table-cell office:value-type="float" office:value="-3.38489705138047" calcext:value-type="float">
            <text:p>-3.38489705138047</text:p>
          </table:table-cell>
          <table:table-cell office:value-type="float" office:value="0.126100152899108" calcext:value-type="float">
            <text:p>0.126100152899108</text:p>
          </table:table-cell>
          <table:table-cell office:value-type="float" office:value="-5.00699827660621" calcext:value-type="float">
            <text:p>-5.00699827660621</text:p>
          </table:table-cell>
          <table:table-cell office:value-type="float" office:value="0.104548499159807" calcext:value-type="float">
            <text:p>0.104548499159807</text:p>
          </table:table-cell>
          <table:table-cell office:value-type="float" office:value="0.0002411140172111" calcext:value-type="float">
            <text:p>0.00024111401721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-3.32551858969587" calcext:value-type="float">
            <text:p>-3.32551858969587</text:p>
          </table:table-cell>
          <table:table-cell office:value-type="float" office:value="0.145683160600558" calcext:value-type="float">
            <text:p>0.145683160600558</text:p>
          </table:table-cell>
          <table:table-cell office:value-type="float" office:value="-5.02431749573236" calcext:value-type="float">
            <text:p>-5.02431749573236</text:p>
          </table:table-cell>
          <table:table-cell office:value-type="float" office:value="0.101461509090968" calcext:value-type="float">
            <text:p>0.101461509090968</text:p>
          </table:table-cell>
          <table:table-cell office:value-type="float" office:value="0.00268878661617227" calcext:value-type="float">
            <text:p>0.002688786616172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2.91679704555418" calcext:value-type="float">
            <text:p>-2.91679704555418</text:p>
          </table:table-cell>
          <table:table-cell office:value-type="float" office:value="0.303955313769104" calcext:value-type="float">
            <text:p>0.303955313769104</text:p>
          </table:table-cell>
          <table:table-cell office:value-type="float" office:value="-5.15670729054564" calcext:value-type="float">
            <text:p>-5.15670729054564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-2.93958865683477" calcext:value-type="float">
            <text:p>-2.93958865683477</text:p>
          </table:table-cell>
          <table:table-cell office:value-type="float" office:value="0.281810076275723" calcext:value-type="float">
            <text:p>0.281810076275723</text:p>
          </table:table-cell>
          <table:table-cell office:value-type="float" office:value="-5.13926779906445" calcext:value-type="float">
            <text:p>-5.13926779906445</text:p>
          </table:table-cell>
          <table:table-cell office:value-type="float" office:value="0.126866158722574" calcext:value-type="float">
            <text:p>0.126866158722574</text:p>
          </table:table-cell>
          <table:table-cell office:value-type="float" office:value="0.0089212186368107" calcext:value-type="float">
            <text:p>0.008921218636811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 office:value-type="float" office:value="-3.05859815214955" calcext:value-type="float">
            <text:p>-3.05859815214955</text:p>
          </table:table-cell>
          <table:table-cell office:value-type="float" office:value="0.201118024928856" calcext:value-type="float">
            <text:p>0.201118024928856</text:p>
          </table:table-cell>
          <table:table-cell office:value-type="float" office:value="-5.07173487170795" calcext:value-type="float">
            <text:p>-5.07173487170795</text:p>
          </table:table-cell>
          <table:table-cell office:value-type="float" office:value="0.132444660302594" calcext:value-type="float">
            <text:p>0.132444660302594</text:p>
          </table:table-cell>
          <table:table-cell office:value-type="float" office:value="0.0242757976419358" calcext:value-type="float">
            <text:p>0.024275797641936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 office:value-type="float" office:value="-3.20415175622226" calcext:value-type="float">
            <text:p>-3.20415175622226</text:p>
          </table:table-cell>
          <table:table-cell office:value-type="float" office:value="0.109961742629734" calcext:value-type="float">
            <text:p>0.109961742629734</text:p>
          </table:table-cell>
          <table:table-cell office:value-type="float" office:value="-4.99497104110193" calcext:value-type="float">
            <text:p>-4.99497104110193</text:p>
          </table:table-cell>
          <table:table-cell office:value-type="float" office:value="0.113126312984226" calcext:value-type="float">
            <text:p>0.113126312984226</text:p>
          </table:table-cell>
          <table:table-cell office:value-type="float" office:value="0.0013590062788262" calcext:value-type="float">
            <text:p>0.001359006278826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office:value-type="float" office:value="-3.30574581452685" calcext:value-type="float">
            <text:p>-3.30574581452685</text:p>
          </table:table-cell>
          <table:table-cell office:value-type="float" office:value="0.0332649862492205" calcext:value-type="float">
            <text:p>0.033264986249221</text:p>
          </table:table-cell>
          <table:table-cell office:value-type="float" office:value="-4.92725770521288" calcext:value-type="float">
            <text:p>-4.92725770521288</text:p>
          </table:table-cell>
          <table:table-cell office:value-type="float" office:value="0.117349461528105" calcext:value-type="float">
            <text:p>0.117349461528105</text:p>
          </table:table-cell>
          <table:table-cell office:value-type="float" office:value="0.0007452615077434" calcext:value-type="float">
            <text:p>0.00074526150774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5" calcext:value-type="float">
            <text:p>0.25</text:p>
          </table:table-cell>
          <table:table-cell office:value-type="float" office:value="-3.48983468115524" calcext:value-type="float">
            <text:p>-3.48983468115524</text:p>
          </table:table-cell>
          <table:table-cell office:value-type="float" office:value="-0.0824108299792344" calcext:value-type="float">
            <text:p>-0.082410829979234</text:p>
          </table:table-cell>
          <table:table-cell office:value-type="float" office:value="-4.81783993021276" calcext:value-type="float">
            <text:p>-4.81783993021276</text:p>
          </table:table-cell>
          <table:table-cell office:value-type="float" office:value="0.121623755469575" calcext:value-type="float">
            <text:p>0.121623755469575</text:p>
          </table:table-cell>
          <table:table-cell office:value-type="float" office:value="0.00608264907055275" calcext:value-type="float">
            <text:p>0.00608264907055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5" calcext:value-type="float">
            <text:p>0.35</text:p>
          </table:table-cell>
          <table:table-cell office:value-type="float" office:value="-3.63098631703339" calcext:value-type="float">
            <text:p>-3.63098631703339</text:p>
          </table:table-cell>
          <table:table-cell office:value-type="float" office:value="-0.153366134332477" calcext:value-type="float">
            <text:p>-0.153366134332477</text:p>
          </table:table-cell>
          <table:table-cell office:value-type="float" office:value="-4.74429338510413" calcext:value-type="float">
            <text:p>-4.74429338510413</text:p>
          </table:table-cell>
          <table:table-cell office:value-type="float" office:value="0.125255078698481" calcext:value-type="float">
            <text:p>0.125255078698481</text:p>
          </table:table-cell>
          <table:table-cell office:value-type="float" office:value="0.00264129446126705" calcext:value-type="float">
            <text:p>0.002641294461267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5" calcext:value-type="float">
            <text:p>0.45</text:p>
          </table:table-cell>
          <table:table-cell office:value-type="float" office:value="-3.71818377443936" calcext:value-type="float">
            <text:p>-3.71818377443936</text:p>
          </table:table-cell>
          <table:table-cell office:value-type="float" office:value="-0.188527858999644" calcext:value-type="float">
            <text:p>-0.188527858999644</text:p>
          </table:table-cell>
          <table:table-cell office:value-type="float" office:value="-4.70806133814751" calcext:value-type="float">
            <text:p>-4.70806133814751</text:p>
          </table:table-cell>
          <table:table-cell office:value-type="float" office:value="0.125835944285399" calcext:value-type="float">
            <text:p>0.125835944285399</text:p>
          </table:table-cell>
          <table:table-cell office:value-type="float" office:value="0.00491361141134742" calcext:value-type="float">
            <text:p>0.004913611411347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-3.75384452770953" calcext:value-type="float">
            <text:p>-3.75384452770953</text:p>
          </table:table-cell>
          <table:table-cell office:value-type="float" office:value="-0.19339789475819" calcext:value-type="float">
            <text:p>-0.19339789475819</text:p>
          </table:table-cell>
          <table:table-cell office:value-type="float" office:value="-4.70334064821209" calcext:value-type="float">
            <text:p>-4.70334064821209</text:p>
          </table:table-cell>
          <table:table-cell office:value-type="float" office:value="0.125364675979032" calcext:value-type="float">
            <text:p>0.125364675979032</text:p>
          </table:table-cell>
          <table:table-cell office:value-type="float" office:value="0.000233807531841067" calcext:value-type="float">
            <text:p>0.000233807531841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-3.76031518041083" calcext:value-type="float">
            <text:p>-3.76031518041083</text:p>
          </table:table-cell>
          <table:table-cell office:value-type="float" office:value="-0.188527858999644" calcext:value-type="float">
            <text:p>-0.188527858999644</text:p>
          </table:table-cell>
          <table:table-cell office:value-type="float" office:value="-4.70806133814751" calcext:value-type="float">
            <text:p>-4.70806133814751</text:p>
          </table:table-cell>
          <table:table-cell office:value-type="float" office:value="0.12175892544892" calcext:value-type="float">
            <text:p>0.12175892544892</text:p>
          </table:table-cell>
          <table:table-cell office:value-type="float" office:value="0.00064662395524795" calcext:value-type="float">
            <text:p>0.000646623955248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-3.7275890726037" calcext:value-type="float">
            <text:p>-3.7275890726037</text:p>
          </table:table-cell>
          <table:table-cell office:value-type="float" office:value="-0.153366134332477" calcext:value-type="float">
            <text:p>-0.153366134332477</text:p>
          </table:table-cell>
          <table:table-cell office:value-type="float" office:value="-4.74429338510413" calcext:value-type="float">
            <text:p>-4.74429338510413</text:p>
          </table:table-cell>
          <table:table-cell office:value-type="float" office:value="0.12162010222689" calcext:value-type="float">
            <text:p>0.12162010222689</text:p>
          </table:table-cell>
          <table:table-cell office:value-type="float" office:value="0.00195813807916893" calcext:value-type="float">
            <text:p>0.001958138079169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-3.66572097316973" calcext:value-type="float">
            <text:p>-3.66572097316973</text:p>
          </table:table-cell>
          <table:table-cell office:value-type="float" office:value="-0.0824108299792344" calcext:value-type="float">
            <text:p>-0.082410829979234</text:p>
          </table:table-cell>
          <table:table-cell office:value-type="float" office:value="-4.81783993021276" calcext:value-type="float">
            <text:p>-4.81783993021276</text:p>
          </table:table-cell>
          <table:table-cell office:value-type="float" office:value="0.114759312464429" calcext:value-type="float">
            <text:p>0.114759312464429</text:p>
          </table:table-cell>
          <table:table-cell office:value-type="float" office:value="0.00308333682615407" calcext:value-type="float">
            <text:p>0.003083336826154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-3.522933633263" calcext:value-type="float">
            <text:p>-3.522933633263</text:p>
          </table:table-cell>
          <table:table-cell office:value-type="float" office:value="0.0332649862492205" calcext:value-type="float">
            <text:p>0.033264986249221</text:p>
          </table:table-cell>
          <table:table-cell office:value-type="float" office:value="-4.92725770521288" calcext:value-type="float">
            <text:p>-4.92725770521288</text:p>
          </table:table-cell>
          <table:table-cell office:value-type="float" office:value="0.110079508584922" calcext:value-type="float">
            <text:p>0.110079508584922</text:p>
          </table:table-cell>
          <table:table-cell office:value-type="float" office:value="0.000650277197932967" calcext:value-type="float">
            <text:p>0.00065027719793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-3.41103223413125" calcext:value-type="float">
            <text:p>-3.41103223413125</text:p>
          </table:table-cell>
          <table:table-cell office:value-type="float" office:value="0.109961742629734" calcext:value-type="float">
            <text:p>0.109961742629734</text:p>
          </table:table-cell>
          <table:table-cell office:value-type="float" office:value="-4.99497104110193" calcext:value-type="float">
            <text:p>-4.99497104110193</text:p>
          </table:table-cell>
          <table:table-cell office:value-type="float" office:value="0.106367814016945" calcext:value-type="float">
            <text:p>0.106367814016945</text:p>
          </table:table-cell>
          <table:table-cell office:value-type="float" office:value="0.00106309362133985" calcext:value-type="float">
            <text:p>0.00106309362134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-3.28870322181729" calcext:value-type="float">
            <text:p>-3.28870322181729</text:p>
          </table:table-cell>
          <table:table-cell office:value-type="float" office:value="0.201118024928856" calcext:value-type="float">
            <text:p>0.201118024928856</text:p>
          </table:table-cell>
          <table:table-cell office:value-type="float" office:value="-5.07173487170795" calcext:value-type="float">
            <text:p>-5.07173487170795</text:p>
          </table:table-cell>
          <table:table-cell office:value-type="float" office:value="0.100661448942949" calcext:value-type="float">
            <text:p>0.100661448942949</text:p>
          </table:table-cell>
          <table:table-cell office:value-type="float" office:value="0.00110693253356005" calcext:value-type="float">
            <text:p>0.00110693253356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-3.17832928159458" calcext:value-type="float">
            <text:p>-3.17832928159458</text:p>
          </table:table-cell>
          <table:table-cell office:value-type="float" office:value="0.281810076275723" calcext:value-type="float">
            <text:p>0.281810076275723</text:p>
          </table:table-cell>
          <table:table-cell office:value-type="float" office:value="-5.13926779906445" calcext:value-type="float">
            <text:p>-5.13926779906445</text:p>
          </table:table-cell>
          <table:table-cell office:value-type="float" office:value="0.0952948354386597" calcext:value-type="float">
            <text:p>0.09529483543866</text:p>
          </table:table-cell>
          <table:table-cell office:value-type="float" office:value="0.00424141475730435" calcext:value-type="float">
            <text:p>0.004241414757304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-3.17069198704937" calcext:value-type="float">
            <text:p>-3.17069198704937</text:p>
          </table:table-cell>
          <table:table-cell office:value-type="float" office:value="0.303955313769104" calcext:value-type="float">
            <text:p>0.303955313769104</text:p>
          </table:table-cell>
          <table:table-cell office:value-type="float" office:value="-5.15670729054564" calcext:value-type="float">
            <text:p>-5.15670729054564</text:p>
          </table:table-cell>
          <table:table-cell office:value-type="float" office:value="0.0950281487226535" calcext:value-type="float">
            <text:p>0.095028148722654</text:p>
          </table:table-cell>
          <table:table-cell office:value-type="float" office:value="0.00143937761789657" calcext:value-type="float">
            <text:p>0.00143937761789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2.78158686401514" calcext:value-type="float">
            <text:p>-2.78158686401514</text:p>
          </table:table-cell>
          <table:table-cell office:value-type="float" office:value="0.501445696915002" calcext:value-type="float">
            <text:p>0.501445696915002</text:p>
          </table:table-cell>
          <table:table-cell office:value-type="float" office:value="-5.28593993603905" calcext:value-type="float">
            <text:p>-5.28593993603905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-2.82470450329796" calcext:value-type="float">
            <text:p>-2.82470450329796</text:p>
          </table:table-cell>
          <table:table-cell office:value-type="float" office:value="0.470523717469103" calcext:value-type="float">
            <text:p>0.470523717469103</text:p>
          </table:table-cell>
          <table:table-cell office:value-type="float" office:value="-5.26865078500166" calcext:value-type="float">
            <text:p>-5.26865078500166</text:p>
          </table:table-cell>
          <table:table-cell office:value-type="float" office:value="0.0956565064644764" calcext:value-type="float">
            <text:p>0.095656506464476</text:p>
          </table:table-cell>
          <table:table-cell office:value-type="float" office:value="0.00090965742856915" calcext:value-type="float">
            <text:p>0.000909657428569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-2.92619031648301" calcext:value-type="float">
            <text:p>-2.92619031648301</text:p>
          </table:table-cell>
          <table:table-cell office:value-type="float" office:value="0.372303605043715" calcext:value-type="float">
            <text:p>0.372303605043715</text:p>
          </table:table-cell>
          <table:table-cell office:value-type="float" office:value="-5.20072697249128" calcext:value-type="float">
            <text:p>-5.20072697249128</text:p>
          </table:table-cell>
          <table:table-cell office:value-type="float" office:value="0.110901488189051" calcext:value-type="float">
            <text:p>0.110901488189051</text:p>
          </table:table-cell>
          <table:table-cell office:value-type="float" office:value="0.00318928086401955" calcext:value-type="float">
            <text:p>0.00318928086402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office:value-type="float" office:value="-3.07828673667004" calcext:value-type="float">
            <text:p>-3.07828673667004</text:p>
          </table:table-cell>
          <table:table-cell office:value-type="float" office:value="0.260859711628372" calcext:value-type="float">
            <text:p>0.260859711628372</text:p>
          </table:table-cell>
          <table:table-cell office:value-type="float" office:value="-5.12342191628757" calcext:value-type="float">
            <text:p>-5.12342191628757</text:p>
          </table:table-cell>
          <table:table-cell office:value-type="float" office:value="0.110218331806953" calcext:value-type="float">
            <text:p>0.110218331806953</text:p>
          </table:table-cell>
          <table:table-cell office:value-type="float" office:value="0.00838053871942823" calcext:value-type="float">
            <text:p>0.008380538719428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5" calcext:value-type="float">
            <text:p>0.15</text:p>
          </table:table-cell>
          <table:table-cell office:value-type="float" office:value="-3.20739910980841" calcext:value-type="float">
            <text:p>-3.20739910980841</text:p>
          </table:table-cell>
          <table:table-cell office:value-type="float" office:value="0.16591660154029" calcext:value-type="float">
            <text:p>0.16591660154029</text:p>
          </table:table-cell>
          <table:table-cell office:value-type="float" office:value="-5.05486667391321" calcext:value-type="float">
            <text:p>-5.05486667391321</text:p>
          </table:table-cell>
          <table:table-cell office:value-type="float" office:value="0.106130353242419" calcext:value-type="float">
            <text:p>0.106130353242419</text:p>
          </table:table-cell>
          <table:table-cell office:value-type="float" office:value="0.0044058106781301" calcext:value-type="float">
            <text:p>0.00440581067813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5" calcext:value-type="float">
            <text:p>0.25</text:p>
          </table:table-cell>
          <table:table-cell office:value-type="float" office:value="-3.41930697215819" calcext:value-type="float">
            <text:p>-3.41930697215819</text:p>
          </table:table-cell>
          <table:table-cell office:value-type="float" office:value="0.0215172936785526" calcext:value-type="float">
            <text:p>0.021517293678553</text:p>
          </table:table-cell>
          <table:table-cell office:value-type="float" office:value="-4.94283297519091" calcext:value-type="float">
            <text:p>-4.94283297519091</text:p>
          </table:table-cell>
          <table:table-cell office:value-type="float" office:value="0.117155839665799" calcext:value-type="float">
            <text:p>0.117155839665799</text:p>
          </table:table-cell>
          <table:table-cell office:value-type="float" office:value="0.000259380230636183" calcext:value-type="float">
            <text:p>0.00025938023063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-3.56673682496956" calcext:value-type="float">
            <text:p>-3.56673682496956</text:p>
          </table:table-cell>
          <table:table-cell office:value-type="float" office:value="-0.0674727682416023" calcext:value-type="float">
            <text:p>-0.067472768241602</text:p>
          </table:table-cell>
          <table:table-cell office:value-type="float" office:value="-4.86760261711169" calcext:value-type="float">
            <text:p>-4.86760261711169</text:p>
          </table:table-cell>
          <table:table-cell office:value-type="float" office:value="0.119402583917085" calcext:value-type="float">
            <text:p>0.119402583917085</text:p>
          </table:table-cell>
          <table:table-cell office:value-type="float" office:value="0.0003068723855414" calcext:value-type="float">
            <text:p>0.000306872385541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-3.65920221152641" calcext:value-type="float">
            <text:p>-3.65920221152641</text:p>
          </table:table-cell>
          <table:table-cell office:value-type="float" office:value="-0.115410832152126" calcext:value-type="float">
            <text:p>-0.115410832152126</text:p>
          </table:table-cell>
          <table:table-cell office:value-type="float" office:value="-4.82968675718447" calcext:value-type="float">
            <text:p>-4.82968675718447</text:p>
          </table:table-cell>
          <table:table-cell office:value-type="float" office:value="0.118861903999702" calcext:value-type="float">
            <text:p>0.118861903999702</text:p>
          </table:table-cell>
          <table:table-cell office:value-type="float" office:value="0.00423410827193432" calcext:value-type="float">
            <text:p>0.004234108271934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-3.68190963215848" calcext:value-type="float">
            <text:p>-3.68190963215848</text:p>
          </table:table-cell>
          <table:table-cell office:value-type="float" office:value="-0.120402506357517" calcext:value-type="float">
            <text:p>-0.120402506357517</text:p>
          </table:table-cell>
          <table:table-cell office:value-type="float" office:value="-4.82496606724904" calcext:value-type="float">
            <text:p>-4.82496606724904</text:p>
          </table:table-cell>
          <table:table-cell office:value-type="float" office:value="0.114817764347389" calcext:value-type="float">
            <text:p>0.114817764347389</text:p>
          </table:table-cell>
          <table:table-cell office:value-type="float" office:value="0.00406605910842355" calcext:value-type="float">
            <text:p>0.004066059108424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office:value-type="float" office:value="-3.68627551864653" calcext:value-type="float">
            <text:p>-3.68627551864653</text:p>
          </table:table-cell>
          <table:table-cell office:value-type="float" office:value="-0.115410832152126" calcext:value-type="float">
            <text:p>-0.115410832152126</text:p>
          </table:table-cell>
          <table:table-cell office:value-type="float" office:value="-4.82968675718447" calcext:value-type="float">
            <text:p>-4.82968675718447</text:p>
          </table:table-cell>
          <table:table-cell office:value-type="float" office:value="0.11623887575186" calcext:value-type="float">
            <text:p>0.11623887575186</text:p>
          </table:table-cell>
          <table:table-cell office:value-type="float" office:value="0.0000657583683303" calcext:value-type="float">
            <text:p>6.57583683303E-0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5" calcext:value-type="float">
            <text:p>0.65</text:p>
          </table:table-cell>
          <table:table-cell office:value-type="float" office:value="-3.65866098592872" calcext:value-type="float">
            <text:p>-3.65866098592872</text:p>
          </table:table-cell>
          <table:table-cell office:value-type="float" office:value="-0.0674727682416023" calcext:value-type="float">
            <text:p>-0.067472768241602</text:p>
          </table:table-cell>
          <table:table-cell office:value-type="float" office:value="-4.86760261711169" calcext:value-type="float">
            <text:p>-4.86760261711169</text:p>
          </table:table-cell>
          <table:table-cell office:value-type="float" office:value="0.114130954722606" calcext:value-type="float">
            <text:p>0.114130954722606</text:p>
          </table:table-cell>
          <table:table-cell office:value-type="float" office:value="0.00003287918416515" calcext:value-type="float">
            <text:p>3.287918416515E-0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-3.5285503522435" calcext:value-type="float">
            <text:p>-3.5285503522435</text:p>
          </table:table-cell>
          <table:table-cell office:value-type="float" office:value="0.0215172936785526" calcext:value-type="float">
            <text:p>0.021517293678553</text:p>
          </table:table-cell>
          <table:table-cell office:value-type="float" office:value="-4.94283297519091" calcext:value-type="float">
            <text:p>-4.94283297519091</text:p>
          </table:table-cell>
          <table:table-cell office:value-type="float" office:value="0.105958650836223" calcext:value-type="float">
            <text:p>0.105958650836223</text:p>
          </table:table-cell>
          <table:table-cell office:value-type="float" office:value="0.000840245817553833" calcext:value-type="float">
            <text:p>0.000840245817554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office:value-type="float" office:value="-3.34576042704956" calcext:value-type="float">
            <text:p>-3.34576042704956</text:p>
          </table:table-cell>
          <table:table-cell office:value-type="float" office:value="0.16591660154029" calcext:value-type="float">
            <text:p>0.16591660154029</text:p>
          </table:table-cell>
          <table:table-cell office:value-type="float" office:value="-5.05486667391321" calcext:value-type="float">
            <text:p>-5.05486667391321</text:p>
          </table:table-cell>
          <table:table-cell office:value-type="float" office:value="0.100993894027286" calcext:value-type="float">
            <text:p>0.100993894027286</text:p>
          </table:table-cell>
          <table:table-cell office:value-type="float" office:value="0.000763527721168483" calcext:value-type="float">
            <text:p>0.000763527721168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-3.21859646606289" calcext:value-type="float">
            <text:p>-3.21859646606289</text:p>
          </table:table-cell>
          <table:table-cell office:value-type="float" office:value="0.260859711628372" calcext:value-type="float">
            <text:p>0.260859711628372</text:p>
          </table:table-cell>
          <table:table-cell office:value-type="float" office:value="-5.12342191628757" calcext:value-type="float">
            <text:p>-5.12342191628757</text:p>
          </table:table-cell>
          <table:table-cell office:value-type="float" office:value="0.0985133422441595" calcext:value-type="float">
            <text:p>0.09851334224416</text:p>
          </table:table-cell>
          <table:table-cell office:value-type="float" office:value="0.00287510199310812" calcext:value-type="float">
            <text:p>0.002875101993108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-3.08053582970934" calcext:value-type="float">
            <text:p>-3.08053582970934</text:p>
          </table:table-cell>
          <table:table-cell office:value-type="float" office:value="0.372303605043715" calcext:value-type="float">
            <text:p>0.372303605043715</text:p>
          </table:table-cell>
          <table:table-cell office:value-type="float" office:value="-5.20072697249128" calcext:value-type="float">
            <text:p>-5.20072697249128</text:p>
          </table:table-cell>
          <table:table-cell office:value-type="float" office:value="0.0917475367915086" calcext:value-type="float">
            <text:p>0.091747536791509</text:p>
          </table:table-cell>
          <table:table-cell office:value-type="float" office:value="0.000906004185884133" calcext:value-type="float">
            <text:p>0.000906004185884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-2.9168692089672" calcext:value-type="float">
            <text:p>-2.9168692089672</text:p>
          </table:table-cell>
          <table:table-cell office:value-type="float" office:value="0.470523717469103" calcext:value-type="float">
            <text:p>0.470523717469103</text:p>
          </table:table-cell>
          <table:table-cell office:value-type="float" office:value="-5.26865078500166" calcext:value-type="float">
            <text:p>-5.26865078500166</text:p>
          </table:table-cell>
          <table:table-cell office:value-type="float" office:value="0.0864211089567543" calcext:value-type="float">
            <text:p>0.086421108956754</text:p>
          </table:table-cell>
          <table:table-cell office:value-type="float" office:value="0.00189603295352365" calcext:value-type="float">
            <text:p>0.001896032953524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-2.90396398527112" calcext:value-type="float">
            <text:p>-2.90396398527112</text:p>
          </table:table-cell>
          <table:table-cell office:value-type="float" office:value="0.501445696915002" calcext:value-type="float">
            <text:p>0.501445696915002</text:p>
          </table:table-cell>
          <table:table-cell office:value-type="float" office:value="-5.28593993603905" calcext:value-type="float">
            <text:p>-5.28593993603905</text:p>
          </table:table-cell>
          <table:table-cell office:value-type="float" office:value="0.0853032166951392" calcext:value-type="float">
            <text:p>0.085303216695139</text:p>
          </table:table-cell>
          <table:table-cell office:value-type="float" office:value="0.00029591265748635" calcext:value-type="float">
            <text:p>0.000295912657486</text:p>
          </table:table-cell>
          <table:table-cell table:style-name="ce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2.59842409452057" calcext:value-type="float">
            <text:p>-2.59842409452057</text:p>
          </table:table-cell>
          <table:table-cell office:value-type="float" office:value="0.736475816807893" calcext:value-type="float">
            <text:p>0.736475816807893</text:p>
          </table:table-cell>
          <table:table-cell office:value-type="float" office:value="-5.41249652163276" calcext:value-type="float">
            <text:p>-5.41249652163276</text:p>
          </table:table-cell>
          <table:table-cell table:number-columns-repeated="2" office:value-type="string" calcext:value-type="string">
            <text:p>missing</text:p>
          </table:table-cell>
          <table:table-cell table:style-name="ce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 office:value-type="float" office:value="-2.62576200082179" calcext:value-type="float">
            <text:p>-2.62576200082179</text:p>
          </table:table-cell>
          <table:table-cell office:value-type="float" office:value="0.701758013803653" calcext:value-type="float">
            <text:p>0.701758013803653</text:p>
          </table:table-cell>
          <table:table-cell office:value-type="float" office:value="-5.39523743868413" calcext:value-type="float">
            <text:p>-5.39523743868413</text:p>
          </table:table-cell>
          <table:table-cell office:value-type="float" office:value="0.0935376257071667" calcext:value-type="float">
            <text:p>0.093537625707167</text:p>
          </table:table-cell>
          <table:table-cell office:value-type="float" office:value="0.0136960068261275" calcext:value-type="float">
            <text:p>0.013696006826128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office:value-type="float" office:value="-2.76341371116819" calcext:value-type="float">
            <text:p>-2.76341371116819</text:p>
          </table:table-cell>
          <table:table-cell office:value-type="float" office:value="0.579624799641328" calcext:value-type="float">
            <text:p>0.579624799641328</text:p>
          </table:table-cell>
          <table:table-cell office:value-type="float" office:value="-5.32728355808499" calcext:value-type="float">
            <text:p>-5.32728355808499</text:p>
          </table:table-cell>
          <table:table-cell office:value-type="float" office:value="0.0895007925402233" calcext:value-type="float">
            <text:p>0.089500792540223</text:p>
          </table:table-cell>
          <table:table-cell office:value-type="float" office:value="0.00053702667469745" calcext:value-type="float">
            <text:p>0.000537026674697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-2.93323827648852" calcext:value-type="float">
            <text:p>-2.93323827648852</text:p>
          </table:table-cell>
          <table:table-cell office:value-type="float" office:value="0.442863682224809" calcext:value-type="float">
            <text:p>0.442863682224809</text:p>
          </table:table-cell>
          <table:table-cell office:value-type="float" office:value="-5.2500386380588" calcext:value-type="float">
            <text:p>-5.2500386380588</text:p>
          </table:table-cell>
          <table:table-cell office:value-type="float" office:value="0.0971287632665381" calcext:value-type="float">
            <text:p>0.097128763266538</text:p>
          </table:table-cell>
          <table:table-cell office:value-type="float" office:value="0.0029372071187534" calcext:value-type="float">
            <text:p>0.002937207118753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-3.06955496369394" calcext:value-type="float">
            <text:p>-3.06955496369394</text:p>
          </table:table-cell>
          <table:table-cell office:value-type="float" office:value="0.330275761616457" calcext:value-type="float">
            <text:p>0.330275761616457</text:p>
          </table:table-cell>
          <table:table-cell office:value-type="float" office:value="-5.18013033169021" calcext:value-type="float">
            <text:p>-5.18013033169021</text:p>
          </table:table-cell>
          <table:table-cell office:value-type="float" office:value="0.0950646811495037" calcext:value-type="float">
            <text:p>0.095064681149504</text:p>
          </table:table-cell>
          <table:table-cell office:value-type="float" office:value="0.0048441998003321" calcext:value-type="float">
            <text:p>0.00484419980033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5" calcext:value-type="float">
            <text:p>0.25</text:p>
          </table:table-cell>
          <table:table-cell office:value-type="float" office:value="-3.32092418573324" calcext:value-type="float">
            <text:p>-3.32092418573324</text:p>
          </table:table-cell>
          <table:table-cell office:value-type="float" office:value="0.148028709686531" calcext:value-type="float">
            <text:p>0.148028709686531</text:p>
          </table:table-cell>
          <table:table-cell office:value-type="float" office:value="-5.06746520310394" calcext:value-type="float">
            <text:p>-5.06746520310394</text:p>
          </table:table-cell>
          <table:table-cell office:value-type="float" office:value="0.102141012230381" calcext:value-type="float">
            <text:p>0.102141012230381</text:p>
          </table:table-cell>
          <table:table-cell table:style-name="ce1" office:value-type="float" office:value="0.00007671809638535" calcext:value-type="float">
            <text:p>7.67E-0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-3.46736780523326" calcext:value-type="float">
            <text:p>-3.46736780523326</text:p>
          </table:table-cell>
          <table:table-cell office:value-type="float" office:value="0.0388955556408617" calcext:value-type="float">
            <text:p>0.038895555640862</text:p>
          </table:table-cell>
          <table:table-cell office:value-type="float" office:value="-4.99076150867544" calcext:value-type="float">
            <text:p>-4.99076150867544</text:p>
          </table:table-cell>
          <table:table-cell office:value-type="float" office:value="0.110364461514353" calcext:value-type="float">
            <text:p>0.110364461514353</text:p>
          </table:table-cell>
          <table:table-cell office:value-type="float" office:value="0.00536661350428948" calcext:value-type="float">
            <text:p>0.005366613504289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5" calcext:value-type="float">
            <text:p>0.45</text:p>
          </table:table-cell>
          <table:table-cell office:value-type="float" office:value="-3.55468553499428" calcext:value-type="float">
            <text:p>-3.55468553499428</text:p>
          </table:table-cell>
          <table:table-cell office:value-type="float" office:value="-0.0206613266659375" calcext:value-type="float">
            <text:p>-0.020661326665938</text:p>
          </table:table-cell>
          <table:table-cell office:value-type="float" office:value="-4.9530861934583" calcext:value-type="float">
            <text:p>-4.9530861934583</text:p>
          </table:table-cell>
          <table:table-cell office:value-type="float" office:value="0.106890227720903" calcext:value-type="float">
            <text:p>0.106890227720903</text:p>
          </table:table-cell>
          <table:table-cell office:value-type="float" office:value="0.00424872124267438" calcext:value-type="float">
            <text:p>0.00424872124267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</text:p>
          </table:table-cell>
          <table:table-cell office:value-type="float" office:value="-3.58743569727242" calcext:value-type="float">
            <text:p>-3.58743569727242</text:p>
          </table:table-cell>
          <table:table-cell office:value-type="float" office:value="-0.0258861086344176" calcext:value-type="float">
            <text:p>-0.025886108634418</text:p>
          </table:table-cell>
          <table:table-cell office:value-type="float" office:value="-4.94749352894882" calcext:value-type="float">
            <text:p>-4.94749352894882</text:p>
          </table:table-cell>
          <table:table-cell office:value-type="float" office:value="0.106871961507478" calcext:value-type="float">
            <text:p>0.106871961507478</text:p>
          </table:table-cell>
          <table:table-cell office:value-type="float" office:value="0.0041427772048089" calcext:value-type="float">
            <text:p>0.004142777204809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office:value-type="float" office:value="-3.57764552757194" calcext:value-type="float">
            <text:p>-3.57764552757194</text:p>
          </table:table-cell>
          <table:table-cell office:value-type="float" office:value="-0.0206613266659375" calcext:value-type="float">
            <text:p>-0.020661326665938</text:p>
          </table:table-cell>
          <table:table-cell office:value-type="float" office:value="-4.9530861934583" calcext:value-type="float">
            <text:p>-4.9530861934583</text:p>
          </table:table-cell>
          <table:table-cell office:value-type="float" office:value="0.106112087028994" calcext:value-type="float">
            <text:p>0.106112087028994</text:p>
          </table:table-cell>
          <table:table-cell office:value-type="float" office:value="0.00124210251290567" calcext:value-type="float">
            <text:p>0.001242102512906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-3.52642153155924" calcext:value-type="float">
            <text:p>-3.52642153155924</text:p>
          </table:table-cell>
          <table:table-cell office:value-type="float" office:value="0.0388955556408617" calcext:value-type="float">
            <text:p>0.038895555640862</text:p>
          </table:table-cell>
          <table:table-cell office:value-type="float" office:value="-4.99076150867544" calcext:value-type="float">
            <text:p>-4.99076150867544</text:p>
          </table:table-cell>
          <table:table-cell office:value-type="float" office:value="0.104303731899911" calcext:value-type="float">
            <text:p>0.104303731899911</text:p>
          </table:table-cell>
          <table:table-cell office:value-type="float" office:value="0.0001095972805505" calcext:value-type="float">
            <text:p>0.000109597280551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-3.37877518850879" calcext:value-type="float">
            <text:p>-3.37877518850879</text:p>
          </table:table-cell>
          <table:table-cell office:value-type="float" office:value="0.148028709686531" calcext:value-type="float">
            <text:p>0.148028709686531</text:p>
          </table:table-cell>
          <table:table-cell office:value-type="float" office:value="-5.06746520310394" calcext:value-type="float">
            <text:p>-5.06746520310394</text:p>
          </table:table-cell>
          <table:table-cell office:value-type="float" office:value="0.0979105572011317" calcext:value-type="float">
            <text:p>0.097910557201132</text:p>
          </table:table-cell>
          <table:table-cell office:value-type="float" office:value="0.00007671809638535" calcext:value-type="float">
            <text:p>7.671809638535E-0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-3.17271256261409" calcext:value-type="float">
            <text:p>-3.17271256261409</text:p>
          </table:table-cell>
          <table:table-cell office:value-type="float" office:value="0.330275761616457" calcext:value-type="float">
            <text:p>0.330275761616457</text:p>
          </table:table-cell>
          <table:table-cell office:value-type="float" office:value="-5.18013033169021" calcext:value-type="float">
            <text:p>-5.18013033169021</text:p>
          </table:table-cell>
          <table:table-cell office:value-type="float" office:value="0.090520047249343" calcext:value-type="float">
            <text:p>0.090520047249343</text:p>
          </table:table-cell>
          <table:table-cell office:value-type="float" office:value="0.00195813807916893" calcext:value-type="float">
            <text:p>0.001958138079169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-3.00849268903875" calcext:value-type="float">
            <text:p>-3.00849268903875</text:p>
          </table:table-cell>
          <table:table-cell office:value-type="float" office:value="0.442863682224809" calcext:value-type="float">
            <text:p>0.442863682224809</text:p>
          </table:table-cell>
          <table:table-cell office:value-type="float" office:value="-5.2500386380588" calcext:value-type="float">
            <text:p>-5.2500386380588</text:p>
          </table:table-cell>
          <table:table-cell office:value-type="float" office:value="0.0872650080169931" calcext:value-type="float">
            <text:p>0.087265008016993</text:p>
          </table:table-cell>
          <table:table-cell office:value-type="float" office:value="0.00514011245781845" calcext:value-type="float">
            <text:p>0.005140112457818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-2.83893272289951" calcext:value-type="float">
            <text:p>-2.83893272289951</text:p>
          </table:table-cell>
          <table:table-cell office:value-type="float" office:value="0.579624799641328" calcext:value-type="float">
            <text:p>0.579624799641328</text:p>
          </table:table-cell>
          <table:table-cell office:value-type="float" office:value="-5.32728355808499" calcext:value-type="float">
            <text:p>-5.32728355808499</text:p>
          </table:table-cell>
          <table:table-cell office:value-type="float" office:value="0.083721362612527" calcext:value-type="float">
            <text:p>0.083721362612527</text:p>
          </table:table-cell>
          <table:table-cell office:value-type="float" office:value="0.00231615586230057" calcext:value-type="float">
            <text:p>0.002316155862301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9" calcext:value-type="float">
            <text:p>0.99</text:p>
          </table:table-cell>
          <table:table-cell office:value-type="float" office:value="-2.67593962734561" calcext:value-type="float">
            <text:p>-2.67593962734561</text:p>
          </table:table-cell>
          <table:table-cell office:value-type="float" office:value="0.701758013803653" calcext:value-type="float">
            <text:p>0.701758013803653</text:p>
          </table:table-cell>
          <table:table-cell office:value-type="float" office:value="-5.39523743868413" calcext:value-type="float">
            <text:p>-5.39523743868413</text:p>
          </table:table-cell>
          <table:table-cell office:value-type="float" office:value="0.0799694823750149" calcext:value-type="float">
            <text:p>0.079969482375015</text:p>
          </table:table-cell>
          <table:table-cell office:value-type="float" office:value="0.00127498169707082" calcext:value-type="float">
            <text:p>0.001274981697071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-2.62856434669428" calcext:value-type="float">
            <text:p>-2.62856434669428</text:p>
          </table:table-cell>
          <table:table-cell office:value-type="float" office:value="0.736475816807893" calcext:value-type="float">
            <text:p>0.736475816807893</text:p>
          </table:table-cell>
          <table:table-cell office:value-type="float" office:value="-5.41249652163276" calcext:value-type="float">
            <text:p>-5.41249652163276</text:p>
          </table:table-cell>
          <table:table-cell office:value-type="float" office:value="0.0788990822683049" calcext:value-type="float">
            <text:p>0.078899082268305</text:p>
          </table:table-cell>
          <table:table-cell office:value-type="float" office:value="0.00242209990016605" calcext:value-type="float">
            <text:p>0.00242209990016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2.3876588195437" calcext:value-type="float">
            <text:p>-2.3876588195437</text:p>
          </table:table-cell>
          <table:table-cell office:value-type="float" office:value="1.01760338797189" calcext:value-type="float">
            <text:p>1.01760338797189</text:p>
          </table:table-cell>
          <table:table-cell office:value-type="float" office:value="-5.53484357479997" calcext:value-type="float">
            <text:p>-5.53484357479997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-2.43029536940635" calcext:value-type="float">
            <text:p>-2.43029536940635</text:p>
          </table:table-cell>
          <table:table-cell office:value-type="float" office:value="0.975411273973327" calcext:value-type="float">
            <text:p>0.975411273973327</text:p>
          </table:table-cell>
          <table:table-cell office:value-type="float" office:value="-5.51758449185134" calcext:value-type="float">
            <text:p>-5.51758449185134</text:p>
          </table:table-cell>
          <table:table-cell office:value-type="float" office:value="0.0748987815282117" calcext:value-type="float">
            <text:p>0.074898781528212</text:p>
          </table:table-cell>
          <table:table-cell office:value-type="float" office:value="0.0099075941617652" calcext:value-type="float">
            <text:p>0.00990759416176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-2.6134100299589" calcext:value-type="float">
            <text:p>-2.6134100299589</text:p>
          </table:table-cell>
          <table:table-cell office:value-type="float" office:value="0.827906078952724" calcext:value-type="float">
            <text:p>0.827906078952724</text:p>
          </table:table-cell>
          <table:table-cell office:value-type="float" office:value="-5.45017183684989" calcext:value-type="float">
            <text:p>-5.45017183684989</text:p>
          </table:table-cell>
          <table:table-cell office:value-type="float" office:value="0.0879554708844613" calcext:value-type="float">
            <text:p>0.087955470884461</text:p>
          </table:table-cell>
          <table:table-cell office:value-type="float" office:value="0.00682791057829615" calcext:value-type="float">
            <text:p>0.00682791057829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-2.78211606237733" calcext:value-type="float">
            <text:p>-2.78211606237733</text:p>
          </table:table-cell>
          <table:table-cell office:value-type="float" office:value="0.665196078076325" calcext:value-type="float">
            <text:p>0.665196078076325</text:p>
          </table:table-cell>
          <table:table-cell office:value-type="float" office:value="-5.37271644020238" calcext:value-type="float">
            <text:p>-5.37271644020238</text:p>
          </table:table-cell>
          <table:table-cell office:value-type="float" office:value="0.0954263521753204" calcext:value-type="float">
            <text:p>0.09542635217532</text:p>
          </table:table-cell>
          <table:table-cell office:value-type="float" office:value="0.0081978765851774" calcext:value-type="float">
            <text:p>0.00819787658517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-2.93675022925576" calcext:value-type="float">
            <text:p>-2.93675022925576</text:p>
          </table:table-cell>
          <table:table-cell office:value-type="float" office:value="0.523837340265339" calcext:value-type="float">
            <text:p>0.523837340265339</text:p>
          </table:table-cell>
          <table:table-cell office:value-type="float" office:value="-5.3041010616505" calcext:value-type="float">
            <text:p>-5.3041010616505</text:p>
          </table:table-cell>
          <table:table-cell office:value-type="float" office:value="0.0983818255074988" calcext:value-type="float">
            <text:p>0.098381825507499</text:p>
          </table:table-cell>
          <table:table-cell office:value-type="float" office:value="0.00655026413423488" calcext:value-type="float">
            <text:p>0.00655026413423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-3.17367474145443" calcext:value-type="float">
            <text:p>-3.17367474145443</text:p>
          </table:table-cell>
          <table:table-cell office:value-type="float" office:value="0.307989720776244" calcext:value-type="float">
            <text:p>0.307989720776244</text:p>
          </table:table-cell>
          <table:table-cell office:value-type="float" office:value="-5.19011293715876" calcext:value-type="float">
            <text:p>-5.19011293715876</text:p>
          </table:table-cell>
          <table:table-cell office:value-type="float" office:value="0.099517983982539" calcext:value-type="float">
            <text:p>0.099517983982539</text:p>
          </table:table-cell>
          <table:table-cell office:value-type="float" office:value="0.00562234049224065" calcext:value-type="float">
            <text:p>0.00562234049224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-3.35112457408447" calcext:value-type="float">
            <text:p>-3.35112457408447</text:p>
          </table:table-cell>
          <table:table-cell office:value-type="float" office:value="0.168266257390546" calcext:value-type="float">
            <text:p>0.168266257390546</text:p>
          </table:table-cell>
          <table:table-cell office:value-type="float" office:value="-5.11271767668876" calcext:value-type="float">
            <text:p>-5.11271767668876</text:p>
          </table:table-cell>
          <table:table-cell office:value-type="float" office:value="0.0946664776968369" calcext:value-type="float">
            <text:p>0.094666477696837</text:p>
          </table:table-cell>
          <table:table-cell office:value-type="float" office:value="0.0030029654870837" calcext:value-type="float">
            <text:p>0.00300296548708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-3.4590209037933" calcext:value-type="float">
            <text:p>-3.4590209037933</text:p>
          </table:table-cell>
          <table:table-cell office:value-type="float" office:value="0.101810402209396" calcext:value-type="float">
            <text:p>0.101810402209396</text:p>
          </table:table-cell>
          <table:table-cell office:value-type="float" office:value="-5.0738396379212" calcext:value-type="float">
            <text:p>-5.0738396379212</text:p>
          </table:table-cell>
          <table:table-cell office:value-type="float" office:value="0.0978813312596516" calcext:value-type="float">
            <text:p>0.097881331259652</text:p>
          </table:table-cell>
          <table:table-cell office:value-type="float" office:value="0.00473825576246662" calcext:value-type="float">
            <text:p>0.0047382557624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3.45491961648634" calcext:value-type="float">
            <text:p>-3.45491961648634</text:p>
          </table:table-cell>
          <table:table-cell office:value-type="float" office:value="0.0907600773259532" calcext:value-type="float">
            <text:p>0.090760077325953</text:p>
          </table:table-cell>
          <table:table-cell office:value-type="float" office:value="-5.06845745003304" calcext:value-type="float">
            <text:p>-5.06845745003304</text:p>
          </table:table-cell>
          <table:table-cell office:value-type="float" office:value="0.100953708357751" calcext:value-type="float">
            <text:p>0.100953708357751</text:p>
          </table:table-cell>
          <table:table-cell office:value-type="float" office:value="0.00044934885025705" calcext:value-type="float">
            <text:p>0.00044934885025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-3.44870153573063" calcext:value-type="float">
            <text:p>-3.44870153573063</text:p>
          </table:table-cell>
          <table:table-cell office:value-type="float" office:value="0.101810402209396" calcext:value-type="float">
            <text:p>0.101810402209396</text:p>
          </table:table-cell>
          <table:table-cell office:value-type="float" office:value="-5.0738396379212" calcext:value-type="float">
            <text:p>-5.0738396379212</text:p>
          </table:table-cell>
          <table:table-cell office:value-type="float" office:value="0.0975561926606851" calcext:value-type="float">
            <text:p>0.097556192660685</text:p>
          </table:table-cell>
          <table:table-cell office:value-type="float" office:value="0.000445695607572034" calcext:value-type="float">
            <text:p>0.000445695607572</text:p>
          </table:table-cell>
          <table:table-cell table:style-name="ce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-3.3810603632546" calcext:value-type="float">
            <text:p>-3.3810603632546</text:p>
          </table:table-cell>
          <table:table-cell office:value-type="float" office:value="0.168266257390546" calcext:value-type="float">
            <text:p>0.168266257390546</text:p>
          </table:table-cell>
          <table:table-cell office:value-type="float" office:value="-5.11271767668876" calcext:value-type="float">
            <text:p>-5.11271767668876</text:p>
          </table:table-cell>
          <table:table-cell office:value-type="float" office:value="0.0945057350186962" calcext:value-type="float">
            <text:p>0.094505735018696</text:p>
          </table:table-cell>
          <table:table-cell office:value-type="float" office:value="0.00116538441652032" calcext:value-type="float">
            <text:p>0.0011653844165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-3.22647430531819" calcext:value-type="float">
            <text:p>-3.22647430531819</text:p>
          </table:table-cell>
          <table:table-cell office:value-type="float" office:value="0.307989720776244" calcext:value-type="float">
            <text:p>0.307989720776244</text:p>
          </table:table-cell>
          <table:table-cell office:value-type="float" office:value="-5.19011293715876" calcext:value-type="float">
            <text:p>-5.19011293715876</text:p>
          </table:table-cell>
          <table:table-cell office:value-type="float" office:value="0.0917183108500285" calcext:value-type="float">
            <text:p>0.091718310850029</text:p>
          </table:table-cell>
          <table:table-cell office:value-type="float" office:value="0.00188872646815362" calcext:value-type="float">
            <text:p>0.00188872646815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-2.93298570454293" calcext:value-type="float">
            <text:p>-2.93298570454293</text:p>
          </table:table-cell>
          <table:table-cell office:value-type="float" office:value="0.523837340265339" calcext:value-type="float">
            <text:p>0.523837340265339</text:p>
          </table:table-cell>
          <table:table-cell office:value-type="float" office:value="-5.3041010616505" calcext:value-type="float">
            <text:p>-5.3041010616505</text:p>
          </table:table-cell>
          <table:table-cell office:value-type="float" office:value="0.0847040848947964" calcext:value-type="float">
            <text:p>0.084704084894796</text:p>
          </table:table-cell>
          <table:table-cell office:value-type="float" office:value="0.0020604288743494" calcext:value-type="float">
            <text:p>0.00206042887434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-2.73711014712034" calcext:value-type="float">
            <text:p>-2.73711014712034</text:p>
          </table:table-cell>
          <table:table-cell office:value-type="float" office:value="0.665196078076325" calcext:value-type="float">
            <text:p>0.665196078076325</text:p>
          </table:table-cell>
          <table:table-cell office:value-type="float" office:value="-5.37271644020238" calcext:value-type="float">
            <text:p>-5.37271644020238</text:p>
          </table:table-cell>
          <table:table-cell office:value-type="float" office:value="0.0782122726435218" calcext:value-type="float">
            <text:p>0.078212272643522</text:p>
          </table:table-cell>
          <table:table-cell office:value-type="float" office:value="0.000358017783131633" calcext:value-type="float">
            <text:p>0.00035801778313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-2.52574351036826" calcext:value-type="float">
            <text:p>-2.52574351036826</text:p>
          </table:table-cell>
          <table:table-cell office:value-type="float" office:value="0.827906078952724" calcext:value-type="float">
            <text:p>0.827906078952724</text:p>
          </table:table-cell>
          <table:table-cell office:value-type="float" office:value="-5.45017183684989" calcext:value-type="float">
            <text:p>-5.45017183684989</text:p>
          </table:table-cell>
          <table:table-cell office:value-type="float" office:value="0.0736091868604008" calcext:value-type="float">
            <text:p>0.073609186860401</text:p>
          </table:table-cell>
          <table:table-cell office:value-type="float" office:value="0.0000255726987951167" calcext:value-type="float">
            <text:p>2.55726987951167E-0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-2.35532961050822" calcext:value-type="float">
            <text:p>-2.35532961050822</text:p>
          </table:table-cell>
          <table:table-cell office:value-type="float" office:value="0.975411273973327" calcext:value-type="float">
            <text:p>0.975411273973327</text:p>
          </table:table-cell>
          <table:table-cell office:value-type="float" office:value="-5.51758449185134" calcext:value-type="float">
            <text:p>-5.51758449185134</text:p>
          </table:table-cell>
          <table:table-cell office:value-type="float" office:value="0.0708911743027484" calcext:value-type="float">
            <text:p>0.070891174302748</text:p>
          </table:table-cell>
          <table:table-cell office:value-type="float" office:value="0.00199832374870412" calcext:value-type="float">
            <text:p>0.00199832374870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2.28564380799646" calcext:value-type="float">
            <text:p>-2.28564380799646</text:p>
          </table:table-cell>
          <table:table-cell office:value-type="float" office:value="1.01760338797189" calcext:value-type="float">
            <text:p>1.01760338797189</text:p>
          </table:table-cell>
          <table:table-cell office:value-type="float" office:value="-5.53484357479997" calcext:value-type="float">
            <text:p>-5.53484357479997</text:p>
          </table:table-cell>
          <table:table-cell office:value-type="float" office:value="0.0690791659309802" calcext:value-type="float">
            <text:p>0.06907916593098</text:p>
          </table:table-cell>
          <table:table-cell office:value-type="float" office:value="0.000880431487089017" calcext:value-type="float">
            <text:p>0.000880431487089</text:p>
          </table:table-cell>
          <table:table-cell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table table:name="mix variant 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μ*</text:p>
          </table:table-cell>
          <table:table-cell office:value-type="string" calcext:value-type="string">
            <text:p>p*</text:p>
          </table:table-cell>
          <table:table-cell office:value-type="string" calcext:value-type="string">
            <text:p>u*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<text:span text:style-name="T1">ΔD*</text:span>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3.92505222511285" calcext:value-type="float">
            <text:p>-3.92505222511285</text:p>
          </table:table-cell>
          <table:table-cell office:value-type="float" office:value="0.0180300054539568" calcext:value-type="float">
            <text:p>0.018030005453957</text:p>
          </table:table-cell>
          <table:table-cell office:value-type="float" office:value="-4.89036416030352" calcext:value-type="float">
            <text:p>-4.89036416030352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-3.84519138136448" calcext:value-type="float">
            <text:p>-3.84519138136448</text:p>
          </table:table-cell>
          <table:table-cell office:value-type="float" office:value="0.0338680939181501" calcext:value-type="float">
            <text:p>0.03386809391815</text:p>
          </table:table-cell>
          <table:table-cell office:value-type="float" office:value="-4.91050977977318" calcext:value-type="float">
            <text:p>-4.91050977977318</text:p>
          </table:table-cell>
          <table:table-cell office:value-type="float" office:value="0.126909997634794" calcext:value-type="float">
            <text:p>0.126909997634794</text:p>
          </table:table-cell>
          <table:table-cell office:value-type="float" office:value="0.00979434363852968" calcext:value-type="float">
            <text:p>0.00979434363853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-3.73078831724784" calcext:value-type="float">
            <text:p>-3.73078831724784</text:p>
          </table:table-cell>
          <table:table-cell office:value-type="float" office:value="0.101718488913547" calcext:value-type="float">
            <text:p>0.101718488913547</text:p>
          </table:table-cell>
          <table:table-cell office:value-type="float" office:value="-4.98745401891176" calcext:value-type="float">
            <text:p>-4.98745401891176</text:p>
          </table:table-cell>
          <table:table-cell office:value-type="float" office:value="0.100376496013518" calcext:value-type="float">
            <text:p>0.100376496013518</text:p>
          </table:table-cell>
          <table:table-cell office:value-type="float" office:value="0.00993682010324534" calcext:value-type="float">
            <text:p>0.00993682010324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-3.57177623664585" calcext:value-type="float">
            <text:p>-3.57177623664585</text:p>
          </table:table-cell>
          <table:table-cell office:value-type="float" office:value="0.177431381908074" calcext:value-type="float">
            <text:p>0.177431381908074</text:p>
          </table:table-cell>
          <table:table-cell office:value-type="float" office:value="-5.07311800379095" calcext:value-type="float">
            <text:p>-5.07311800379095</text:p>
          </table:table-cell>
          <table:table-cell office:value-type="float" office:value="0.0927448720445181" calcext:value-type="float">
            <text:p>0.092744872044518</text:p>
          </table:table-cell>
          <table:table-cell office:value-type="float" office:value="0.00223213128054518" calcext:value-type="float">
            <text:p>0.00223213128054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-3.43614510186417" calcext:value-type="float">
            <text:p>-3.43614510186417</text:p>
          </table:table-cell>
          <table:table-cell office:value-type="float" office:value="0.245592326507316" calcext:value-type="float">
            <text:p>0.245592326507316</text:p>
          </table:table-cell>
          <table:table-cell office:value-type="float" office:value="-5.14786727245" calcext:value-type="float">
            <text:p>-5.14786727245</text:p>
          </table:table-cell>
          <table:table-cell office:value-type="float" office:value="0.093811618908543" calcext:value-type="float">
            <text:p>0.093811618908543</text:p>
          </table:table-cell>
          <table:table-cell office:value-type="float" office:value="0.00447887553183043" calcext:value-type="float">
            <text:p>0.0044788755318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-3.20026695915438" calcext:value-type="float">
            <text:p>-3.20026695915438</text:p>
          </table:table-cell>
          <table:table-cell office:value-type="float" office:value="0.357630722942616" calcext:value-type="float">
            <text:p>0.357630722942616</text:p>
          </table:table-cell>
          <table:table-cell office:value-type="float" office:value="-5.26534329523798" calcext:value-type="float">
            <text:p>-5.26534329523798</text:p>
          </table:table-cell>
          <table:table-cell office:value-type="float" office:value="0.080674558213223" calcext:value-type="float">
            <text:p>0.080674558213223</text:p>
          </table:table-cell>
          <table:table-cell office:value-type="float" office:value="0.00042742939414695" calcext:value-type="float">
            <text:p>0.00042742939414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-3.07452221195721" calcext:value-type="float">
            <text:p>-3.07452221195721</text:p>
          </table:table-cell>
          <table:table-cell office:value-type="float" office:value="0.436594022086714" calcext:value-type="float">
            <text:p>0.436594022086714</text:p>
          </table:table-cell>
          <table:table-cell office:value-type="float" office:value="-5.34343012174947" calcext:value-type="float">
            <text:p>-5.34343012174947</text:p>
          </table:table-cell>
          <table:table-cell office:value-type="float" office:value="0.0865087867811947" calcext:value-type="float">
            <text:p>0.086508786781195</text:p>
          </table:table-cell>
          <table:table-cell office:value-type="float" office:value="0.000599131800342733" calcext:value-type="float">
            <text:p>0.00059913180034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-2.94661256236927" calcext:value-type="float">
            <text:p>-2.94661256236927</text:p>
          </table:table-cell>
          <table:table-cell office:value-type="float" office:value="0.474718483843468" calcext:value-type="float">
            <text:p>0.474718483843468</text:p>
          </table:table-cell>
          <table:table-cell office:value-type="float" office:value="-5.38185713918562" calcext:value-type="float">
            <text:p>-5.38185713918562</text:p>
          </table:table-cell>
          <table:table-cell office:value-type="float" office:value="0.0841816711908391" calcext:value-type="float">
            <text:p>0.084181671190839</text:p>
          </table:table-cell>
          <table:table-cell office:value-type="float" office:value="0.00283856956625795" calcext:value-type="float">
            <text:p>0.00283856956625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-2.93000295013787" calcext:value-type="float">
            <text:p>-2.93000295013787</text:p>
          </table:table-cell>
          <table:table-cell office:value-type="float" office:value="0.477507172351553" calcext:value-type="float">
            <text:p>0.477507172351553</text:p>
          </table:table-cell>
          <table:table-cell office:value-type="float" office:value="-5.38681837383114" calcext:value-type="float">
            <text:p>-5.38681837383114</text:p>
          </table:table-cell>
          <table:table-cell office:value-type="float" office:value="0.0857635252734513" calcext:value-type="float">
            <text:p>0.085763525273451</text:p>
          </table:table-cell>
          <table:table-cell office:value-type="float" office:value="0.00353633891909613" calcext:value-type="float">
            <text:p>0.00353633891909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-2.92282269054182" calcext:value-type="float">
            <text:p>-2.92282269054182</text:p>
          </table:table-cell>
          <table:table-cell office:value-type="float" office:value="0.474718483843468" calcext:value-type="float">
            <text:p>0.474718483843468</text:p>
          </table:table-cell>
          <table:table-cell office:value-type="float" office:value="-5.38185713918562" calcext:value-type="float">
            <text:p>-5.38185713918562</text:p>
          </table:table-cell>
          <table:table-cell office:value-type="float" office:value="0.0831770294524595" calcext:value-type="float">
            <text:p>0.08317702945246</text:p>
          </table:table-cell>
          <table:table-cell office:value-type="float" office:value="0.00492091789671745" calcext:value-type="float">
            <text:p>0.004920917896717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-2.94464009574657" calcext:value-type="float">
            <text:p>-2.94464009574657</text:p>
          </table:table-cell>
          <table:table-cell office:value-type="float" office:value="0.436594022086714" calcext:value-type="float">
            <text:p>0.436594022086714</text:p>
          </table:table-cell>
          <table:table-cell office:value-type="float" office:value="-5.34343012174947" calcext:value-type="float">
            <text:p>-5.34343012174947</text:p>
          </table:table-cell>
          <table:table-cell office:value-type="float" office:value="0.0882513835419476" calcext:value-type="float">
            <text:p>0.088251383541948</text:p>
          </table:table-cell>
          <table:table-cell office:value-type="float" office:value="0.000726995294318317" calcext:value-type="float">
            <text:p>0.000726995294318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-3.03788725261119" calcext:value-type="float">
            <text:p>-3.03788725261119</text:p>
          </table:table-cell>
          <table:table-cell office:value-type="float" office:value="0.357630722942616" calcext:value-type="float">
            <text:p>0.357630722942616</text:p>
          </table:table-cell>
          <table:table-cell office:value-type="float" office:value="-5.26534329523798" calcext:value-type="float">
            <text:p>-5.26534329523798</text:p>
          </table:table-cell>
          <table:table-cell office:value-type="float" office:value="0.0908524923336795" calcext:value-type="float">
            <text:p>0.09085249233368</text:p>
          </table:table-cell>
          <table:table-cell office:value-type="float" office:value="0.0025645763648817" calcext:value-type="float">
            <text:p>0.002564576364882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" calcext:value-type="float">
            <text:p>0.85</text:p>
          </table:table-cell>
          <table:table-cell office:value-type="float" office:value="-3.19508322065203" calcext:value-type="float">
            <text:p>-3.19508322065203</text:p>
          </table:table-cell>
          <table:table-cell office:value-type="float" office:value="0.245592326507316" calcext:value-type="float">
            <text:p>0.245592326507316</text:p>
          </table:table-cell>
          <table:table-cell office:value-type="float" office:value="-5.14786727245" calcext:value-type="float">
            <text:p>-5.14786727245</text:p>
          </table:table-cell>
          <table:table-cell office:value-type="float" office:value="0.101154636705426" calcext:value-type="float">
            <text:p>0.101154636705426</text:p>
          </table:table-cell>
          <table:table-cell office:value-type="float" office:value="0.00213349372804973" calcext:value-type="float">
            <text:p>0.0021334937280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-3.26108868909948" calcext:value-type="float">
            <text:p>-3.26108868909948</text:p>
          </table:table-cell>
          <table:table-cell office:value-type="float" office:value="0.177431381908074" calcext:value-type="float">
            <text:p>0.177431381908074</text:p>
          </table:table-cell>
          <table:table-cell office:value-type="float" office:value="-5.07311800379095" calcext:value-type="float">
            <text:p>-5.07311800379095</text:p>
          </table:table-cell>
          <table:table-cell office:value-type="float" office:value="0.103752092254473" calcext:value-type="float">
            <text:p>0.103752092254473</text:p>
          </table:table-cell>
          <table:table-cell office:value-type="float" office:value="0.00413181747675385" calcext:value-type="float">
            <text:p>0.00413181747675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5" calcext:value-type="float">
            <text:p>0.95</text:p>
          </table:table-cell>
          <table:table-cell office:value-type="float" office:value="-3.38038683806636" calcext:value-type="float">
            <text:p>-3.38038683806636</text:p>
          </table:table-cell>
          <table:table-cell office:value-type="float" office:value="0.101718488913547" calcext:value-type="float">
            <text:p>0.101718488913547</text:p>
          </table:table-cell>
          <table:table-cell office:value-type="float" office:value="-4.98745401891176" calcext:value-type="float">
            <text:p>-4.98745401891176</text:p>
          </table:table-cell>
          <table:table-cell office:value-type="float" office:value="0.108037345923998" calcext:value-type="float">
            <text:p>0.108037345923998</text:p>
          </table:table-cell>
          <table:table-cell office:value-type="float" office:value="0.000321485356281467" calcext:value-type="float">
            <text:p>0.000321485356281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" calcext:value-type="float">
            <text:p>0.99</text:p>
          </table:table-cell>
          <table:table-cell office:value-type="float" office:value="-3.46733172352675" calcext:value-type="float">
            <text:p>-3.46733172352675</text:p>
          </table:table-cell>
          <table:table-cell office:value-type="float" office:value="0.0338680939181501" calcext:value-type="float">
            <text:p>0.03386809391815</text:p>
          </table:table-cell>
          <table:table-cell office:value-type="float" office:value="-4.91050977977318" calcext:value-type="float">
            <text:p>-4.91050977977318</text:p>
          </table:table-cell>
          <table:table-cell office:value-type="float" office:value="0.113557395621058" calcext:value-type="float">
            <text:p>0.113557395621058</text:p>
          </table:table-cell>
          <table:table-cell office:value-type="float" office:value="0.0000474921549052167" calcext:value-type="float">
            <text:p>4.74921549052167E-0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3.4914102490063" calcext:value-type="float">
            <text:p>-3.4914102490063</text:p>
          </table:table-cell>
          <table:table-cell office:value-type="float" office:value="0.0180300054539568" calcext:value-type="float">
            <text:p>0.018030005453957</text:p>
          </table:table-cell>
          <table:table-cell office:value-type="float" office:value="-4.89036416030352" calcext:value-type="float">
            <text:p>-4.89036416030352</text:p>
          </table:table-cell>
          <table:table-cell office:value-type="float" office:value="0.116607853263047" calcext:value-type="float">
            <text:p>0.116607853263047</text:p>
          </table:table-cell>
          <table:table-cell office:value-type="float" office:value="0.00430351988294963" calcext:value-type="float">
            <text:p>0.0043035198829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-3.70869428562649" calcext:value-type="float">
            <text:p>-3.70869428562649</text:p>
          </table:table-cell>
          <table:table-cell office:value-type="float" office:value="0.145657151093435" calcext:value-type="float">
            <text:p>0.145657151093435</text:p>
          </table:table-cell>
          <table:table-cell office:value-type="float" office:value="-5.02437763190988" calcext:value-type="float">
            <text:p>-5.02437763190988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-3.63342784584075" calcext:value-type="float">
            <text:p>-3.63342784584075</text:p>
          </table:table-cell>
          <table:table-cell office:value-type="float" office:value="0.166463583430691" calcext:value-type="float">
            <text:p>0.166463583430691</text:p>
          </table:table-cell>
          <table:table-cell office:value-type="float" office:value="-5.04482393226714" calcext:value-type="float">
            <text:p>-5.04482393226714</text:p>
          </table:table-cell>
          <table:table-cell office:value-type="float" office:value="0.1227635671873" calcext:value-type="float">
            <text:p>0.1227635671873</text:p>
          </table:table-cell>
          <table:table-cell office:value-type="float" office:value="0.0155043619552107" calcext:value-type="float">
            <text:p>0.01550436195521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  <table:table-cell office:value-type="float" office:value="-3.482101168726" calcext:value-type="float">
            <text:p>-3.482101168726</text:p>
          </table:table-cell>
          <table:table-cell office:value-type="float" office:value="0.25075316028911" calcext:value-type="float">
            <text:p>0.25075316028911</text:p>
          </table:table-cell>
          <table:table-cell office:value-type="float" office:value="-5.12336178011004" calcext:value-type="float">
            <text:p>-5.12336178011004</text:p>
          </table:table-cell>
          <table:table-cell office:value-type="float" office:value="0.0876449452562349" calcext:value-type="float">
            <text:p>0.087644945256235</text:p>
          </table:table-cell>
          <table:table-cell office:value-type="float" office:value="0.00543237187261978" calcext:value-type="float">
            <text:p>0.0054323718726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" calcext:value-type="float">
            <text:p>0.1</text:p>
          </table:table-cell>
          <table:table-cell office:value-type="float" office:value="-3.3149105679811" calcext:value-type="float">
            <text:p>-3.3149105679811</text:p>
          </table:table-cell>
          <table:table-cell office:value-type="float" office:value="0.347033315491483" calcext:value-type="float">
            <text:p>0.347033315491483</text:p>
          </table:table-cell>
          <table:table-cell office:value-type="float" office:value="-5.20986767147453" calcext:value-type="float">
            <text:p>-5.20986767147453</text:p>
          </table:table-cell>
          <table:table-cell office:value-type="float" office:value="0.0895702041512387" calcext:value-type="float">
            <text:p>0.089570204151239</text:p>
          </table:table-cell>
          <table:table-cell office:value-type="float" office:value="0.00438389122202" calcext:value-type="float">
            <text:p>0.00438389122202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5" calcext:value-type="float">
            <text:p>0.15</text:p>
          </table:table-cell>
          <table:table-cell office:value-type="float" office:value="-3.20895062318846" calcext:value-type="float">
            <text:p>-3.20895062318846</text:p>
          </table:table-cell>
          <table:table-cell office:value-type="float" office:value="0.4299156411224" calcext:value-type="float">
            <text:p>0.4299156411224</text:p>
          </table:table-cell>
          <table:table-cell office:value-type="float" office:value="-5.28506796146499" calcext:value-type="float">
            <text:p>-5.28506796146499</text:p>
          </table:table-cell>
          <table:table-cell office:value-type="float" office:value="0.0818289829016883" calcext:value-type="float">
            <text:p>0.081828982901688</text:p>
          </table:table-cell>
          <table:table-cell office:value-type="float" office:value="0.0036386297142766" calcext:value-type="float">
            <text:p>0.00363862971427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-2.91864923982183" calcext:value-type="float">
            <text:p>-2.91864923982183</text:p>
          </table:table-cell>
          <table:table-cell office:value-type="float" office:value="0.568321419853996" calcext:value-type="float">
            <text:p>0.568321419853996</text:p>
          </table:table-cell>
          <table:table-cell office:value-type="float" office:value="-5.40323555029447" calcext:value-type="float">
            <text:p>-5.40323555029447</text:p>
          </table:table-cell>
          <table:table-cell office:value-type="float" office:value="0.0788040979584945" calcext:value-type="float">
            <text:p>0.078804097958495</text:p>
          </table:table-cell>
          <table:table-cell office:value-type="float" office:value="0.0044058106781301" calcext:value-type="float">
            <text:p>0.00440581067813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-2.77311969022013" calcext:value-type="float">
            <text:p>-2.77311969022013</text:p>
          </table:table-cell>
          <table:table-cell office:value-type="float" office:value="0.659284293111428" calcext:value-type="float">
            <text:p>0.659284293111428</text:p>
          </table:table-cell>
          <table:table-cell office:value-type="float" office:value="-5.48102169591835" calcext:value-type="float">
            <text:p>-5.48102169591835</text:p>
          </table:table-cell>
          <table:table-cell office:value-type="float" office:value="0.075395622533374" calcext:value-type="float">
            <text:p>0.075395622533374</text:p>
          </table:table-cell>
          <table:table-cell office:value-type="float" office:value="0.00453002092942067" calcext:value-type="float">
            <text:p>0.00453002092942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5" calcext:value-type="float">
            <text:p>0.45</text:p>
          </table:table-cell>
          <table:table-cell office:value-type="float" office:value="-2.61276055924167" calcext:value-type="float">
            <text:p>-2.61276055924167</text:p>
          </table:table-cell>
          <table:table-cell office:value-type="float" office:value="0.706072071902417" calcext:value-type="float">
            <text:p>0.706072071902417</text:p>
          </table:table-cell>
          <table:table-cell office:value-type="float" office:value="-5.51800544509399" calcext:value-type="float">
            <text:p>-5.51800544509399</text:p>
          </table:table-cell>
          <table:table-cell office:value-type="float" office:value="0.0714829996177211" calcext:value-type="float">
            <text:p>0.071482999617721</text:p>
          </table:table-cell>
          <table:table-cell office:value-type="float" office:value="0.00139919194836138" calcext:value-type="float">
            <text:p>0.001399191948361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" calcext:value-type="float">
            <text:p>0.5</text:p>
          </table:table-cell>
          <table:table-cell office:value-type="float" office:value="-2.61865390463876" calcext:value-type="float">
            <text:p>-2.61865390463876</text:p>
          </table:table-cell>
          <table:table-cell office:value-type="float" office:value="0.715144109762872" calcext:value-type="float">
            <text:p>0.715144109762872</text:p>
          </table:table-cell>
          <table:table-cell office:value-type="float" office:value="-5.5238085862248" calcext:value-type="float">
            <text:p>-5.5238085862248</text:p>
          </table:table-cell>
          <table:table-cell office:value-type="float" office:value="0.072118663844914" calcext:value-type="float">
            <text:p>0.072118663844914</text:p>
          </table:table-cell>
          <table:table-cell office:value-type="float" office:value="0.00201293671944418" calcext:value-type="float">
            <text:p>0.002012936719444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office:value-type="float" office:value="-2.62047001719991" calcext:value-type="float">
            <text:p>-2.62047001719991</text:p>
          </table:table-cell>
          <table:table-cell office:value-type="float" office:value="0.706072071902417" calcext:value-type="float">
            <text:p>0.706072071902417</text:p>
          </table:table-cell>
          <table:table-cell office:value-type="float" office:value="-5.51800544509399" calcext:value-type="float">
            <text:p>-5.51800544509399</text:p>
          </table:table-cell>
          <table:table-cell office:value-type="float" office:value="0.0763381591461083" calcext:value-type="float">
            <text:p>0.076338159146108</text:p>
          </table:table-cell>
          <table:table-cell office:value-type="float" office:value="0.0005699058588626" calcext:value-type="float">
            <text:p>0.000569905858863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5" calcext:value-type="float">
            <text:p>0.65</text:p>
          </table:table-cell>
          <table:table-cell office:value-type="float" office:value="-2.63857100663384" calcext:value-type="float">
            <text:p>-2.63857100663384</text:p>
          </table:table-cell>
          <table:table-cell office:value-type="float" office:value="0.659284293111428" calcext:value-type="float">
            <text:p>0.659284293111428</text:p>
          </table:table-cell>
          <table:table-cell office:value-type="float" office:value="-5.48102169591835" calcext:value-type="float">
            <text:p>-5.48102169591835</text:p>
          </table:table-cell>
          <table:table-cell office:value-type="float" office:value="0.0792826727502317" calcext:value-type="float">
            <text:p>0.079282672750232</text:p>
          </table:table-cell>
          <table:table-cell office:value-type="float" office:value="0.00208600157314452" calcext:value-type="float">
            <text:p>0.00208600157314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-2.76489306113521" calcext:value-type="float">
            <text:p>-2.76489306113521</text:p>
          </table:table-cell>
          <table:table-cell office:value-type="float" office:value="0.568321419853996" calcext:value-type="float">
            <text:p>0.568321419853996</text:p>
          </table:table-cell>
          <table:table-cell office:value-type="float" office:value="-5.40323555029447" calcext:value-type="float">
            <text:p>-5.40323555029447</text:p>
          </table:table-cell>
          <table:table-cell office:value-type="float" office:value="0.0859754133491822" calcext:value-type="float">
            <text:p>0.085975413349182</text:p>
          </table:table-cell>
          <table:table-cell office:value-type="float" office:value="0.00323311977623975" calcext:value-type="float">
            <text:p>0.00323311977624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5" calcext:value-type="float">
            <text:p>0.85</text:p>
          </table:table-cell>
          <table:table-cell office:value-type="float" office:value="-2.9815997904512" calcext:value-type="float">
            <text:p>-2.9815997904512</text:p>
          </table:table-cell>
          <table:table-cell office:value-type="float" office:value="0.4299156411224" calcext:value-type="float">
            <text:p>0.4299156411224</text:p>
          </table:table-cell>
          <table:table-cell office:value-type="float" office:value="-5.28506796146499" calcext:value-type="float">
            <text:p>-5.28506796146499</text:p>
          </table:table-cell>
          <table:table-cell office:value-type="float" office:value="0.0913529865815268" calcext:value-type="float">
            <text:p>0.091352986581527</text:p>
          </table:table-cell>
          <table:table-cell office:value-type="float" office:value="0.000179008891565817" calcext:value-type="float">
            <text:p>0.000179008891566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office:value-type="float" office:value="-3.05942803139934" calcext:value-type="float">
            <text:p>-3.05942803139934</text:p>
          </table:table-cell>
          <table:table-cell office:value-type="float" office:value="0.347033315491483" calcext:value-type="float">
            <text:p>0.347033315491483</text:p>
          </table:table-cell>
          <table:table-cell office:value-type="float" office:value="-5.20986767147453" calcext:value-type="float">
            <text:p>-5.20986767147453</text:p>
          </table:table-cell>
          <table:table-cell office:value-type="float" office:value="0.0937495137828977" calcext:value-type="float">
            <text:p>0.093749513782898</text:p>
          </table:table-cell>
          <table:table-cell office:value-type="float" office:value="0.00114711820309523" calcext:value-type="float">
            <text:p>0.001147118203095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5" calcext:value-type="float">
            <text:p>0.95</text:p>
          </table:table-cell>
          <table:table-cell office:value-type="float" office:value="-3.18965893743961" calcext:value-type="float">
            <text:p>-3.18965893743961</text:p>
          </table:table-cell>
          <table:table-cell office:value-type="float" office:value="0.25075316028911" calcext:value-type="float">
            <text:p>0.25075316028911</text:p>
          </table:table-cell>
          <table:table-cell office:value-type="float" office:value="-5.12336178011004" calcext:value-type="float">
            <text:p>-5.12336178011004</text:p>
          </table:table-cell>
          <table:table-cell office:value-type="float" office:value="0.0984037449636089" calcext:value-type="float">
            <text:p>0.098403744963609</text:p>
          </table:table-cell>
          <table:table-cell office:value-type="float" office:value="0.00196544456453897" calcext:value-type="float">
            <text:p>0.001965444564539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9" calcext:value-type="float">
            <text:p>0.99</text:p>
          </table:table-cell>
          <table:table-cell office:value-type="float" office:value="-3.31504286757165" calcext:value-type="float">
            <text:p>-3.31504286757165</text:p>
          </table:table-cell>
          <table:table-cell office:value-type="float" office:value="0.166463583430691" calcext:value-type="float">
            <text:p>0.166463583430691</text:p>
          </table:table-cell>
          <table:table-cell office:value-type="float" office:value="-5.04482393226714" calcext:value-type="float">
            <text:p>-5.04482393226714</text:p>
          </table:table-cell>
          <table:table-cell office:value-type="float" office:value="0.101549186915408" calcext:value-type="float">
            <text:p>0.101549186915408</text:p>
          </table:table-cell>
          <table:table-cell office:value-type="float" office:value="0.000376283996556717" calcext:value-type="float">
            <text:p>0.000376283996557</text:p>
          </table:table-cell>
          <table:table-cell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-3.33012502089401" calcext:value-type="float">
            <text:p>-3.33012502089401</text:p>
          </table:table-cell>
          <table:table-cell office:value-type="float" office:value="0.145657151093435" calcext:value-type="float">
            <text:p>0.145657151093435</text:p>
          </table:table-cell>
          <table:table-cell office:value-type="float" office:value="-5.02437763190988" calcext:value-type="float">
            <text:p>-5.02437763190988</text:p>
          </table:table-cell>
          <table:table-cell office:value-type="float" office:value="0.104716548323318" calcext:value-type="float">
            <text:p>0.104716548323318</text:p>
          </table:table-cell>
          <table:table-cell office:value-type="float" office:value="0.00324773274697982" calcext:value-type="float">
            <text:p>0.00324773274698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-3.37474606461486" calcext:value-type="float">
            <text:p>-3.37474606461486</text:p>
          </table:table-cell>
          <table:table-cell office:value-type="float" office:value="0.306018473920598" calcext:value-type="float">
            <text:p>0.306018473920598</text:p>
          </table:table-cell>
          <table:table-cell office:value-type="float" office:value="-5.15610592877043" calcext:value-type="float">
            <text:p>-5.15610592877043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-3.35492518050382" calcext:value-type="float">
            <text:p>-3.35492518050382</text:p>
          </table:table-cell>
          <table:table-cell office:value-type="float" office:value="0.330203404341002" calcext:value-type="float">
            <text:p>0.330203404341002</text:p>
          </table:table-cell>
          <table:table-cell office:value-type="float" office:value="-5.17802556547696" calcext:value-type="float">
            <text:p>-5.17802556547696</text:p>
          </table:table-cell>
          <table:table-cell office:value-type="float" office:value="0.100065970385292" calcext:value-type="float">
            <text:p>0.100065970385292</text:p>
          </table:table-cell>
          <table:table-cell office:value-type="float" office:value="0.000566252616177583" calcext:value-type="float">
            <text:p>0.000566252616178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5" calcext:value-type="float">
            <text:p>0.05</text:p>
          </table:table-cell>
          <table:table-cell office:value-type="float" office:value="-3.14895877249315" calcext:value-type="float">
            <text:p>-3.14895877249315</text:p>
          </table:table-cell>
          <table:table-cell office:value-type="float" office:value="0.435205544638789" calcext:value-type="float">
            <text:p>0.435205544638789</text:p>
          </table:table-cell>
          <table:table-cell office:value-type="float" office:value="-5.25587184727837" calcext:value-type="float">
            <text:p>-5.25587184727837</text:p>
          </table:table-cell>
          <table:table-cell office:value-type="float" office:value="0.0742302381168536" calcext:value-type="float">
            <text:p>0.074230238116854</text:p>
          </table:table-cell>
          <table:table-cell office:value-type="float" office:value="0.00661236925988017" calcext:value-type="float">
            <text:p>0.00661236925988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 office:value-type="float" office:value="-2.98927316670292" calcext:value-type="float">
            <text:p>-2.98927316670292</text:p>
          </table:table-cell>
          <table:table-cell office:value-type="float" office:value="0.553943833660836" calcext:value-type="float">
            <text:p>0.553943833660836</text:p>
          </table:table-cell>
          <table:table-cell office:value-type="float" office:value="-5.34324971321691" calcext:value-type="float">
            <text:p>-5.34324971321691</text:p>
          </table:table-cell>
          <table:table-cell office:value-type="float" office:value="0.0752312266125482" calcext:value-type="float">
            <text:p>0.075231226612548</text:p>
          </table:table-cell>
          <table:table-cell office:value-type="float" office:value="0.0015124424715969" calcext:value-type="float">
            <text:p>0.001512442471597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5" calcext:value-type="float">
            <text:p>0.15</text:p>
          </table:table-cell>
          <table:table-cell office:value-type="float" office:value="-2.81600881202837" calcext:value-type="float">
            <text:p>-2.81600881202837</text:p>
          </table:table-cell>
          <table:table-cell office:value-type="float" office:value="0.656747877266416" calcext:value-type="float">
            <text:p>0.656747877266416</text:p>
          </table:table-cell>
          <table:table-cell office:value-type="float" office:value="-5.41835979894109" calcext:value-type="float">
            <text:p>-5.41835979894109</text:p>
          </table:table-cell>
          <table:table-cell office:value-type="float" office:value="0.067515578061793" calcext:value-type="float">
            <text:p>0.067515578061793</text:p>
          </table:table-cell>
          <table:table-cell office:value-type="float" office:value="0.00224309100860023" calcext:value-type="float">
            <text:p>0.0022430910086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5" calcext:value-type="float">
            <text:p>0.25</text:p>
          </table:table-cell>
          <table:table-cell office:value-type="float" office:value="-2.60475042039582" calcext:value-type="float">
            <text:p>-2.60475042039582</text:p>
          </table:table-cell>
          <table:table-cell office:value-type="float" office:value="0.82286453689533" calcext:value-type="float">
            <text:p>0.82286453689533</text:p>
          </table:table-cell>
          <table:table-cell office:value-type="float" office:value="-5.5361966387942" calcext:value-type="float">
            <text:p>-5.5361966387942</text:p>
          </table:table-cell>
          <table:table-cell office:value-type="float" office:value="0.0719981068363085" calcext:value-type="float">
            <text:p>0.071998106836309</text:p>
          </table:table-cell>
          <table:table-cell office:value-type="float" office:value="0.00128959466781088" calcext:value-type="float">
            <text:p>0.001289594667811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5" calcext:value-type="float">
            <text:p>0.35</text:p>
          </table:table-cell>
          <table:table-cell office:value-type="float" office:value="-2.3594910339927" calcext:value-type="float">
            <text:p>-2.3594910339927</text:p>
          </table:table-cell>
          <table:table-cell office:value-type="float" office:value="0.932180735291881" calcext:value-type="float">
            <text:p>0.932180735291881</text:p>
          </table:table-cell>
          <table:table-cell office:value-type="float" office:value="-5.61422332912817" calcext:value-type="float">
            <text:p>-5.61422332912817</text:p>
          </table:table-cell>
          <table:table-cell office:value-type="float" office:value="0.0666132271185939" calcext:value-type="float">
            <text:p>0.066613227118594</text:p>
          </table:table-cell>
          <table:table-cell office:value-type="float" office:value="0.00177912918760312" calcext:value-type="float">
            <text:p>0.00177912918760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5" calcext:value-type="float">
            <text:p>0.45</text:p>
          </table:table-cell>
          <table:table-cell office:value-type="float" office:value="-2.29243919605638" calcext:value-type="float">
            <text:p>-2.29243919605638</text:p>
          </table:table-cell>
          <table:table-cell office:value-type="float" office:value="0.989914018697004" calcext:value-type="float">
            <text:p>0.989914018697004</text:p>
          </table:table-cell>
          <table:table-cell office:value-type="float" office:value="-5.65126721448133" calcext:value-type="float">
            <text:p>-5.65126721448133</text:p>
          </table:table-cell>
          <table:table-cell office:value-type="float" office:value="0.0663538468879577" calcext:value-type="float">
            <text:p>0.066353846887958</text:p>
          </table:table-cell>
          <table:table-cell office:value-type="float" office:value="0.000902350943199117" calcext:value-type="float">
            <text:p>0.000902350943199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" calcext:value-type="float">
            <text:p>0.5</text:p>
          </table:table-cell>
          <table:table-cell office:value-type="float" office:value="-2.22455747887026" calcext:value-type="float">
            <text:p>-2.22455747887026</text:p>
          </table:table-cell>
          <table:table-cell office:value-type="float" office:value="0.995978340620969" calcext:value-type="float">
            <text:p>0.995978340620969</text:p>
          </table:table-cell>
          <table:table-cell office:value-type="float" office:value="-5.65589770015048" calcext:value-type="float">
            <text:p>-5.65589770015048</text:p>
          </table:table-cell>
          <table:table-cell office:value-type="float" office:value="0.0664305649843431" calcext:value-type="float">
            <text:p>0.066430564984343</text:p>
          </table:table-cell>
          <table:table-cell table:style-name="ce1" office:value-type="float" office:value="0.0000438389122202" calcext:value-type="float">
            <text:p>4.38E-0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office:value-type="float" office:value="-2.25835401063727" calcext:value-type="float">
            <text:p>-2.25835401063727</text:p>
          </table:table-cell>
          <table:table-cell office:value-type="float" office:value="0.989914018697004" calcext:value-type="float">
            <text:p>0.989914018697004</text:p>
          </table:table-cell>
          <table:table-cell office:value-type="float" office:value="-5.65126721448133" calcext:value-type="float">
            <text:p>-5.65126721448133</text:p>
          </table:table-cell>
          <table:table-cell office:value-type="float" office:value="0.0654076570325384" calcext:value-type="float">
            <text:p>0.065407657032538</text:p>
          </table:table-cell>
          <table:table-cell office:value-type="float" office:value="0.00170606433390278" calcext:value-type="float">
            <text:p>0.001706064333903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-2.26759092750455" calcext:value-type="float">
            <text:p>-2.26759092750455</text:p>
          </table:table-cell>
          <table:table-cell office:value-type="float" office:value="0.932180735291881" calcext:value-type="float">
            <text:p>0.932180735291881</text:p>
          </table:table-cell>
          <table:table-cell office:value-type="float" office:value="-5.61422332912817" calcext:value-type="float">
            <text:p>-5.61422332912817</text:p>
          </table:table-cell>
          <table:table-cell office:value-type="float" office:value="0.0729004577795076" calcext:value-type="float">
            <text:p>0.072900457779508</text:p>
          </table:table-cell>
          <table:table-cell office:value-type="float" office:value="0.00103752092254473" calcext:value-type="float">
            <text:p>0.00103752092254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-2.46359878451768" calcext:value-type="float">
            <text:p>-2.46359878451768</text:p>
          </table:table-cell>
          <table:table-cell office:value-type="float" office:value="0.82286453689533" calcext:value-type="float">
            <text:p>0.82286453689533</text:p>
          </table:table-cell>
          <table:table-cell office:value-type="float" office:value="-5.5361966387942" calcext:value-type="float">
            <text:p>-5.5361966387942</text:p>
          </table:table-cell>
          <table:table-cell office:value-type="float" office:value="0.0758632375970561" calcext:value-type="float">
            <text:p>0.075863237597056</text:p>
          </table:table-cell>
          <table:table-cell office:value-type="float" office:value="0.00224674425128525" calcext:value-type="float">
            <text:p>0.00224674425128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  <table:table-cell office:value-type="float" office:value="-2.69781716872788" calcext:value-type="float">
            <text:p>-2.69781716872788</text:p>
          </table:table-cell>
          <table:table-cell office:value-type="float" office:value="0.656747877266416" calcext:value-type="float">
            <text:p>0.656747877266416</text:p>
          </table:table-cell>
          <table:table-cell office:value-type="float" office:value="-5.41835979894109" calcext:value-type="float">
            <text:p>-5.41835979894109</text:p>
          </table:table-cell>
          <table:table-cell office:value-type="float" office:value="0.082632696292392" calcext:value-type="float">
            <text:p>0.082632696292392</text:p>
          </table:table-cell>
          <table:table-cell office:value-type="float" office:value="0.00220290533906505" calcext:value-type="float">
            <text:p>0.00220290533906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" calcext:value-type="float">
            <text:p>0.9</text:p>
          </table:table-cell>
          <table:table-cell office:value-type="float" office:value="-2.8349396807121" calcext:value-type="float">
            <text:p>-2.8349396807121</text:p>
          </table:table-cell>
          <table:table-cell office:value-type="float" office:value="0.553943833660836" calcext:value-type="float">
            <text:p>0.553943833660836</text:p>
          </table:table-cell>
          <table:table-cell office:value-type="float" office:value="-5.34324971321691" calcext:value-type="float">
            <text:p>-5.34324971321691</text:p>
          </table:table-cell>
          <table:table-cell office:value-type="float" office:value="0.0851899661719036" calcext:value-type="float">
            <text:p>0.085189966171904</text:p>
          </table:table-cell>
          <table:table-cell office:value-type="float" office:value="0.00221751830980512" calcext:value-type="float">
            <text:p>0.00221751830980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5" calcext:value-type="float">
            <text:p>0.95</text:p>
          </table:table-cell>
          <table:table-cell office:value-type="float" office:value="-2.97053473378726" calcext:value-type="float">
            <text:p>-2.97053473378726</text:p>
          </table:table-cell>
          <table:table-cell office:value-type="float" office:value="0.435205544638789" calcext:value-type="float">
            <text:p>0.435205544638789</text:p>
          </table:table-cell>
          <table:table-cell office:value-type="float" office:value="-5.25587184727837" calcext:value-type="float">
            <text:p>-5.25587184727837</text:p>
          </table:table-cell>
          <table:table-cell office:value-type="float" office:value="0.0896871079171592" calcext:value-type="float">
            <text:p>0.089687107917159</text:p>
          </table:table-cell>
          <table:table-cell office:value-type="float" office:value="0.0016001202960373" calcext:value-type="float">
            <text:p>0.001600120296037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99" calcext:value-type="float">
            <text:p>0.99</text:p>
          </table:table-cell>
          <table:table-cell office:value-type="float" office:value="-3.09721760535377" calcext:value-type="float">
            <text:p>-3.09721760535377</text:p>
          </table:table-cell>
          <table:table-cell office:value-type="float" office:value="0.330203404341002" calcext:value-type="float">
            <text:p>0.330203404341002</text:p>
          </table:table-cell>
          <table:table-cell office:value-type="float" office:value="-5.17802556547696" calcext:value-type="float">
            <text:p>-5.17802556547696</text:p>
          </table:table-cell>
          <table:table-cell office:value-type="float" office:value="0.0934389881546713" calcext:value-type="float">
            <text:p>0.093438988154671</text:p>
          </table:table-cell>
          <table:table-cell office:value-type="float" office:value="0.00323677301892477" calcext:value-type="float">
            <text:p>0.003236773018925</text:p>
          </table:table-cell>
          <table:table-cell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-3.16193615960226" calcext:value-type="float">
            <text:p>-3.16193615960226</text:p>
          </table:table-cell>
          <table:table-cell office:value-type="float" office:value="0.306018473920598" calcext:value-type="float">
            <text:p>0.306018473920598</text:p>
          </table:table-cell>
          <table:table-cell office:value-type="float" office:value="-5.15610592877043" calcext:value-type="float">
            <text:p>-5.15610592877043</text:p>
          </table:table-cell>
          <table:table-cell office:value-type="float" office:value="0.0968328506090518" calcext:value-type="float">
            <text:p>0.096832850609052</text:p>
          </table:table-cell>
          <table:table-cell office:value-type="float" office:value="0.000259380230636183" calcext:value-type="float">
            <text:p>0.00025938023063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-2.99563557428468" calcext:value-type="float">
            <text:p>-2.99563557428468</text:p>
          </table:table-cell>
          <table:table-cell office:value-type="float" office:value="0.50182899491471" calcext:value-type="float">
            <text:p>0.50182899491471</text:p>
          </table:table-cell>
          <table:table-cell office:value-type="float" office:value="-5.28593993603905" calcext:value-type="float">
            <text:p>-5.28593993603905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-3.00003754247925" calcext:value-type="float">
            <text:p>-3.00003754247925</text:p>
          </table:table-cell>
          <table:table-cell office:value-type="float" office:value="0.533793310247572" calcext:value-type="float">
            <text:p>0.533793310247572</text:p>
          </table:table-cell>
          <table:table-cell office:value-type="float" office:value="-5.30743861950294" calcext:value-type="float">
            <text:p>-5.30743861950294</text:p>
          </table:table-cell>
          <table:table-cell office:value-type="float" office:value="0.0639646261719568" calcext:value-type="float">
            <text:p>0.063964626171957</text:p>
          </table:table-cell>
          <table:table-cell office:value-type="float" office:value="0.00300661872976872" calcext:value-type="float">
            <text:p>0.003006618729769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5" calcext:value-type="float">
            <text:p>0.05</text:p>
          </table:table-cell>
          <table:table-cell office:value-type="float" office:value="-2.8155397498437" calcext:value-type="float">
            <text:p>-2.8155397498437</text:p>
          </table:table-cell>
          <table:table-cell office:value-type="float" office:value="0.659501364937794" calcext:value-type="float">
            <text:p>0.659501364937794</text:p>
          </table:table-cell>
          <table:table-cell office:value-type="float" office:value="-5.38582612690203" calcext:value-type="float">
            <text:p>-5.38582612690203</text:p>
          </table:table-cell>
          <table:table-cell office:value-type="float" office:value="0.0625398615248003" calcext:value-type="float">
            <text:p>0.0625398615248</text:p>
          </table:table-cell>
          <table:table-cell office:value-type="float" office:value="0.00583422856797162" calcext:value-type="float">
            <text:p>0.005834228567972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office:value-type="float" office:value="-2.54289434819735" calcext:value-type="float">
            <text:p>-2.54289434819735</text:p>
          </table:table-cell>
          <table:table-cell office:value-type="float" office:value="0.803834573450602" calcext:value-type="float">
            <text:p>0.803834573450602</text:p>
          </table:table-cell>
          <table:table-cell office:value-type="float" office:value="-5.47302358430801" calcext:value-type="float">
            <text:p>-5.47302358430801</text:p>
          </table:table-cell>
          <table:table-cell office:value-type="float" office:value="0.0696088861203076" calcext:value-type="float">
            <text:p>0.069608886120308</text:p>
          </table:table-cell>
          <table:table-cell office:value-type="float" office:value="0.000741608265058383" calcext:value-type="float">
            <text:p>0.000741608265058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5" calcext:value-type="float">
            <text:p>0.15</text:p>
          </table:table-cell>
          <table:table-cell office:value-type="float" office:value="-2.46682208363282" calcext:value-type="float">
            <text:p>-2.46682208363282</text:p>
          </table:table-cell>
          <table:table-cell office:value-type="float" office:value="0.928543315498726" calcext:value-type="float">
            <text:p>0.928543315498726</text:p>
          </table:table-cell>
          <table:table-cell office:value-type="float" office:value="-5.54846441900856" calcext:value-type="float">
            <text:p>-5.54846441900856</text:p>
          </table:table-cell>
          <table:table-cell office:value-type="float" office:value="0.0599862448879737" calcext:value-type="float">
            <text:p>0.059986244887974</text:p>
          </table:table-cell>
          <table:table-cell office:value-type="float" office:value="0.0031344822237443" calcext:value-type="float">
            <text:p>0.003134482223744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5" calcext:value-type="float">
            <text:p>0.25</text:p>
          </table:table-cell>
          <table:table-cell office:value-type="float" office:value="-2.23272397177766" calcext:value-type="float">
            <text:p>-2.23272397177766</text:p>
          </table:table-cell>
          <table:table-cell office:value-type="float" office:value="1.12388058079932" calcext:value-type="float">
            <text:p>1.12388058079932</text:p>
          </table:table-cell>
          <table:table-cell office:value-type="float" office:value="-5.66461744589107" calcext:value-type="float">
            <text:p>-5.66461744589107</text:p>
          </table:table-cell>
          <table:table-cell office:value-type="float" office:value="0.0568481094215444" calcext:value-type="float">
            <text:p>0.056848109421544</text:p>
          </table:table-cell>
          <table:table-cell office:value-type="float" office:value="0.0027837709259827" calcext:value-type="float">
            <text:p>0.002783770925983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-2.03439485831221" calcext:value-type="float">
            <text:p>-2.03439485831221</text:p>
          </table:table-cell>
          <table:table-cell office:value-type="float" office:value="1.25619661478044" calcext:value-type="float">
            <text:p>1.25619661478044</text:p>
          </table:table-cell>
          <table:table-cell office:value-type="float" office:value="-5.7398478039703" calcext:value-type="float">
            <text:p>-5.7398478039703</text:p>
          </table:table-cell>
          <table:table-cell office:value-type="float" office:value="0.0582034624576855" calcext:value-type="float">
            <text:p>0.058203462457686</text:p>
          </table:table-cell>
          <table:table-cell table:style-name="ce1" office:value-type="float" office:value="0.0000913310671254167" calcext:value-type="float">
            <text:p>9.13E-0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-1.84678201168106" calcext:value-type="float">
            <text:p>-1.84678201168106</text:p>
          </table:table-cell>
          <table:table-cell office:value-type="float" office:value="1.31906922034492" calcext:value-type="float">
            <text:p>1.31906922034492</text:p>
          </table:table-cell>
          <table:table-cell office:value-type="float" office:value="-5.77824475331769" calcext:value-type="float">
            <text:p>-5.77824475331769</text:p>
          </table:table-cell>
          <table:table-cell office:value-type="float" office:value="0.0573376439413366" calcext:value-type="float">
            <text:p>0.057337643941337</text:p>
          </table:table-cell>
          <table:table-cell office:value-type="float" office:value="0.00226866370739535" calcext:value-type="float">
            <text:p>0.00226866370739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" calcext:value-type="float">
            <text:p>0.5</text:p>
          </table:table-cell>
          <table:table-cell office:value-type="float" office:value="-1.83807429317597" calcext:value-type="float">
            <text:p>-1.83807429317597</text:p>
          </table:table-cell>
          <table:table-cell office:value-type="float" office:value="1.3287142496029" calcext:value-type="float">
            <text:p>1.3287142496029</text:p>
          </table:table-cell>
          <table:table-cell office:value-type="float" office:value="-5.78260462618799" calcext:value-type="float">
            <text:p>-5.78260462618799</text:p>
          </table:table-cell>
          <table:table-cell office:value-type="float" office:value="0.057863710887979" calcext:value-type="float">
            <text:p>0.057863710887979</text:p>
          </table:table-cell>
          <table:table-cell office:value-type="float" office:value="0.001315167366606" calcext:value-type="float">
            <text:p>0.00131516736660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office:value-type="float" office:value="-1.87116121804822" calcext:value-type="float">
            <text:p>-1.87116121804822</text:p>
          </table:table-cell>
          <table:table-cell office:value-type="float" office:value="1.31906922034492" calcext:value-type="float">
            <text:p>1.31906922034492</text:p>
          </table:table-cell>
          <table:table-cell office:value-type="float" office:value="-5.77824475331769" calcext:value-type="float">
            <text:p>-5.77824475331769</text:p>
          </table:table-cell>
          <table:table-cell office:value-type="float" office:value="0.057432628251147" calcext:value-type="float">
            <text:p>0.057432628251147</text:p>
          </table:table-cell>
          <table:table-cell office:value-type="float" office:value="0.00001095972805505" calcext:value-type="float">
            <text:p>1.095972805505E-05</text:p>
          </table:table-cell>
          <table:table-cell table:style-name="ce1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5" calcext:value-type="float">
            <text:p>0.65</text:p>
          </table:table-cell>
          <table:table-cell office:value-type="float" office:value="-1.97133606256331" calcext:value-type="float">
            <text:p>-1.97133606256331</text:p>
          </table:table-cell>
          <table:table-cell office:value-type="float" office:value="1.25619661478044" calcext:value-type="float">
            <text:p>1.25619661478044</text:p>
          </table:table-cell>
          <table:table-cell office:value-type="float" office:value="-5.7398478039703" calcext:value-type="float">
            <text:p>-5.7398478039703</text:p>
          </table:table-cell>
          <table:table-cell office:value-type="float" office:value="0.0601871732356496" calcext:value-type="float">
            <text:p>0.06018717323565</text:p>
          </table:table-cell>
          <table:table-cell office:value-type="float" office:value="0.00139919194836138" calcext:value-type="float">
            <text:p>0.001399191948361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-2.08434396736145" calcext:value-type="float">
            <text:p>-2.08434396736145</text:p>
          </table:table-cell>
          <table:table-cell office:value-type="float" office:value="1.12388058079932" calcext:value-type="float">
            <text:p>1.12388058079932</text:p>
          </table:table-cell>
          <table:table-cell office:value-type="float" office:value="-5.66461744589107" calcext:value-type="float">
            <text:p>-5.66461744589107</text:p>
          </table:table-cell>
          <table:table-cell office:value-type="float" office:value="0.0665182428087835" calcext:value-type="float">
            <text:p>0.066518242808784</text:p>
          </table:table-cell>
          <table:table-cell office:value-type="float" office:value="0.000858512030978917" calcext:value-type="float">
            <text:p>0.000858512030979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office:value-type="float" office:value="-2.3583845283263" calcext:value-type="float">
            <text:p>-2.3583845283263</text:p>
          </table:table-cell>
          <table:table-cell office:value-type="float" office:value="0.928543315498726" calcext:value-type="float">
            <text:p>0.928543315498726</text:p>
          </table:table-cell>
          <table:table-cell office:value-type="float" office:value="-5.54846441900856" calcext:value-type="float">
            <text:p>-5.54846441900856</text:p>
          </table:table-cell>
          <table:table-cell office:value-type="float" office:value="0.0728456591392323" calcext:value-type="float">
            <text:p>0.072845659139232</text:p>
          </table:table-cell>
          <table:table-cell office:value-type="float" office:value="0.0011617311738353" calcext:value-type="float">
            <text:p>0.00116173117383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-2.50404637751855" calcext:value-type="float">
            <text:p>-2.50404637751855</text:p>
          </table:table-cell>
          <table:table-cell office:value-type="float" office:value="0.803834573450602" calcext:value-type="float">
            <text:p>0.803834573450602</text:p>
          </table:table-cell>
          <table:table-cell office:value-type="float" office:value="-5.47302358430801" calcext:value-type="float">
            <text:p>-5.47302358430801</text:p>
          </table:table-cell>
          <table:table-cell office:value-type="float" office:value="0.077591221387069" calcext:value-type="float">
            <text:p>0.077591221387069</text:p>
          </table:table-cell>
          <table:table-cell office:value-type="float" office:value="0.00161473326677737" calcext:value-type="float">
            <text:p>0.001614733266777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5" calcext:value-type="float">
            <text:p>0.95</text:p>
          </table:table-cell>
          <table:table-cell office:value-type="float" office:value="-2.68900120510325" calcext:value-type="float">
            <text:p>-2.68900120510325</text:p>
          </table:table-cell>
          <table:table-cell office:value-type="float" office:value="0.659501364937794" calcext:value-type="float">
            <text:p>0.659501364937794</text:p>
          </table:table-cell>
          <table:table-cell office:value-type="float" office:value="-5.38582612690203" calcext:value-type="float">
            <text:p>-5.38582612690203</text:p>
          </table:table-cell>
          <table:table-cell office:value-type="float" office:value="0.0838967182614078" calcext:value-type="float">
            <text:p>0.083896718261408</text:p>
          </table:table-cell>
          <table:table-cell office:value-type="float" office:value="0.00018631537693585" calcext:value-type="float">
            <text:p>0.000186315376936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-2.86554899507047" calcext:value-type="float">
            <text:p>-2.86554899507047</text:p>
          </table:table-cell>
          <table:table-cell office:value-type="float" office:value="0.533793310247572" calcext:value-type="float">
            <text:p>0.533793310247572</text:p>
          </table:table-cell>
          <table:table-cell office:value-type="float" office:value="-5.30743861950294" calcext:value-type="float">
            <text:p>-5.30743861950294</text:p>
          </table:table-cell>
          <table:table-cell office:value-type="float" office:value="0.0862859389774086" calcext:value-type="float">
            <text:p>0.086285938977409</text:p>
          </table:table-cell>
          <table:table-cell office:value-type="float" office:value="0.00221751830980512" calcext:value-type="float">
            <text:p>0.002217518309805</text:p>
          </table:table-cell>
          <table:table-cell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-2.90887109735686" calcext:value-type="float">
            <text:p>-2.90887109735686</text:p>
          </table:table-cell>
          <table:table-cell office:value-type="float" office:value="0.50182899491471" calcext:value-type="float">
            <text:p>0.50182899491471</text:p>
          </table:table-cell>
          <table:table-cell office:value-type="float" office:value="-5.28593993603905" calcext:value-type="float">
            <text:p>-5.28593993603905</text:p>
          </table:table-cell>
          <table:table-cell office:value-type="float" office:value="0.0864393751701793" calcext:value-type="float">
            <text:p>0.086439375170179</text:p>
          </table:table-cell>
          <table:table-cell office:value-type="float" office:value="0.0000182662134250833" calcext:value-type="float">
            <text:p>1.82662134250833E-05</text:p>
          </table:table-cell>
          <table:table-cell table:style-name="ce1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-2.5734314991427" calcext:value-type="float">
            <text:p>-2.5734314991427</text:p>
          </table:table-cell>
          <table:table-cell office:value-type="float" office:value="0.73455346000323" calcext:value-type="float">
            <text:p>0.73455346000323</text:p>
          </table:table-cell>
          <table:table-cell office:value-type="float" office:value="-5.41306781531921" calcext:value-type="float">
            <text:p>-5.41306781531921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1" calcext:value-type="float">
            <text:p>0.01</text:p>
          </table:table-cell>
          <table:table-cell office:value-type="float" office:value="-2.56222211565271" calcext:value-type="float">
            <text:p>-2.56222211565271</text:p>
          </table:table-cell>
          <table:table-cell office:value-type="float" office:value="0.776501123746876" calcext:value-type="float">
            <text:p>0.776501123746876</text:p>
          </table:table-cell>
          <table:table-cell office:value-type="float" office:value="-5.433574251854" calcext:value-type="float">
            <text:p>-5.433574251854</text:p>
          </table:table-cell>
          <table:table-cell office:value-type="float" office:value="0.0588354734421934" calcext:value-type="float">
            <text:p>0.058835473442193</text:p>
          </table:table-cell>
          <table:table-cell office:value-type="float" office:value="0.0354364540446617" calcext:value-type="float">
            <text:p>0.03543645404466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5" calcext:value-type="float">
            <text:p>0.05</text:p>
          </table:table-cell>
          <table:table-cell office:value-type="float" office:value="-2.44358546463857" calcext:value-type="float">
            <text:p>-2.44358546463857</text:p>
          </table:table-cell>
          <table:table-cell office:value-type="float" office:value="0.928901190671923" calcext:value-type="float">
            <text:p>0.928901190671923</text:p>
          </table:table-cell>
          <table:table-cell office:value-type="float" office:value="-5.51136039747788" calcext:value-type="float">
            <text:p>-5.51136039747788</text:p>
          </table:table-cell>
          <table:table-cell office:value-type="float" office:value="0.0624046915454547" calcext:value-type="float">
            <text:p>0.062404691545455</text:p>
          </table:table-cell>
          <table:table-cell office:value-type="float" office:value="0.00197640429259402" calcext:value-type="float">
            <text:p>0.001976404292594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" calcext:value-type="float">
            <text:p>0.1</text:p>
          </table:table-cell>
          <table:table-cell office:value-type="float" office:value="-2.22116579845806" calcext:value-type="float">
            <text:p>-2.22116579845806</text:p>
          </table:table-cell>
          <table:table-cell office:value-type="float" office:value="1.09580400232065" calcext:value-type="float">
            <text:p>1.09580400232065</text:p>
          </table:table-cell>
          <table:table-cell office:value-type="float" office:value="-5.59756560795475" calcext:value-type="float">
            <text:p>-5.59756560795475</text:p>
          </table:table-cell>
          <table:table-cell office:value-type="float" office:value="0.0620539802476931" calcext:value-type="float">
            <text:p>0.062053980247693</text:p>
          </table:table-cell>
          <table:table-cell office:value-type="float" office:value="0.00473825576246662" calcext:value-type="float">
            <text:p>0.004738255762467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-1.91775472839177" calcext:value-type="float">
            <text:p>-1.91775472839177</text:p>
          </table:table-cell>
          <table:table-cell office:value-type="float" office:value="1.24379223104497" calcext:value-type="float">
            <text:p>1.24379223104497</text:p>
          </table:table-cell>
          <table:table-cell office:value-type="float" office:value="-5.67138276586223" calcext:value-type="float">
            <text:p>-5.67138276586223</text:p>
          </table:table-cell>
          <table:table-cell office:value-type="float" office:value="0.0564572124542476" calcext:value-type="float">
            <text:p>0.056457212454248</text:p>
          </table:table-cell>
          <table:table-cell office:value-type="float" office:value="0.00161838650946238" calcext:value-type="float">
            <text:p>0.00161838650946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5" calcext:value-type="float">
            <text:p>0.25</text:p>
          </table:table-cell>
          <table:table-cell office:value-type="float" office:value="-1.72201147055973" calcext:value-type="float">
            <text:p>-1.72201147055973</text:p>
          </table:table-cell>
          <table:table-cell office:value-type="float" office:value="1.47226326169794" calcext:value-type="float">
            <text:p>1.47226326169794</text:p>
          </table:table-cell>
          <table:table-cell office:value-type="float" office:value="-5.78624286492803" calcext:value-type="float">
            <text:p>-5.78624286492803</text:p>
          </table:table-cell>
          <table:table-cell office:value-type="float" office:value="0.0537465063819652" calcext:value-type="float">
            <text:p>0.053746506381965</text:p>
          </table:table-cell>
          <table:table-cell office:value-type="float" office:value="0.00181200837176827" calcext:value-type="float">
            <text:p>0.001812008371768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-1.48511101283208" calcext:value-type="float">
            <text:p>-1.48511101283208</text:p>
          </table:table-cell>
          <table:table-cell office:value-type="float" office:value="1.62358774750136" calcext:value-type="float">
            <text:p>1.62358774750136</text:p>
          </table:table-cell>
          <table:table-cell office:value-type="float" office:value="-5.8597593419479" calcext:value-type="float">
            <text:p>-5.8597593419479</text:p>
          </table:table-cell>
          <table:table-cell office:value-type="float" office:value="0.0516970372356709" calcext:value-type="float">
            <text:p>0.051697037235671</text:p>
          </table:table-cell>
          <table:table-cell table:style-name="ce1" office:value-type="float" office:value="0.0000621051256452833" calcext:value-type="float">
            <text:p>6.21E-0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5" calcext:value-type="float">
            <text:p>0.45</text:p>
          </table:table-cell>
          <table:table-cell office:value-type="float" office:value="-1.36871142762173" calcext:value-type="float">
            <text:p>-1.36871142762173</text:p>
          </table:table-cell>
          <table:table-cell office:value-type="float" office:value="1.70045268565725" calcext:value-type="float">
            <text:p>1.70045268565725</text:p>
          </table:table-cell>
          <table:table-cell office:value-type="float" office:value="-5.89689343156734" calcext:value-type="float">
            <text:p>-5.89689343156734</text:p>
          </table:table-cell>
          <table:table-cell office:value-type="float" office:value="0.0488036690291376" calcext:value-type="float">
            <text:p>0.048803669029138</text:p>
          </table:table-cell>
          <table:table-cell office:value-type="float" office:value="0.00104482740791477" calcext:value-type="float">
            <text:p>0.00104482740791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" calcext:value-type="float">
            <text:p>0.5</text:p>
          </table:table-cell>
          <table:table-cell office:value-type="float" office:value="-1.35518078767942" calcext:value-type="float">
            <text:p>-1.35518078767942</text:p>
          </table:table-cell>
          <table:table-cell office:value-type="float" office:value="1.71114396200627" calcext:value-type="float">
            <text:p>1.71114396200627</text:p>
          </table:table-cell>
          <table:table-cell office:value-type="float" office:value="-5.90077221501747" calcext:value-type="float">
            <text:p>-5.90077221501747</text:p>
          </table:table-cell>
          <table:table-cell office:value-type="float" office:value="0.0501334493664837" calcext:value-type="float">
            <text:p>0.050133449366484</text:p>
          </table:table-cell>
          <table:table-cell office:value-type="float" office:value="0.00101560146643463" calcext:value-type="float">
            <text:p>0.00101560146643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office:value-type="float" office:value="-1.50473946117505" calcext:value-type="float">
            <text:p>-1.50473946117505</text:p>
          </table:table-cell>
          <table:table-cell office:value-type="float" office:value="1.70045268565725" calcext:value-type="float">
            <text:p>1.70045268565725</text:p>
          </table:table-cell>
          <table:table-cell office:value-type="float" office:value="-5.89689343156734" calcext:value-type="float">
            <text:p>-5.89689343156734</text:p>
          </table:table-cell>
          <table:table-cell office:value-type="float" office:value="0.0513828583647594" calcext:value-type="float">
            <text:p>0.051382858364759</text:p>
          </table:table-cell>
          <table:table-cell office:value-type="float" office:value="0.0003068723855414" calcext:value-type="float">
            <text:p>0.000306872385541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-1.50394566363177" calcext:value-type="float">
            <text:p>-1.50394566363177</text:p>
          </table:table-cell>
          <table:table-cell office:value-type="float" office:value="1.62358774750136" calcext:value-type="float">
            <text:p>1.62358774750136</text:p>
          </table:table-cell>
          <table:table-cell office:value-type="float" office:value="-5.8597593419479" calcext:value-type="float">
            <text:p>-5.8597593419479</text:p>
          </table:table-cell>
          <table:table-cell office:value-type="float" office:value="0.0557009912184491" calcext:value-type="float">
            <text:p>0.055700991218449</text:p>
          </table:table-cell>
          <table:table-cell office:value-type="float" office:value="0.00102290795180467" calcext:value-type="float">
            <text:p>0.001022907951805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-1.71098249560232" calcext:value-type="float">
            <text:p>-1.71098249560232</text:p>
          </table:table-cell>
          <table:table-cell office:value-type="float" office:value="1.47226326169794" calcext:value-type="float">
            <text:p>1.47226326169794</text:p>
          </table:table-cell>
          <table:table-cell office:value-type="float" office:value="-5.78624286492803" calcext:value-type="float">
            <text:p>-5.78624286492803</text:p>
          </table:table-cell>
          <table:table-cell office:value-type="float" office:value="0.060055656498989" calcext:value-type="float">
            <text:p>0.060055656498989</text:p>
          </table:table-cell>
          <table:table-cell office:value-type="float" office:value="0.000566252616177583" calcext:value-type="float">
            <text:p>0.000566252616178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-1.98994219588842" calcext:value-type="float">
            <text:p>-1.98994219588842</text:p>
          </table:table-cell>
          <table:table-cell office:value-type="float" office:value="1.24379223104497" calcext:value-type="float">
            <text:p>1.24379223104497</text:p>
          </table:table-cell>
          <table:table-cell office:value-type="float" office:value="-5.67138276586223" calcext:value-type="float">
            <text:p>-5.67138276586223</text:p>
          </table:table-cell>
          <table:table-cell office:value-type="float" office:value="0.0626458055626658" calcext:value-type="float">
            <text:p>0.062645805562666</text:p>
          </table:table-cell>
          <table:table-cell office:value-type="float" office:value="0.00152340219965195" calcext:value-type="float">
            <text:p>0.00152340219965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" calcext:value-type="float">
            <text:p>0.9</text:p>
          </table:table-cell>
          <table:table-cell office:value-type="float" office:value="-2.17828870388532" calcext:value-type="float">
            <text:p>-2.17828870388532</text:p>
          </table:table-cell>
          <table:table-cell office:value-type="float" office:value="1.09580400232065" calcext:value-type="float">
            <text:p>1.09580400232065</text:p>
          </table:table-cell>
          <table:table-cell office:value-type="float" office:value="-5.59756560795475" calcext:value-type="float">
            <text:p>-5.59756560795475</text:p>
          </table:table-cell>
          <table:table-cell office:value-type="float" office:value="0.0683156382098117" calcext:value-type="float">
            <text:p>0.068315638209812</text:p>
          </table:table-cell>
          <table:table-cell office:value-type="float" office:value="0.000467615063682133" calcext:value-type="float">
            <text:p>0.000467615063682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-2.41882138673527" calcext:value-type="float">
            <text:p>-2.41882138673527</text:p>
          </table:table-cell>
          <table:table-cell office:value-type="float" office:value="0.928901190671923" calcext:value-type="float">
            <text:p>0.928901190671923</text:p>
          </table:table-cell>
          <table:table-cell office:value-type="float" office:value="-5.51136039747788" calcext:value-type="float">
            <text:p>-5.51136039747788</text:p>
          </table:table-cell>
          <table:table-cell office:value-type="float" office:value="0.0716985409361371" calcext:value-type="float">
            <text:p>0.071698540936137</text:p>
          </table:table-cell>
          <table:table-cell office:value-type="float" office:value="0.000902350943199117" calcext:value-type="float">
            <text:p>0.000902350943199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99" calcext:value-type="float">
            <text:p>0.99</text:p>
          </table:table-cell>
          <table:table-cell office:value-type="float" office:value="-2.56937832077776" calcext:value-type="float">
            <text:p>-2.56937832077776</text:p>
          </table:table-cell>
          <table:table-cell office:value-type="float" office:value="0.776501123746876" calcext:value-type="float">
            <text:p>0.776501123746876</text:p>
          </table:table-cell>
          <table:table-cell office:value-type="float" office:value="-5.433574251854" calcext:value-type="float">
            <text:p>-5.433574251854</text:p>
          </table:table-cell>
          <table:table-cell office:value-type="float" office:value="0.076707136657295" calcext:value-type="float">
            <text:p>0.076707136657295</text:p>
          </table:table-cell>
          <table:table-cell office:value-type="float" office:value="0.000555292888122533" calcext:value-type="float">
            <text:p>0.000555292888123</text:p>
          </table:table-cell>
          <table:table-cell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-2.64201079598806" calcext:value-type="float">
            <text:p>-2.64201079598806</text:p>
          </table:table-cell>
          <table:table-cell office:value-type="float" office:value="0.73455346000323" calcext:value-type="float">
            <text:p>0.73455346000323</text:p>
          </table:table-cell>
          <table:table-cell office:value-type="float" office:value="-5.41306781531921" calcext:value-type="float">
            <text:p>-5.41306781531921</text:p>
          </table:table-cell>
          <table:table-cell office:value-type="float" office:value="0.0776204473285491" calcext:value-type="float">
            <text:p>0.077620447328549</text:p>
          </table:table-cell>
          <table:table-cell office:value-type="float" office:value="0.000697769352838183" calcext:value-type="float">
            <text:p>0.00069776935283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2.25392798797169" calcext:value-type="float">
            <text:p>-2.25392798797169</text:p>
          </table:table-cell>
          <table:table-cell office:value-type="float" office:value="1.01724551279869" calcext:value-type="float">
            <text:p>1.01724551279869</text:p>
          </table:table-cell>
          <table:table-cell office:value-type="float" office:value="-5.53475337053369" calcext:value-type="float">
            <text:p>-5.53475337053369</text:p>
          </table:table-cell>
          <table:table-cell table:number-columns-repeated="2" office:value-type="string" calcext:value-type="string">
            <text:p>missing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-2.28506650069226" calcext:value-type="float">
            <text:p>-2.28506650069226</text:p>
          </table:table-cell>
          <table:table-cell office:value-type="float" office:value="1.06432663189558" calcext:value-type="float">
            <text:p>1.06432663189558</text:p>
          </table:table-cell>
          <table:table-cell office:value-type="float" office:value="-5.55559055604484" calcext:value-type="float">
            <text:p>-5.55559055604484</text:p>
          </table:table-cell>
          <table:table-cell office:value-type="float" office:value="0.0676470947984536" calcext:value-type="float">
            <text:p>0.067647094798454</text:p>
          </table:table-cell>
          <table:table-cell office:value-type="float" office:value="0.0134877719930815" calcext:value-type="float">
            <text:p>0.01348777199308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-1.78261671026576" calcext:value-type="float">
            <text:p>-1.78261671026576</text:p>
          </table:table-cell>
          <table:table-cell office:value-type="float" office:value="1.24755872057272" calcext:value-type="float">
            <text:p>1.24755872057272</text:p>
          </table:table-cell>
          <table:table-cell office:value-type="float" office:value="-5.63196350149697" calcext:value-type="float">
            <text:p>-5.63196350149697</text:p>
          </table:table-cell>
          <table:table-cell office:value-type="float" office:value="0.0554233447743879" calcext:value-type="float">
            <text:p>0.055423344774388</text:p>
          </table:table-cell>
          <table:table-cell office:value-type="float" office:value="0.00732840482614343" calcext:value-type="float">
            <text:p>0.00732840482614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-1.74006435105165" calcext:value-type="float">
            <text:p>-1.74006435105165</text:p>
          </table:table-cell>
          <table:table-cell office:value-type="float" office:value="1.44607188358518" calcext:value-type="float">
            <text:p>1.44607188358518</text:p>
          </table:table-cell>
          <table:table-cell office:value-type="float" office:value="-5.7172065331335" calcext:value-type="float">
            <text:p>-5.7172065331335</text:p>
          </table:table-cell>
          <table:table-cell office:value-type="float" office:value="0.0512732610842089" calcext:value-type="float">
            <text:p>0.051273261084209</text:p>
          </table:table-cell>
          <table:table-cell office:value-type="float" office:value="0.00457385984164087" calcext:value-type="float">
            <text:p>0.00457385984164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" calcext:value-type="float">
            <text:p>0.15</text:p>
          </table:table-cell>
          <table:table-cell office:value-type="float" office:value="-1.45451372570921" calcext:value-type="float">
            <text:p>-1.45451372570921</text:p>
          </table:table-cell>
          <table:table-cell office:value-type="float" office:value="1.61905661757623" calcext:value-type="float">
            <text:p>1.61905661757623</text:p>
          </table:table-cell>
          <table:table-cell office:value-type="float" office:value="-5.78915946953782" calcext:value-type="float">
            <text:p>-5.78915946953782</text:p>
          </table:table-cell>
          <table:table-cell office:value-type="float" office:value="0.0473642914112411" calcext:value-type="float">
            <text:p>0.047364291411241</text:p>
          </table:table-cell>
          <table:table-cell office:value-type="float" office:value="0.00397838128398315" calcext:value-type="float">
            <text:p>0.003978381283983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-0.988182926225596" calcext:value-type="float">
            <text:p>-0.988182926225596</text:p>
          </table:table-cell>
          <table:table-cell office:value-type="float" office:value="1.88731828292347" calcext:value-type="float">
            <text:p>1.88731828292347</text:p>
          </table:table-cell>
          <table:table-cell office:value-type="float" office:value="-5.90065194266242" calcext:value-type="float">
            <text:p>-5.90065194266242</text:p>
          </table:table-cell>
          <table:table-cell office:value-type="float" office:value="0.046461940468042" calcext:value-type="float">
            <text:p>0.046461940468042</text:p>
          </table:table-cell>
          <table:table-cell office:value-type="float" office:value="0.000971762554214433" calcext:value-type="float">
            <text:p>0.000971762554214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-1.02142740788296" calcext:value-type="float">
            <text:p>-1.02142740788296</text:p>
          </table:table-cell>
          <table:table-cell office:value-type="float" office:value="2.05660888466221" calcext:value-type="float">
            <text:p>2.05660888466221</text:p>
          </table:table-cell>
          <table:table-cell office:value-type="float" office:value="-5.97350692172955" calcext:value-type="float">
            <text:p>-5.97350692172955</text:p>
          </table:table-cell>
          <table:table-cell office:value-type="float" office:value="0.0446024399413685" calcext:value-type="float">
            <text:p>0.044602439941369</text:p>
          </table:table-cell>
          <table:table-cell office:value-type="float" office:value="0.000423776151461933" calcext:value-type="float">
            <text:p>0.000423776151462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-0.908660047794896" calcext:value-type="float">
            <text:p>-0.908660047794896</text:p>
          </table:table-cell>
          <table:table-cell office:value-type="float" office:value="2.14066066031265" calcext:value-type="float">
            <text:p>2.14066066031265</text:p>
          </table:table-cell>
          <table:table-cell office:value-type="float" office:value="-6.00763420247293" calcext:value-type="float">
            <text:p>-6.00763420247293</text:p>
          </table:table-cell>
          <table:table-cell office:value-type="float" office:value="0.0425821967365543" calcext:value-type="float">
            <text:p>0.042582196736554</text:p>
          </table:table-cell>
          <table:table-cell office:value-type="float" office:value="0.00192160565231877" calcext:value-type="float">
            <text:p>0.00192160565231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0.825171789818437" calcext:value-type="float">
            <text:p>-0.825171789818437</text:p>
          </table:table-cell>
          <table:table-cell office:value-type="float" office:value="2.15726372162657" calcext:value-type="float">
            <text:p>2.15726372162657</text:p>
          </table:table-cell>
          <table:table-cell office:value-type="float" office:value="-6.01271570947348" calcext:value-type="float">
            <text:p>-6.01271570947348</text:p>
          </table:table-cell>
          <table:table-cell office:value-type="float" office:value="0.0429950131599612" calcext:value-type="float">
            <text:p>0.042995013159961</text:p>
          </table:table-cell>
          <table:table-cell office:value-type="float" office:value="0.00140649843373142" calcext:value-type="float">
            <text:p>0.00140649843373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  <table:table-cell office:value-type="float" office:value="-0.978048777589696" calcext:value-type="float">
            <text:p>-0.978048777589696</text:p>
          </table:table-cell>
          <table:table-cell office:value-type="float" office:value="2.14066066031265" calcext:value-type="float">
            <text:p>2.14066066031265</text:p>
          </table:table-cell>
          <table:table-cell office:value-type="float" office:value="-6.00763420247293" calcext:value-type="float">
            <text:p>-6.00763420247293</text:p>
          </table:table-cell>
          <table:table-cell office:value-type="float" office:value="0.0453586611771669" calcext:value-type="float">
            <text:p>0.045358661177167</text:p>
          </table:table-cell>
          <table:table-cell office:value-type="float" office:value="0.00000730648537003333" calcext:value-type="float">
            <text:p>7.30648537003333E-0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-1.021702831576" calcext:value-type="float">
            <text:p>-1.021702831576</text:p>
          </table:table-cell>
          <table:table-cell office:value-type="float" office:value="2.05660888466221" calcext:value-type="float">
            <text:p>2.05660888466221</text:p>
          </table:table-cell>
          <table:table-cell office:value-type="float" office:value="-5.97350692172955" calcext:value-type="float">
            <text:p>-5.97350692172955</text:p>
          </table:table-cell>
          <table:table-cell office:value-type="float" office:value="0.04932242949041" calcext:value-type="float">
            <text:p>0.04932242949041</text:p>
          </table:table-cell>
          <table:table-cell office:value-type="float" office:value="0.000266686716006217" calcext:value-type="float">
            <text:p>0.00026668671600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-1.25420011838555" calcext:value-type="float">
            <text:p>-1.25420011838555</text:p>
          </table:table-cell>
          <table:table-cell office:value-type="float" office:value="1.88731828292347" calcext:value-type="float">
            <text:p>1.88731828292347</text:p>
          </table:table-cell>
          <table:table-cell office:value-type="float" office:value="-5.90065194266242" calcext:value-type="float">
            <text:p>-5.90065194266242</text:p>
          </table:table-cell>
          <table:table-cell office:value-type="float" office:value="0.0513353662098542" calcext:value-type="float">
            <text:p>0.051335366209854</text:p>
          </table:table-cell>
          <table:table-cell office:value-type="float" office:value="0.000617398013767816" calcext:value-type="float">
            <text:p>0.000617398013768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-1.42357967599222" calcext:value-type="float">
            <text:p>-1.42357967599222</text:p>
          </table:table-cell>
          <table:table-cell office:value-type="float" office:value="1.61905661757623" calcext:value-type="float">
            <text:p>1.61905661757623</text:p>
          </table:table-cell>
          <table:table-cell office:value-type="float" office:value="-5.78915946953782" calcext:value-type="float">
            <text:p>-5.78915946953782</text:p>
          </table:table-cell>
          <table:table-cell office:value-type="float" office:value="0.0582326883991657" calcext:value-type="float">
            <text:p>0.058232688399166</text:p>
          </table:table-cell>
          <table:table-cell office:value-type="float" office:value="0.00127498169707082" calcext:value-type="float">
            <text:p>0.00127498169707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-1.75869453884777" calcext:value-type="float">
            <text:p>-1.75869453884777</text:p>
          </table:table-cell>
          <table:table-cell office:value-type="float" office:value="1.44607188358518" calcext:value-type="float">
            <text:p>1.44607188358518</text:p>
          </table:table-cell>
          <table:table-cell office:value-type="float" office:value="-5.7172065331335" calcext:value-type="float">
            <text:p>-5.7172065331335</text:p>
          </table:table-cell>
          <table:table-cell office:value-type="float" office:value="0.0601944797210196" calcext:value-type="float">
            <text:p>0.06019447972102</text:p>
          </table:table-cell>
          <table:table-cell office:value-type="float" office:value="0.000222847803786017" calcext:value-type="float">
            <text:p>0.00022284780378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-2.03781059319542" calcext:value-type="float">
            <text:p>-2.03781059319542</text:p>
          </table:table-cell>
          <table:table-cell office:value-type="float" office:value="1.24755872057272" calcext:value-type="float">
            <text:p>1.24755872057272</text:p>
          </table:table-cell>
          <table:table-cell office:value-type="float" office:value="-5.63196350149697" calcext:value-type="float">
            <text:p>-5.63196350149697</text:p>
          </table:table-cell>
          <table:table-cell office:value-type="float" office:value="0.0647646863199755" calcext:value-type="float">
            <text:p>0.064764686319976</text:p>
          </table:table-cell>
          <table:table-cell office:value-type="float" office:value="0.00025207374526615" calcext:value-type="float">
            <text:p>0.00025207374526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-2.26077148497363" calcext:value-type="float">
            <text:p>-2.26077148497363</text:p>
          </table:table-cell>
          <table:table-cell office:value-type="float" office:value="1.06432663189558" calcext:value-type="float">
            <text:p>1.06432663189558</text:p>
          </table:table-cell>
          <table:table-cell office:value-type="float" office:value="-5.55559055604484" calcext:value-type="float">
            <text:p>-5.55559055604484</text:p>
          </table:table-cell>
          <table:table-cell office:value-type="float" office:value="0.0679904996108452" calcext:value-type="float">
            <text:p>0.067990499610845</text:p>
          </table:table-cell>
          <table:table-cell office:value-type="float" office:value="0.00102290795180467" calcext:value-type="float">
            <text:p>0.00102290795180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2.26694145678732" calcext:value-type="float">
            <text:p>-2.26694145678732</text:p>
          </table:table-cell>
          <table:table-cell office:value-type="float" office:value="1.01724551279869" calcext:value-type="float">
            <text:p>1.01724551279869</text:p>
          </table:table-cell>
          <table:table-cell office:value-type="float" office:value="-5.53475337053369" calcext:value-type="float">
            <text:p>-5.53475337053369</text:p>
          </table:table-cell>
          <table:table-cell office:value-type="float" office:value="0.0689330362235795" calcext:value-type="float">
            <text:p>0.06893303622358</text:p>
          </table:table-cell>
          <table:table-cell office:value-type="float" office:value="0.0012713284543858" calcext:value-type="float">
            <text:p>0.001271328454386</text:p>
          </table:table-cell>
          <table:table-cell/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number-columns-repeated="7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0:24:27.122923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4:56:36.277289730</meta:creation-date>
    <dc:date>2022-10-03T10:25:08.902364635</dc:date>
    <meta:editing-duration>P1DT3H48M47S</meta:editing-duration>
    <meta:editing-cycles>9</meta:editing-cycles>
    <meta:generator>LibreOffice/6.0.7.3$Linux_X86_64 LibreOffice_project/00m0$Build-3</meta:generator>
    <meta:document-statistic meta:table-count="4" meta:cell-count="2877" meta:object-count="0"/>
  </office:meta>
</office:document-meta>
</file>